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1/settings.xml" manifest:media-type="text/xml"/>
  <manifest:file-entry manifest:full-path="Object 1/content.xml" manifest:media-type="text/xml"/>
  <manifest:file-entry manifest:full-path="Object 1/" manifest:version="1.2" manifest:media-type="application/vnd.oasis.opendocument.formula"/>
  <manifest:file-entry manifest:full-path="Object 39/Configurations2/" manifest:media-type="application/vnd.sun.xml.ui.configuration"/>
  <manifest:file-entry manifest:full-path="Object 39/content.xml" manifest:media-type="text/xml"/>
  <manifest:file-entry manifest:full-path="Object 39/settings.xml" manifest:media-type="text/xml"/>
  <manifest:file-entry manifest:full-path="Object 39/" manifest:version="1.2" manifest:media-type="application/vnd.oasis.opendocument.formula"/>
  <manifest:file-entry manifest:full-path="ObjectReplacements/Object 31" manifest:media-type="application/x-openoffice-gdimetafile;windows_formatname=&quot;GDIMetaFile&quot;"/>
  <manifest:file-entry manifest:full-path="ObjectReplacements/Object 1" manifest:media-type=""/>
  <manifest:file-entry manifest:full-path="ObjectReplacements/Object 39" manifest:media-type="application/x-openoffice-gdimetafile;windows_formatname=&quot;GDIMetaFile&quot;"/>
  <manifest:file-entry manifest:full-path="ObjectReplacements/Object 9" manifest:media-type="application/x-openoffice-gdimetafile;windows_formatname=&quot;GDIMetaFile&quot;"/>
  <manifest:file-entry manifest:full-path="ObjectReplacements/Object 32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Replacements/Object 33" manifest:media-type="application/x-openoffice-gdimetafile;windows_formatname=&quot;GDIMetaFile&quot;"/>
  <manifest:file-entry manifest:full-path="ObjectReplacements/Object 3" manifest:media-type="application/x-openoffice-gdimetafile;windows_formatname=&quot;GDIMetaFile&quot;"/>
  <manifest:file-entry manifest:full-path="ObjectReplacements/Object 4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5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6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7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8" manifest:media-type="application/x-openoffice-gdimetafile;windows_formatname=&quot;GDIMetaFile&quot;"/>
  <manifest:file-entry manifest:full-path="ObjectReplacements/Object 38" manifest:media-type="application/x-openoffice-gdimetafile;windows_formatname=&quot;GDIMetaFile&quot;"/>
  <manifest:file-entry manifest:full-path="ObjectReplacements/Object 14" manifest:media-type="application/x-openoffice-gdimetafile;windows_formatname=&quot;GDIMetaFile&quot;"/>
  <manifest:file-entry manifest:full-path="ObjectReplacements/Object 15" manifest:media-type="application/x-openoffice-gdimetafile;windows_formatname=&quot;GDIMetaFile&quot;"/>
  <manifest:file-entry manifest:full-path="ObjectReplacements/Object 10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13" manifest:media-type="application/x-openoffice-gdimetafile;windows_formatname=&quot;GDIMetaFile&quot;"/>
  <manifest:file-entry manifest:full-path="ObjectReplacements/Object 16" manifest:media-type="application/x-openoffice-gdimetafile;windows_formatname=&quot;GDIMetaFile&quot;"/>
  <manifest:file-entry manifest:full-path="ObjectReplacements/Object 19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11" manifest:media-type="application/x-openoffice-gdimetafile;windows_formatname=&quot;GDIMetaFile&quot;"/>
  <manifest:file-entry manifest:full-path="ObjectReplacements/Object 21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27" manifest:media-type="application/x-openoffice-gdimetafile;windows_formatname=&quot;GDIMetaFile&quot;"/>
  <manifest:file-entry manifest:full-path="ObjectReplacements/Object 17" manifest:media-type="application/x-openoffice-gdimetafile;windows_formatname=&quot;GDIMetaFile&quot;"/>
  <manifest:file-entry manifest:full-path="ObjectReplacements/Object 18" manifest:media-type="application/x-openoffice-gdimetafile;windows_formatname=&quot;GDIMetaFile&quot;"/>
  <manifest:file-entry manifest:full-path="ObjectReplacements/Object 23" manifest:media-type="application/x-openoffice-gdimetafile;windows_formatname=&quot;GDIMetaFile&quot;"/>
  <manifest:file-entry manifest:full-path="ObjectReplacements/Object 24" manifest:media-type="application/x-openoffice-gdimetafile;windows_formatname=&quot;GDIMetaFile&quot;"/>
  <manifest:file-entry manifest:full-path="ObjectReplacements/Object 28" manifest:media-type="application/x-openoffice-gdimetafile;windows_formatname=&quot;GDIMetaFile&quot;"/>
  <manifest:file-entry manifest:full-path="ObjectReplacements/Object 25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30" manifest:media-type="application/x-openoffice-gdimetafile;windows_formatname=&quot;GDIMetaFile&quot;"/>
  <manifest:file-entry manifest:full-path="ObjectReplacements/Object 29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41" manifest:media-type=""/>
  <manifest:file-entry manifest:full-path="ObjectReplacements/Object 42" manifest:media-type=""/>
  <manifest:file-entry manifest:full-path="ObjectReplacements/Object 43" manifest:media-type=""/>
  <manifest:file-entry manifest:full-path="ObjectReplacements/Object 40" manifest:media-type=""/>
  <manifest:file-entry manifest:full-path="ObjectReplacements/Object 48" manifest:media-type="application/x-openoffice-gdimetafile;windows_formatname=&quot;GDIMetaFile&quot;"/>
  <manifest:file-entry manifest:full-path="ObjectReplacements/Object 49" manifest:media-type="application/x-openoffice-gdimetafile;windows_formatname=&quot;GDIMetaFile&quot;"/>
  <manifest:file-entry manifest:full-path="ObjectReplacements/Object 50" manifest:media-type="application/x-openoffice-gdimetafile;windows_formatname=&quot;GDIMetaFile&quot;"/>
  <manifest:file-entry manifest:full-path="ObjectReplacements/Object 51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5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5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 9/settings.xml" manifest:media-type="text/xml"/>
  <manifest:file-entry manifest:full-path="Object 9/content.xml" manifest:media-type="text/xml"/>
  <manifest:file-entry manifest:full-path="Object 9/" manifest:version="1.2" manifest:media-type="application/vnd.oasis.opendocument.formula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2/content.xml" manifest:media-type="text/xml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33/content.xml" manifest:media-type="text/xml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/content.xml" manifest:media-type="text/xml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4/settings.xml" manifest:media-type="text/xml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34/content.xml" manifest:media-type="text/xml"/>
  <manifest:file-entry manifest:full-path="Object 34/settings.xml" manifest:media-type="text/xml"/>
  <manifest:file-entry manifest:full-path="Object 34/" manifest:version="1.2" manifest:media-type="application/vnd.oasis.opendocument.formula"/>
  <manifest:file-entry manifest:full-path="Object 5/settings.xml" manifest:media-type="text/xml"/>
  <manifest:file-entry manifest:full-path="Object 5/content.xml" manifest:media-type="text/xml"/>
  <manifest:file-entry manifest:full-path="Object 5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" manifest:version="1.2" manifest:media-type="application/vnd.oasis.opendocument.formula"/>
  <manifest:file-entry manifest:full-path="Object 6/content.xml" manifest:media-type="text/xml"/>
  <manifest:file-entry manifest:full-path="Object 6/settings.xml" manifest:media-type="text/xml"/>
  <manifest:file-entry manifest:full-path="Object 6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" manifest:version="1.2" manifest:media-type="application/vnd.oasis.opendocument.formula"/>
  <manifest:file-entry manifest:full-path="Object 7/settings.xml" manifest:media-type="text/xml"/>
  <manifest:file-entry manifest:full-path="Object 7/content.xml" manifest:media-type="text/xml"/>
  <manifest:file-entry manifest:full-path="Object 7/" manifest:version="1.2" manifest:media-type="application/vnd.oasis.opendocument.formula"/>
  <manifest:file-entry manifest:full-path="Object 37/content.xml" manifest:media-type="text/xml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38/content.xml" manifest:media-type="text/xml"/>
  <manifest:file-entry manifest:full-path="Object 38/settings.xml" manifest:media-type="text/xml"/>
  <manifest:file-entry manifest:full-path="Object 38/" manifest:version="1.2" manifest:media-type="application/vnd.oasis.opendocument.formula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Object 15/settings.xml" manifest:media-type="text/xml"/>
  <manifest:file-entry manifest:full-path="Object 15/content.xml" manifest:media-type="text/xml"/>
  <manifest:file-entry manifest:full-path="Object 15/" manifest:version="1.2" manifest:media-type="application/vnd.oasis.opendocument.formula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12/content.xml" manifest:media-type="text/xml"/>
  <manifest:file-entry manifest:full-path="Object 12/settings.xml" manifest:media-type="text/xml"/>
  <manifest:file-entry manifest:full-path="Object 12/" manifest:version="1.2" manifest:media-type="application/vnd.oasis.opendocument.formula"/>
  <manifest:file-entry manifest:full-path="Object 13/content.xml" manifest:media-type="text/xml"/>
  <manifest:file-entry manifest:full-path="Object 13/settings.xml" manifest:media-type="text/xml"/>
  <manifest:file-entry manifest:full-path="Object 13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11/content.xml" manifest:media-type="text/xml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22/settings.xml" manifest:media-type="text/xml"/>
  <manifest:file-entry manifest:full-path="Object 22/content.xml" manifest:media-type="text/xml"/>
  <manifest:file-entry manifest:full-path="Object 22/Configurations2/" manifest:media-type="application/vnd.sun.xml.ui.configuration"/>
  <manifest:file-entry manifest:full-path="Object 22/" manifest:version="1.2" manifest:media-type="application/vnd.oasis.opendocument.formula"/>
  <manifest:file-entry manifest:full-path="Object 27/content.xml" manifest:media-type="text/xml"/>
  <manifest:file-entry manifest:full-path="Object 27/settings.xml" manifest:media-type="text/xml"/>
  <manifest:file-entry manifest:full-path="Object 27/" manifest:version="1.2" manifest:media-type="application/vnd.oasis.opendocument.formula"/>
  <manifest:file-entry manifest:full-path="Object 17/content.xml" manifest:media-type="text/xml"/>
  <manifest:file-entry manifest:full-path="Object 17/settings.xml" manifest:media-type="text/xml"/>
  <manifest:file-entry manifest:full-path="Object 17/" manifest:version="1.2" manifest:media-type="application/vnd.oasis.opendocument.formula"/>
  <manifest:file-entry manifest:full-path="manifest.rdf" manifest:media-type="application/rdf+xml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content.xml" manifest:media-type="text/xml"/>
  <manifest:file-entry manifest:full-path="Object 23/" manifest:version="1.2" manifest:media-type="application/vnd.oasis.opendocument.formula"/>
  <manifest:file-entry manifest:full-path="Object 24/content.xml" manifest:media-type="text/xml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8/settings.xml" manifest:media-type="text/xml"/>
  <manifest:file-entry manifest:full-path="Object 28/content.xml" manifest:media-type="text/xml"/>
  <manifest:file-entry manifest:full-path="Object 28/" manifest:version="1.2" manifest:media-type="application/vnd.oasis.opendocument.formula"/>
  <manifest:file-entry manifest:full-path="Object 25/content.xml" manifest:media-type="text/xml"/>
  <manifest:file-entry manifest:full-path="Object 25/settings.xml" manifest:media-type="text/xml"/>
  <manifest:file-entry manifest:full-path="Object 25/" manifest:version="1.2" manifest:media-type="application/vnd.oasis.opendocument.formula"/>
  <manifest:file-entry manifest:full-path="Object 26/settings.xml" manifest:media-type="text/xml"/>
  <manifest:file-entry manifest:full-path="Object 26/content.xml" manifest:media-type="text/xml"/>
  <manifest:file-entry manifest:full-path="Object 26/" manifest:version="1.2" manifest:media-type="application/vnd.oasis.opendocument.formula"/>
  <manifest:file-entry manifest:full-path="Object 30/content.xml" manifest:media-type="text/xml"/>
  <manifest:file-entry manifest:full-path="Object 30/settings.xml" manifest:media-type="text/xml"/>
  <manifest:file-entry manifest:full-path="Object 30/" manifest:version="1.2" manifest:media-type="application/vnd.oasis.opendocument.formula"/>
  <manifest:file-entry manifest:full-path="Object 29/content.xml" manifest:media-type="text/xml"/>
  <manifest:file-entry manifest:full-path="Object 29/settings.xml" manifest:media-type="text/xml"/>
  <manifest:file-entry manifest:full-path="Object 29/" manifest:version="1.2" manifest:media-type="application/vnd.oasis.opendocument.formula"/>
  <manifest:file-entry manifest:full-path="Object 44/content.xml" manifest:media-type="text/xml"/>
  <manifest:file-entry manifest:full-path="Object 44/settings.xml" manifest:media-type="text/xml"/>
  <manifest:file-entry manifest:full-path="Object 44/" manifest:version="1.2" manifest:media-type="application/vnd.oasis.opendocument.formula"/>
  <manifest:file-entry manifest:full-path="Object 45/Configurations2/" manifest:media-type="application/vnd.sun.xml.ui.configuration"/>
  <manifest:file-entry manifest:full-path="Object 45/content.xml" manifest:media-type="text/xml"/>
  <manifest:file-entry manifest:full-path="Object 45/settings.xml" manifest:media-type="text/xml"/>
  <manifest:file-entry manifest:full-path="Object 45/" manifest:version="1.2" manifest:media-type="application/vnd.oasis.opendocument.formula"/>
  <manifest:file-entry manifest:full-path="content.xml" manifest:media-type="text/xml"/>
  <manifest:file-entry manifest:full-path="Object 46/content.xml" manifest:media-type="text/xml"/>
  <manifest:file-entry manifest:full-path="Object 46/settings.xml" manifest:media-type="text/xml"/>
  <manifest:file-entry manifest:full-path="Object 46/" manifest:version="1.2" manifest:media-type="application/vnd.oasis.opendocument.formula"/>
  <manifest:file-entry manifest:full-path="layout-cache" manifest:media-type="application/binary"/>
  <manifest:file-entry manifest:full-path="Object 47/content.xml" manifest:media-type="text/xml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" manifest:version="1.2" manifest:media-type="application/vnd.oasis.opendocument.formula"/>
  <manifest:file-entry manifest:full-path="styles.xml" manifest:media-type="text/xml"/>
  <manifest:file-entry manifest:full-path="Object 41/Configurations2/" manifest:media-type="application/vnd.sun.xml.ui.configuration"/>
  <manifest:file-entry manifest:full-path="Object 41/settings.xml" manifest:media-type="text/xml"/>
  <manifest:file-entry manifest:full-path="Object 41/content.xml" manifest:media-type="text/xml"/>
  <manifest:file-entry manifest:full-path="Object 41/" manifest:version="1.2" manifest:media-type="application/vnd.oasis.opendocument.formula"/>
  <manifest:file-entry manifest:full-path="Object 42/Configurations2/" manifest:media-type="application/vnd.sun.xml.ui.configuration"/>
  <manifest:file-entry manifest:full-path="Object 42/settings.xml" manifest:media-type="text/xml"/>
  <manifest:file-entry manifest:full-path="Object 42/content.xml" manifest:media-type="text/xml"/>
  <manifest:file-entry manifest:full-path="Object 42/" manifest:version="1.2" manifest:media-type="application/vnd.oasis.opendocument.formula"/>
  <manifest:file-entry manifest:full-path="Object 43/Configurations2/" manifest:media-type="application/vnd.sun.xml.ui.configuration"/>
  <manifest:file-entry manifest:full-path="Object 43/settings.xml" manifest:media-type="text/xml"/>
  <manifest:file-entry manifest:full-path="Object 43/content.xml" manifest:media-type="text/xml"/>
  <manifest:file-entry manifest:full-path="Object 43/" manifest:version="1.2" manifest:media-type="application/vnd.oasis.opendocument.formula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" manifest:version="1.2" manifest:media-type="application/vnd.oasis.opendocument.formula"/>
  <manifest:file-entry manifest:full-path="Object 49/settings.xml" manifest:media-type="text/xml"/>
  <manifest:file-entry manifest:full-path="Object 49/content.xml" manifest:media-type="text/xml"/>
  <manifest:file-entry manifest:full-path="Object 49/" manifest:version="1.2" manifest:media-type="application/vnd.oasis.opendocument.formula"/>
  <manifest:file-entry manifest:full-path="Object 50/Configurations2/" manifest:media-type="application/vnd.sun.xml.ui.configuration"/>
  <manifest:file-entry manifest:full-path="Object 50/content.xml" manifest:media-type="text/xml"/>
  <manifest:file-entry manifest:full-path="Object 50/settings.xml" manifest:media-type="text/xml"/>
  <manifest:file-entry manifest:full-path="Object 50/" manifest:version="1.2" manifest:media-type="application/vnd.oasis.opendocument.formula"/>
  <manifest:file-entry manifest:full-path="Object 51/Configurations2/" manifest:media-type="application/vnd.sun.xml.ui.configuration"/>
  <manifest:file-entry manifest:full-path="Object 51/content.xml" manifest:media-type="text/xml"/>
  <manifest:file-entry manifest:full-path="Object 51/settings.xml" manifest:media-type="text/xml"/>
  <manifest:file-entry manifest:full-path="Object 51/" manifest:version="1.2" manifest:media-type="application/vnd.oasis.opendocument.formula"/>
  <manifest:file-entry manifest:full-path="Object 52/settings.xml" manifest:media-type="text/xml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" manifest:version="1.2" manifest:media-type="application/vnd.oasis.opendocument.formula"/>
  <manifest:file-entry manifest:full-path="settings.xml" manifest:media-type="text/xml"/>
  <manifest:file-entry manifest:full-path="Object 53/settings.xml" manifest:media-type="text/xml"/>
  <manifest:file-entry manifest:full-path="Object 53/content.xml" manifest:media-type="text/xml"/>
  <manifest:file-entry manifest:full-path="Object 5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settings.xml" manifest:media-type="text/xml"/>
  <manifest:file-entry manifest:full-path="Object 54/content.xml" manifest:media-type="text/xml"/>
  <manifest:file-entry manifest:full-path="Object 54/" manifest:version="1.2" manifest:media-type="application/vnd.oasis.opendocument.formula"/>
  <manifest:file-entry manifest:full-path="Object 55/settings.xml" manifest:media-type="text/xml"/>
  <manifest:file-entry manifest:full-path="Object 55/content.xml" manifest:media-type="text/xml"/>
  <manifest:file-entry manifest:full-path="Object 55/" manifest:version="1.2" manifest:media-type="application/vnd.oasis.opendocument.formula"/>
  <manifest:file-entry manifest:full-path="Object 56/content.xml" manifest:media-type="text/xml"/>
  <manifest:file-entry manifest:full-path="Object 56/settings.xml" manifest:media-type="text/xml"/>
  <manifest:file-entry manifest:full-path="Object 56/" manifest:version="1.2" manifest:media-type="application/vnd.oasis.opendocument.formula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1" svg:font-family="'Liberation Serif'" style:font-family-generic="roman"/>
    <style:font-face style:name="Arial2" svg:font-family="Arial" style:font-family-generic="swiss"/>
    <style:font-face style:name="OpenSymbol" svg:font-family="OpenSymbo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imSun1" svg:font-family="SimSun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iberationSerif" fo:font-size="18pt"/>
    </style:style>
    <style:style style:name="P2" style:family="paragraph" style:parent-style-name="Standard">
      <style:text-properties style:font-name="LiberationSerif" fo:font-size="18pt" officeooo:paragraph-rsid="00476f3a"/>
    </style:style>
    <style:style style:name="P3" style:family="paragraph" style:parent-style-name="Standard">
      <style:text-properties style:font-name="LiberationSerif" fo:font-size="18pt" officeooo:paragraph-rsid="0047cbba"/>
    </style:style>
    <style:style style:name="P4" style:family="paragraph" style:parent-style-name="Standard">
      <style:text-properties style:font-name="LiberationSerif" fo:font-size="18pt" officeooo:paragraph-rsid="0048cd94"/>
    </style:style>
    <style:style style:name="P5" style:family="paragraph" style:parent-style-name="Standard">
      <style:text-properties style:font-name="LiberationSerif" fo:font-size="18pt" officeooo:paragraph-rsid="0048e3d1"/>
    </style:style>
    <style:style style:name="P6" style:family="paragraph" style:parent-style-name="Standard">
      <style:text-properties officeooo:paragraph-rsid="0048e3d1"/>
    </style:style>
    <style:style style:name="P7" style:family="paragraph" style:parent-style-name="Standard">
      <style:text-properties fo:font-style="normal" officeooo:rsid="00392ff0" style:font-style-asian="normal" style:font-style-complex="normal"/>
    </style:style>
    <style:style style:name="P8" style:family="paragraph" style:parent-style-name="Standard">
      <style:text-properties fo:font-style="normal" officeooo:rsid="00392ff0" officeooo:paragraph-rsid="004c37a3" style:font-style-asian="normal" style:font-style-complex="normal"/>
    </style:style>
    <style:style style:name="P9" style:family="paragraph" style:parent-style-name="Standard">
      <style:text-properties fo:font-style="normal" officeooo:rsid="00392ff0" officeooo:paragraph-rsid="004e0341" style:font-style-asian="normal" style:font-style-complex="normal"/>
    </style:style>
    <style:style style:name="P10" style:family="paragraph" style:parent-style-name="Standard">
      <style:text-properties fo:font-style="normal" officeooo:rsid="00392ff0" officeooo:paragraph-rsid="004e2726" style:font-style-asian="normal" style:font-style-complex="normal"/>
    </style:style>
    <style:style style:name="P11" style:family="paragraph" style:parent-style-name="Standard">
      <style:text-properties fo:font-style="normal" officeooo:rsid="00392ff0" officeooo:paragraph-rsid="0053b2bd" style:font-style-asian="normal" style:font-style-complex="normal"/>
    </style:style>
    <style:style style:name="P12" style:family="paragraph" style:parent-style-name="Standard">
      <style:text-properties fo:font-style="normal" officeooo:rsid="00392ff0" officeooo:paragraph-rsid="0057834d" style:font-style-asian="normal" style:font-style-complex="normal"/>
    </style:style>
    <style:style style:name="P13" style:family="paragraph" style:parent-style-name="Standard">
      <style:text-properties fo:font-style="normal" officeooo:rsid="00392ff0" officeooo:paragraph-rsid="0058d12d" style:font-style-asian="normal" style:font-style-complex="normal"/>
    </style:style>
    <style:style style:name="P14" style:family="paragraph" style:parent-style-name="Standard">
      <style:text-properties fo:font-style="normal" officeooo:rsid="005b59fb" officeooo:paragraph-rsid="005b59fb" style:font-style-asian="normal" style:font-style-complex="normal"/>
    </style:style>
    <style:style style:name="P15" style:family="paragraph" style:parent-style-name="Standard">
      <style:text-properties officeooo:paragraph-rsid="004c37a3"/>
    </style:style>
    <style:style style:name="P16" style:family="paragraph" style:parent-style-name="Standard">
      <style:text-properties officeooo:paragraph-rsid="0057834d"/>
    </style:style>
    <style:style style:name="P17" style:family="paragraph" style:parent-style-name="Standard">
      <style:paragraph-properties fo:text-align="start" style:justify-single-word="false"/>
      <style:text-properties officeooo:rsid="006586f0" officeooo:paragraph-rsid="006586f0"/>
    </style:style>
    <style:style style:name="P18" style:family="paragraph" style:parent-style-name="Standard">
      <style:paragraph-properties fo:text-align="center" style:justify-single-word="false"/>
    </style:style>
    <style:style style:name="P19" style:family="paragraph" style:parent-style-name="Standard">
      <style:paragraph-properties fo:text-align="start" style:justify-single-word="false"/>
      <style:text-properties officeooo:rsid="00699488" officeooo:paragraph-rsid="00699488"/>
    </style:style>
    <style:style style:name="P20" style:family="paragraph" style:parent-style-name="Standard">
      <style:text-properties officeooo:rsid="006fe0cb" officeooo:paragraph-rsid="006fe0cb"/>
    </style:style>
    <style:style style:name="P21" style:family="paragraph" style:parent-style-name="Standard">
      <style:text-properties officeooo:rsid="006fe0cb" officeooo:paragraph-rsid="0075433c"/>
    </style:style>
    <style:style style:name="P22" style:family="paragraph" style:parent-style-name="Standard">
      <style:text-properties officeooo:rsid="006fe0cb" officeooo:paragraph-rsid="007620d3"/>
    </style:style>
    <style:style style:name="P23" style:family="paragraph" style:parent-style-name="Standard">
      <style:text-properties officeooo:rsid="0070f5d4" officeooo:paragraph-rsid="0070f5d4"/>
    </style:style>
    <style:style style:name="P24" style:family="paragraph" style:parent-style-name="Standard">
      <style:text-properties officeooo:rsid="0070f5d4" officeooo:paragraph-rsid="0075a5bd"/>
    </style:style>
    <style:style style:name="P25" style:family="paragraph" style:parent-style-name="Standard">
      <style:text-properties officeooo:rsid="00784891" officeooo:paragraph-rsid="00784891"/>
    </style:style>
    <style:style style:name="P26" style:family="paragraph" style:parent-style-name="Standard">
      <style:paragraph-properties fo:margin-top="0cm" fo:margin-bottom="0.499cm" loext:contextual-spacing="false"/>
    </style:style>
    <style:style style:name="P27" style:family="paragraph" style:parent-style-name="Question" style:list-style-name="Numbering_20_123"/>
    <style:style style:name="P28" style:family="paragraph" style:parent-style-name="Question" style:list-style-name="Numbering_20_123">
      <style:text-properties officeooo:paragraph-rsid="0081a1e8"/>
    </style:style>
    <style:style style:name="P29" style:family="paragraph" style:parent-style-name="Question" style:list-style-name="Numbering_20_123">
      <style:text-properties officeooo:paragraph-rsid="0081ed2e"/>
    </style:style>
    <style:style style:name="P30" style:family="paragraph" style:parent-style-name="Question" style:list-style-name="Numbering_20_123">
      <style:text-properties officeooo:paragraph-rsid="008348de"/>
    </style:style>
    <style:style style:name="P31" style:family="paragraph" style:parent-style-name="Question" style:list-style-name="Numbering_20_123">
      <style:text-properties officeooo:paragraph-rsid="0084adc1"/>
    </style:style>
    <style:style style:name="P32" style:family="paragraph" style:parent-style-name="Question" style:list-style-name="Numbering_20_123">
      <style:text-properties officeooo:paragraph-rsid="00855c79"/>
    </style:style>
    <style:style style:name="P33" style:family="paragraph" style:parent-style-name="Question" style:list-style-name="Numbering_20_123">
      <style:text-properties officeooo:paragraph-rsid="0086b087"/>
    </style:style>
    <style:style style:name="P34" style:family="paragraph" style:parent-style-name="Question" style:list-style-name="Numbering_20_123">
      <style:text-properties officeooo:paragraph-rsid="008830a7"/>
    </style:style>
    <style:style style:name="P35" style:family="paragraph" style:parent-style-name="Question" style:list-style-name="Numbering_20_123">
      <style:text-properties officeooo:paragraph-rsid="00892c87"/>
    </style:style>
    <style:style style:name="P36" style:family="paragraph" style:parent-style-name="Question" style:list-style-name="Numbering_20_123">
      <style:text-properties officeooo:paragraph-rsid="008a3036"/>
    </style:style>
    <style:style style:name="P37" style:family="paragraph" style:parent-style-name="Question" style:list-style-name="Numbering_20_123">
      <style:text-properties officeooo:paragraph-rsid="009624fd"/>
    </style:style>
    <style:style style:name="P38" style:family="paragraph" style:parent-style-name="Question" style:list-style-name="Numbering_20_123">
      <style:text-properties style:font-name="LiberationSerif" fo:font-size="18pt"/>
    </style:style>
    <style:style style:name="P39" style:family="paragraph" style:parent-style-name="Question">
      <style:text-properties officeooo:paragraph-rsid="0048cd94"/>
    </style:style>
    <style:style style:name="P40" style:family="paragraph" style:parent-style-name="Question">
      <style:text-properties officeooo:paragraph-rsid="0048e3d1"/>
    </style:style>
    <style:style style:name="P41" style:family="paragraph" style:parent-style-name="Question" style:list-style-name="Numbering_20_123">
      <style:text-properties fo:font-style="normal" officeooo:rsid="00392ff0" officeooo:paragraph-rsid="0084adc1" style:font-style-asian="normal" style:font-style-complex="normal"/>
    </style:style>
    <style:style style:name="P42" style:family="paragraph" style:parent-style-name="Question" style:list-style-name="Numbering_20_123">
      <style:text-properties fo:font-style="normal" officeooo:rsid="00392ff0" officeooo:paragraph-rsid="008830a7" style:font-style-asian="normal" style:font-style-complex="normal"/>
    </style:style>
    <style:style style:name="P43" style:family="paragraph" style:parent-style-name="Question">
      <style:text-properties officeooo:paragraph-rsid="004c37a3"/>
    </style:style>
    <style:style style:name="P44" style:family="paragraph" style:parent-style-name="Question">
      <style:text-properties officeooo:paragraph-rsid="004e2726"/>
    </style:style>
    <style:style style:name="P45" style:family="paragraph" style:parent-style-name="Question">
      <style:text-properties officeooo:paragraph-rsid="0058d12d"/>
    </style:style>
    <style:style style:name="P46" style:family="paragraph" style:parent-style-name="Question" style:list-style-name="Numbering_20_123">
      <style:paragraph-properties fo:text-align="start" style:justify-single-word="false"/>
      <style:text-properties officeooo:rsid="006586f0" officeooo:paragraph-rsid="008830a7"/>
    </style:style>
    <style:style style:name="P47" style:family="paragraph" style:parent-style-name="Question" style:list-style-name="Numbering_20_123">
      <style:text-properties officeooo:rsid="006586f0" officeooo:paragraph-rsid="008830a7"/>
    </style:style>
    <style:style style:name="P48" style:family="paragraph" style:parent-style-name="Question" style:list-style-name="Numbering_20_123">
      <style:paragraph-properties fo:text-align="start" style:justify-single-word="false"/>
      <style:text-properties officeooo:rsid="00699488" officeooo:paragraph-rsid="008830a7"/>
    </style:style>
    <style:style style:name="P49" style:family="paragraph" style:parent-style-name="Question" style:list-style-name="Numbering_20_123">
      <style:text-properties officeooo:rsid="0075433c" officeooo:paragraph-rsid="0094d73e"/>
    </style:style>
    <style:style style:name="P50" style:family="paragraph" style:parent-style-name="Question">
      <style:paragraph-properties fo:break-before="column"/>
    </style:style>
    <style:style style:name="P51" style:family="paragraph" style:parent-style-name="Question" style:list-style-name="Numbering_20_123">
      <style:paragraph-properties fo:break-before="column"/>
      <style:text-properties officeooo:paragraph-rsid="00855c79"/>
    </style:style>
    <style:style style:name="P52" style:family="paragraph" style:parent-style-name="Question">
      <style:paragraph-properties fo:break-before="column"/>
      <style:text-properties officeooo:paragraph-rsid="0058d12d"/>
    </style:style>
    <style:style style:name="P53" style:family="paragraph" style:parent-style-name="Question" style:list-style-name="Numbering_20_123">
      <style:paragraph-properties fo:break-before="page"/>
      <style:text-properties officeooo:paragraph-rsid="0086b087"/>
    </style:style>
    <style:style style:name="P54" style:family="paragraph" style:parent-style-name="Question" style:list-style-name="Numbering_20_123">
      <style:paragraph-properties fo:break-before="page"/>
      <style:text-properties officeooo:paragraph-rsid="008830a7"/>
    </style:style>
    <style:style style:name="P55" style:family="paragraph" style:parent-style-name="Standard" style:list-style-name="Réponse"/>
    <style:style style:name="P56" style:family="paragraph" style:parent-style-name="Standard" style:list-style-name="Réponse">
      <style:text-properties style:font-name="LiberationSerif" fo:font-size="18pt"/>
    </style:style>
    <style:style style:name="P57" style:family="paragraph" style:parent-style-name="Standard" style:list-style-name="Réponse">
      <style:text-properties style:font-name="LiberationSerif" fo:font-size="18pt" officeooo:paragraph-rsid="00476f3a"/>
    </style:style>
    <style:style style:name="P58" style:family="paragraph" style:parent-style-name="Standard" style:list-style-name="Réponse">
      <style:text-properties style:font-name="LiberationSerif" fo:font-size="18pt" officeooo:paragraph-rsid="0047cbba"/>
    </style:style>
    <style:style style:name="P59" style:family="paragraph" style:parent-style-name="Standard" style:list-style-name="Réponse">
      <style:text-properties style:font-name="LiberationSerif" fo:font-size="18pt" officeooo:paragraph-rsid="0048cd94"/>
    </style:style>
    <style:style style:name="P60" style:family="paragraph" style:parent-style-name="Standard" style:list-style-name="Réponse">
      <style:text-properties style:font-name="LiberationSerif" fo:font-size="18pt" officeooo:paragraph-rsid="0048e3d1"/>
    </style:style>
    <style:style style:name="P61" style:family="paragraph" style:parent-style-name="Standard" style:list-style-name="Réponse">
      <style:text-properties style:font-name="LiberationSerif" fo:font-size="18pt" officeooo:paragraph-rsid="007d1fd0"/>
    </style:style>
    <style:style style:name="P62" style:family="paragraph" style:parent-style-name="Standard" style:list-style-name="Réponse">
      <style:text-properties style:font-name="LiberationSerif" fo:font-size="18pt" officeooo:paragraph-rsid="0084adc1"/>
    </style:style>
    <style:style style:name="P63" style:family="paragraph" style:parent-style-name="Standard" style:list-style-name="Réponse">
      <style:text-properties fo:font-style="normal" officeooo:rsid="00392ff0" style:font-style-asian="normal" style:font-style-complex="normal"/>
    </style:style>
    <style:style style:name="P64" style:family="paragraph" style:parent-style-name="Standard" style:list-style-name="Réponse">
      <style:text-properties fo:font-style="normal" officeooo:rsid="00392ff0" officeooo:paragraph-rsid="004c37a3" style:font-style-asian="normal" style:font-style-complex="normal"/>
    </style:style>
    <style:style style:name="P65" style:family="paragraph" style:parent-style-name="Standard" style:list-style-name="Réponse">
      <style:text-properties fo:font-style="normal" officeooo:rsid="00392ff0" officeooo:paragraph-rsid="004e0341" style:font-style-asian="normal" style:font-style-complex="normal"/>
    </style:style>
    <style:style style:name="P66" style:family="paragraph" style:parent-style-name="Standard" style:list-style-name="Réponse">
      <style:text-properties fo:font-style="normal" officeooo:rsid="00392ff0" officeooo:paragraph-rsid="004e2726" style:font-style-asian="normal" style:font-style-complex="normal"/>
    </style:style>
    <style:style style:name="P67" style:family="paragraph" style:parent-style-name="Standard" style:list-style-name="Réponse">
      <style:text-properties fo:font-style="normal" officeooo:rsid="00392ff0" officeooo:paragraph-rsid="0053b2bd" style:font-style-asian="normal" style:font-style-complex="normal"/>
    </style:style>
    <style:style style:name="P68" style:family="paragraph" style:parent-style-name="Standard" style:list-style-name="Réponse">
      <style:text-properties fo:font-style="normal" officeooo:rsid="00392ff0" officeooo:paragraph-rsid="0058d12d" style:font-style-asian="normal" style:font-style-complex="normal"/>
    </style:style>
    <style:style style:name="P69" style:family="paragraph" style:parent-style-name="Standard" style:list-style-name="Réponse">
      <style:text-properties fo:font-style="normal" officeooo:rsid="00392ff0" officeooo:paragraph-rsid="008db465" style:font-style-asian="normal" style:font-style-complex="normal"/>
    </style:style>
    <style:style style:name="P70" style:family="paragraph" style:parent-style-name="Standard" style:list-style-name="Réponse">
      <style:text-properties fo:font-style="normal" officeooo:rsid="00392ff0" officeooo:paragraph-rsid="0057834d" style:font-style-asian="normal" style:font-style-complex="normal"/>
    </style:style>
    <style:style style:name="P71" style:family="paragraph" style:parent-style-name="Standard" style:list-style-name="Réponse">
      <style:text-properties fo:font-style="normal" officeooo:rsid="00392ff0" officeooo:paragraph-rsid="0055b0db" style:font-style-asian="normal" style:font-style-complex="normal"/>
    </style:style>
    <style:style style:name="P72" style:family="paragraph" style:parent-style-name="Standard" style:list-style-name="Réponse">
      <style:text-properties fo:font-style="normal" officeooo:rsid="00855c79" officeooo:paragraph-rsid="00855c79" style:font-style-asian="normal" style:font-style-complex="normal"/>
    </style:style>
    <style:style style:name="P73" style:family="paragraph" style:parent-style-name="Standard" style:list-style-name="Réponse">
      <style:text-properties fo:font-style="normal" officeooo:rsid="008db465" officeooo:paragraph-rsid="008db465" style:font-style-asian="normal" style:font-style-complex="normal"/>
    </style:style>
    <style:style style:name="P74" style:family="paragraph" style:parent-style-name="Standard" style:list-style-name="Réponse">
      <style:text-properties fo:font-style="normal" officeooo:rsid="0095f2ba" officeooo:paragraph-rsid="0095f2ba" style:font-style-asian="normal" style:font-style-complex="normal"/>
    </style:style>
    <style:style style:name="P75" style:family="paragraph" style:parent-style-name="Standard" style:list-style-name="Réponse">
      <style:text-properties fo:font-style="normal" officeooo:rsid="005b59fb" officeooo:paragraph-rsid="005b59fb" style:font-style-asian="normal" style:font-style-complex="normal"/>
    </style:style>
    <style:style style:name="P76" style:family="paragraph" style:parent-style-name="Standard" style:list-style-name="Réponse">
      <style:text-properties fo:font-style="normal" officeooo:rsid="005b59fb" officeooo:paragraph-rsid="006336e4" style:font-style-asian="normal" style:font-style-complex="normal"/>
    </style:style>
    <style:style style:name="P77" style:family="paragraph" style:parent-style-name="Standard" style:list-style-name="Réponse">
      <style:text-properties fo:font-style="normal" officeooo:rsid="005d24a1" officeooo:paragraph-rsid="005d24a1" style:font-style-asian="normal" style:font-style-complex="normal"/>
    </style:style>
    <style:style style:name="P78" style:family="paragraph" style:parent-style-name="Standard" style:list-style-name="Réponse">
      <style:text-properties fo:font-style="normal" officeooo:rsid="006336e4" officeooo:paragraph-rsid="006336e4" style:font-style-asian="normal" style:font-style-complex="normal"/>
    </style:style>
    <style:style style:name="P79" style:family="paragraph" style:parent-style-name="Standard" style:list-style-name="Réponse">
      <style:text-properties fo:font-style="normal" officeooo:rsid="00968cf4" officeooo:paragraph-rsid="00968cf4" style:font-style-asian="normal" style:font-style-complex="normal"/>
    </style:style>
    <style:style style:name="P80" style:family="paragraph" style:parent-style-name="Standard" style:list-style-name="Réponse">
      <style:paragraph-properties fo:text-align="start" style:justify-single-word="false"/>
      <style:text-properties officeooo:rsid="006704fd" officeooo:paragraph-rsid="006704fd"/>
    </style:style>
    <style:style style:name="P81" style:family="paragraph" style:parent-style-name="Standard" style:list-style-name="Réponse">
      <style:paragraph-properties fo:text-align="start" style:justify-single-word="false"/>
      <style:text-properties officeooo:rsid="006586f0" officeooo:paragraph-rsid="006704fd"/>
    </style:style>
    <style:style style:name="P82" style:family="paragraph" style:parent-style-name="Standard" style:list-style-name="Réponse">
      <style:paragraph-properties fo:text-align="start" style:justify-single-word="false"/>
      <style:text-properties officeooo:rsid="006586f0" officeooo:paragraph-rsid="006586f0"/>
    </style:style>
    <style:style style:name="P83" style:family="paragraph" style:parent-style-name="Standard" style:list-style-name="Réponse">
      <style:paragraph-properties fo:text-align="start" style:justify-single-word="false"/>
      <style:text-properties officeooo:rsid="0068d1c8" officeooo:paragraph-rsid="0068d1c8"/>
    </style:style>
    <style:style style:name="P84" style:family="paragraph" style:parent-style-name="Standard" style:list-style-name="Réponse">
      <style:paragraph-properties fo:text-align="start" style:justify-single-word="false"/>
      <style:text-properties officeooo:rsid="006b480d" officeooo:paragraph-rsid="006b480d"/>
    </style:style>
    <style:style style:name="P85" style:family="paragraph" style:parent-style-name="Standard" style:list-style-name="Réponse">
      <style:paragraph-properties fo:text-align="start" style:justify-single-word="false"/>
      <style:text-properties officeooo:rsid="00699488" officeooo:paragraph-rsid="00699488"/>
    </style:style>
    <style:style style:name="P86" style:family="paragraph" style:parent-style-name="Standard" style:list-style-name="Réponse">
      <style:paragraph-properties fo:text-align="start" style:justify-single-word="false"/>
      <style:text-properties officeooo:rsid="006db845" officeooo:paragraph-rsid="006db845"/>
    </style:style>
    <style:style style:name="P87" style:family="paragraph" style:parent-style-name="Standard" style:list-style-name="Réponse">
      <style:paragraph-properties fo:text-align="start" style:justify-single-word="false"/>
      <style:text-properties officeooo:rsid="006f97cb" officeooo:paragraph-rsid="006f97cb"/>
    </style:style>
    <style:style style:name="P88" style:family="paragraph" style:parent-style-name="Standard" style:list-style-name="Réponse">
      <style:text-properties officeooo:rsid="006fe0cb" officeooo:paragraph-rsid="0075433c"/>
    </style:style>
    <style:style style:name="P89" style:family="paragraph" style:parent-style-name="Standard" style:list-style-name="Réponse">
      <style:text-properties officeooo:rsid="006fe0cb" officeooo:paragraph-rsid="006fe0cb"/>
    </style:style>
    <style:style style:name="P90" style:family="paragraph" style:parent-style-name="Standard" style:list-style-name="Réponse">
      <style:text-properties officeooo:rsid="006fe0cb" officeooo:paragraph-rsid="007620d3"/>
    </style:style>
    <style:style style:name="P91" style:family="paragraph" style:parent-style-name="Standard" style:list-style-name="Réponse">
      <style:text-properties officeooo:rsid="0070f5d4" officeooo:paragraph-rsid="0070f5d4"/>
    </style:style>
    <style:style style:name="P92" style:family="paragraph" style:parent-style-name="Standard" style:list-style-name="Réponse">
      <style:text-properties officeooo:rsid="0070f5d4" officeooo:paragraph-rsid="0094d73e"/>
    </style:style>
    <style:style style:name="P93" style:family="paragraph" style:parent-style-name="Standard" style:list-style-name="Réponse">
      <style:text-properties officeooo:rsid="0070f5d4" officeooo:paragraph-rsid="0075a5bd"/>
    </style:style>
    <style:style style:name="P94" style:family="paragraph" style:parent-style-name="Standard" style:list-style-name="Réponse">
      <style:text-properties officeooo:rsid="0075433c" officeooo:paragraph-rsid="00892c87"/>
    </style:style>
    <style:style style:name="P95" style:family="paragraph" style:parent-style-name="Standard" style:list-style-name="Réponse">
      <style:text-properties officeooo:rsid="0075a5bd" officeooo:paragraph-rsid="0075a5bd"/>
    </style:style>
    <style:style style:name="P96" style:family="paragraph" style:parent-style-name="Standard" style:list-style-name="Réponse">
      <style:text-properties officeooo:rsid="00784891" officeooo:paragraph-rsid="00784891"/>
    </style:style>
    <style:style style:name="P97" style:family="paragraph" style:parent-style-name="Standard" style:list-style-name="Réponse">
      <style:text-properties officeooo:rsid="00797aa7" officeooo:paragraph-rsid="00797aa7"/>
    </style:style>
    <style:style style:name="P98" style:family="paragraph">
      <loext:graphic-properties draw:fill="none" draw:fill-color="#fffff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99" style:family="paragraph">
      <style:paragraph-properties fo:margin-left="0cm" fo:margin-right="0cm" fo:margin-top="0cm" fo:margin-bottom="0cm" fo:line-height="100%" fo:text-indent="0cm"/>
    </style:style>
    <style:style style:name="P100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fo:font-variant="normal" fo:text-transform="none" fo:color="#000000" style:text-outline="false" style:text-line-through-style="none" style:text-line-through-type="none" style:font-name="Arial" fo:font-size="7.59999990463257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7.59999990463257pt" style:font-style-asian="normal" style:font-weight-asian="normal" style:font-name-complex="Arial" style:font-size-complex="7.59999990463257pt" style:font-style-complex="normal" style:font-weight-complex="normal" style:text-emphasize="none" style:text-scale="100%" style:font-relief="none" style:text-overline-style="none" style:text-overline-color="font-color"/>
    </style:style>
    <style:style style:name="P101" style:family="paragraph">
      <loext:graphic-properties draw:fill="solid" draw:fill-color="#729fcf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P102" style:family="paragraph">
      <loext:graphic-properties draw:fill="solid" draw:fill-color="#000000"/>
      <style:paragraph-properties fo:margin-left="0cm" fo:margin-right="0cm" fo:margin-top="0cm" fo:margin-bottom="0cm" fo:line-height="100%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1" fo:font-size="18pt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1" style:family="text">
      <style:text-properties officeooo:rsid="0048cd94"/>
    </style:style>
    <style:style style:name="T2" style:family="text">
      <style:text-properties officeooo:rsid="0048e3d1"/>
    </style:style>
    <style:style style:name="T3" style:family="text">
      <style:text-properties style:font-name="OpenSymbol"/>
    </style:style>
    <style:style style:name="T4" style:family="text">
      <style:text-properties style:font-name="Times New Roman"/>
    </style:style>
    <style:style style:name="T5" style:family="text">
      <style:text-properties officeooo:rsid="0053b2bd"/>
    </style:style>
    <style:style style:name="T6" style:family="text">
      <style:text-properties officeooo:rsid="0055b0db"/>
    </style:style>
    <style:style style:name="T7" style:family="text">
      <style:text-properties style:text-position="super 58%"/>
    </style:style>
    <style:style style:name="T8" style:family="text">
      <style:text-properties officeooo:rsid="0057834d"/>
    </style:style>
    <style:style style:name="T9" style:family="text">
      <style:text-properties officeooo:rsid="005b217e"/>
    </style:style>
    <style:style style:name="T10" style:family="text">
      <style:text-properties officeooo:rsid="005b59fb"/>
    </style:style>
    <style:style style:name="T11" style:family="text">
      <style:text-properties officeooo:rsid="005d24a1"/>
    </style:style>
    <style:style style:name="T12" style:family="text">
      <style:text-properties officeooo:rsid="006586f0"/>
    </style:style>
    <style:style style:name="T13" style:family="text">
      <style:text-properties officeooo:rsid="006704fd"/>
    </style:style>
    <style:style style:name="T14" style:family="text">
      <style:text-properties officeooo:rsid="006c2e15"/>
    </style:style>
    <style:style style:name="T15" style:family="text">
      <style:text-properties officeooo:rsid="006db845"/>
    </style:style>
    <style:style style:name="T16" style:family="text">
      <style:text-properties fo:font-style="italic" style:font-style-asian="italic" style:font-style-complex="italic"/>
    </style:style>
    <style:style style:name="T17" style:family="text">
      <style:text-properties fo:font-style="italic" officeooo:rsid="00780bcd" style:font-style-asian="italic" style:font-style-complex="italic"/>
    </style:style>
    <style:style style:name="T18" style:family="text">
      <style:text-properties fo:font-style="italic" fo:font-weight="bold" officeooo:rsid="0081a1e8" style:font-style-asian="italic" style:font-weight-asian="bold" style:font-style-complex="italic" style:font-weight-complex="bold"/>
    </style:style>
    <style:style style:name="T19" style:family="text">
      <style:text-properties officeooo:rsid="00728d4d"/>
    </style:style>
    <style:style style:name="T20" style:family="text">
      <style:text-properties officeooo:rsid="0075a5bd"/>
    </style:style>
    <style:style style:name="T21" style:family="text">
      <style:text-properties officeooo:rsid="00780bcd"/>
    </style:style>
    <style:style style:name="T22" style:family="text">
      <style:text-properties officeooo:rsid="00784891"/>
    </style:style>
    <style:style style:name="T23" style:family="text">
      <style:text-properties officeooo:rsid="007d1fd0"/>
    </style:style>
    <style:style style:name="T24" style:family="text">
      <style:text-properties officeooo:rsid="008025f5"/>
    </style:style>
    <style:style style:name="T25" style:family="text">
      <style:text-properties officeooo:rsid="0081a1e8"/>
    </style:style>
    <style:style style:name="T26" style:family="text">
      <style:text-properties style:font-name="Liberation Serif1" officeooo:rsid="0081a1e8" style:font-name-asian="Liberation Serif1" style:font-name-complex="Liberation Serif1"/>
    </style:style>
    <style:style style:name="T27" style:family="text">
      <style:text-properties style:font-name="Liberation Serif1" officeooo:rsid="008830a7" style:font-name-asian="Liberation Serif1" style:font-name-complex="Liberation Serif1"/>
    </style:style>
    <style:style style:name="T28" style:family="text">
      <style:text-properties style:font-name="Liberation Serif1" officeooo:rsid="00892c87" style:font-name-asian="Liberation Serif1" style:font-name-complex="Liberation Serif1"/>
    </style:style>
    <style:style style:name="T29" style:family="text">
      <style:text-properties officeooo:rsid="0084adc1"/>
    </style:style>
    <style:style style:name="T30" style:family="text">
      <style:text-properties officeooo:rsid="00855c79"/>
    </style:style>
    <style:style style:name="T31" style:family="text">
      <style:text-properties officeooo:rsid="00892c87"/>
    </style:style>
    <style:style style:name="T32" style:family="text">
      <style:text-properties officeooo:rsid="008db465"/>
    </style:style>
    <style:style style:name="T33" style:family="text">
      <style:text-properties officeooo:rsid="008f3bca"/>
    </style:style>
    <style:style style:name="T34" style:family="text">
      <style:text-properties fo:font-variant="normal" fo:text-transform="none" fo:color="#000000" style:text-outline="false" style:text-line-through-style="none" style:text-line-through-type="none" style:font-name="Arial" fo:font-size="16pt" fo:font-style="normal" fo:text-shadow="none" style:text-underline-style="none" fo:font-weight="normal" style:text-underline-mode="continuous" style:text-overline-mode="continuous" style:text-line-through-mode="continuous" style:letter-kerning="true" style:font-name-asian="Arial" style:font-size-asian="7.59999990463257pt" style:font-style-asian="normal" style:font-weight-asian="normal" style:font-name-complex="Arial" style:font-size-complex="7.59999990463257pt" style:font-style-complex="normal" style:font-weight-complex="normal" style:text-emphasize="none" style:text-scale="100%" style:font-relief="none" style:text-overline-style="none" style:text-overline-color="font-color"/>
    </style:style>
    <style:style style:name="fr1" style:family="graphic" style:parent-style-name="Formula">
      <style:graphic-properties fo:margin-left="0cm" fo:margin-right="0cm" style:vertical-pos="from-top" style:horizontal-pos="from-left" style:horizontal-rel="paragraph-content" draw:ole-draw-aspect="1"/>
    </style:style>
    <style:style style:name="gr1" style:family="graphic">
      <style:graphic-properties style:run-through="foreground" style:wrap="run-through" style:number-wrapped-paragraphs="no-limit" style:vertical-pos="middle" style:vertical-rel="baseline" style:horizontal-pos="from-left" style:horizontal-rel="paragraph" draw:wrap-influence-on-position="once-concurrent" style:flow-with-text="false"/>
    </style:style>
    <style:style style:name="gr2" style:family="graphic">
      <style:graphic-properties draw:stroke="solid" draw:stroke-dash="Dashed_20__28_var_29__20_53" svg:stroke-width="0.037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ffffff" draw:textarea-horizontal-align="center" draw:textarea-vertical-align="middle" fo:padding-top="0.018cm" fo:padding-bottom="0.018cm" fo:padding-left="0.018cm" fo:padding-right="0.018cm" draw:shadow="hidden" draw:shadow-offset-x="0.199cm" draw:shadow-offset-y="0.199cm" draw:shadow-color="#808080" style:run-through="foreground"/>
    </style:style>
    <style:style style:name="gr3" style:family="graphic">
      <style:graphic-properties draw:stroke="solid" draw:stroke-dash="Dashed_20__28_var_29__20_54" svg:stroke-width="0.037cm" svg:stroke-color="#000000" draw:marker-start="" draw:marker-start-width="0.199cm" draw:marker-start-center="false" draw:marker-end="" draw:marker-end-width="0.199cm" draw:marker-end-center="false" draw:stroke-linejoin="round" svg:stroke-linecap="round" draw:fill="none" draw:fill-color="#ffffff" draw:textarea-horizontal-align="center" draw:textarea-vertical-align="middle" fo:padding-top="0.018cm" fo:padding-bottom="0.018cm" fo:padding-left="0.018cm" fo:padding-right="0.018cm" draw:shadow="hidden" draw:shadow-offset-x="0.199cm" draw:shadow-offset-y="0.199cm" draw:shadow-color="#808080" style:run-through="foreground"/>
    </style:style>
    <style:style style:name="gr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false" fo:min-height="0.72cm" fo:min-width="0.937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5" style:family="graphic">
      <style:graphic-properties draw:stroke="solid" draw:stroke-dash="Dashed_20__28_var_29__20_55" svg:stroke-width="0.037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8cm" fo:padding-bottom="0.018cm" fo:padding-left="0.018cm" fo:padding-right="0.018cm" draw:shadow="hidden" draw:shadow-offset-x="0.199cm" draw:shadow-offset-y="0.199cm" draw:shadow-color="#808080" style:run-through="foreground"/>
    </style:style>
    <style:style style:name="gr6" style:family="graphic">
      <style:graphic-properties draw:stroke="solid" draw:stroke-dash="Dashed_20__28_var_29__20_56" svg:stroke-width="0.037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8cm" fo:padding-bottom="0.018cm" fo:padding-left="0.018cm" fo:padding-right="0.018cm" draw:shadow="hidden" draw:shadow-offset-x="0.199cm" draw:shadow-offset-y="0.199cm" draw:shadow-color="#808080" style:run-through="foreground"/>
    </style:style>
    <style:style style:name="gr7" style:family="graphic">
      <style:graphic-properties draw:stroke="solid" draw:stroke-dash="Dashed_20__28_var_29__20_57" svg:stroke-width="0.037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8cm" fo:padding-bottom="0.018cm" fo:padding-left="0.018cm" fo:padding-right="0.018cm" draw:shadow="hidden" draw:shadow-offset-x="0.199cm" draw:shadow-offset-y="0.199cm" draw:shadow-color="#808080" style:run-through="foreground"/>
    </style:style>
    <style:style style:name="gr8" style:family="graphic">
      <style:graphic-properties draw:stroke="solid" draw:stroke-dash="Dashed_20__28_var_29__20_58" svg:stroke-width="0.037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8cm" fo:padding-bottom="0.018cm" fo:padding-left="0.018cm" fo:padding-right="0.018cm" draw:shadow="hidden" draw:shadow-offset-x="0.199cm" draw:shadow-offset-y="0.199cm" draw:shadow-color="#808080" style:run-through="foreground"/>
    </style:style>
    <style:style style:name="gr9" style:family="graphic">
      <style:graphic-properties draw:stroke="solid" draw:stroke-dash="Dashed_20__28_var_29__20_59" svg:stroke-width="0.037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8cm" fo:padding-bottom="0.018cm" fo:padding-left="0.018cm" fo:padding-right="0.018cm" draw:shadow="hidden" draw:shadow-offset-x="0.199cm" draw:shadow-offset-y="0.199cm" draw:shadow-color="#808080" style:run-through="foreground"/>
    </style:style>
    <style:style style:name="gr10" style:family="graphic">
      <style:graphic-properties draw:stroke="solid" draw:stroke-dash="Dashed_20__28_var_29__20_60" svg:stroke-width="0.037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8cm" fo:padding-bottom="0.018cm" fo:padding-left="0.018cm" fo:padding-right="0.018cm" draw:shadow="hidden" draw:shadow-offset-x="0.199cm" draw:shadow-offset-y="0.199cm" draw:shadow-color="#808080" style:run-through="foreground"/>
    </style:style>
    <style:style style:name="gr11" style:family="graphic">
      <style:graphic-properties draw:stroke="solid" draw:stroke-dash="Dashed_20__28_var_29__20_61" svg:stroke-width="0.037cm" svg:stroke-color="#000000" draw:marker-start="" draw:marker-start-width="0.199cm" draw:marker-start-center="false" draw:marker-end="" draw:marker-end-width="0.199cm" draw:marker-end-center="false" draw:stroke-linejoin="round" svg:stroke-linecap="round" draw:fill="solid" draw:fill-color="#729fcf" draw:textarea-horizontal-align="center" draw:textarea-vertical-align="middle" fo:padding-top="0.018cm" fo:padding-bottom="0.018cm" fo:padding-left="0.018cm" fo:padding-right="0.018cm" draw:shadow="hidden" draw:shadow-offset-x="0.199cm" draw:shadow-offset-y="0.199cm" draw:shadow-color="#808080" style:run-through="foreground"/>
    </style:style>
    <style:style style:name="gr12" style:family="graphic">
      <style:graphic-properties draw:stroke="solid" draw:stroke-dash="Dashed_20__28_var_29__20_62" svg:stroke-width="0.041cm" svg:stroke-color="#000000" draw:marker-start="" draw:marker-start-width="0.203cm" draw:marker-start-center="false" draw:marker-end="" draw:marker-end-width="0.203cm" draw:marker-end-center="false" draw:stroke-linejoin="round" svg:stroke-linecap="round" draw:fill="solid" draw:fill-color="#729fcf" draw:textarea-horizontal-align="center" draw:textarea-vertical-align="middle" fo:padding-top="0.019cm" fo:padding-bottom="0.019cm" fo:padding-left="0.019cm" fo:padding-right="0.019cm" draw:shadow="hidden" draw:shadow-offset-x="0.199cm" draw:shadow-offset-y="0.199cm" draw:shadow-color="#808080" style:run-through="foreground"/>
    </style:style>
    <style:style style:name="gr13" style:family="graphic">
      <style:graphic-properties draw:stroke="solid" draw:stroke-dash="Dashed_20__28_var_29__20_63" svg:stroke-width="0.037cm" svg:stroke-color="#000000" draw:marker-start="" draw:marker-start-width="0.199cm" draw:marker-start-center="false" draw:marker-end="" draw:marker-end-width="0.199cm" draw:marker-end-center="false" draw:stroke-linejoin="miter" svg:stroke-linecap="square" draw:fill="solid" draw:fill-color="#729fcf" draw:textarea-horizontal-align="center" draw:textarea-vertical-align="middle" fo:padding-top="0.018cm" fo:padding-bottom="0.018cm" fo:padding-left="0.018cm" fo:padding-right="0.018cm" draw:shadow="hidden" draw:shadow-offset-x="0.199cm" draw:shadow-offset-y="0.199cm" draw:shadow-color="#808080" style:run-through="foreground"/>
    </style:style>
    <style:style style:name="gr1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false" fo:min-height="0.72cm" fo:min-width="0.499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5" style:family="graphic">
      <style:graphic-properties draw:stroke="none" draw:stroke-dash="Dashed_20__28_var_29__20_64" svg:stroke-width="0cm" svg:stroke-color="#000000" draw:marker-start="" draw:marker-start-width="0.199cm" draw:marker-start-center="false" draw:marker-end="" draw:marker-end-width="0.199cm" draw:marker-end-center="false" draw:stroke-linejoin="none" svg:stroke-linecap="squar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6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false" fo:min-height="0.716cm" fo:min-width="0.43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7" style:family="graphic">
      <style:graphic-properties draw:stroke="none" draw:stroke-dash="Dashed_20__28_var_29__20_65" svg:stroke-width="0cm" svg:stroke-color="#000000" draw:marker-start="" draw:marker-start-width="0.199cm" draw:marker-start-center="false" draw:marker-end="" draw:marker-end-width="0.199cm" draw:marker-end-center="false" draw:stroke-linejoin="none" svg:stroke-linecap="squar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18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false" fo:min-height="0.72cm" fo:min-width="0.467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19" style:family="graphic">
      <style:graphic-properties draw:stroke="none" draw:stroke-dash="Dashed_20__28_var_29__20_66" svg:stroke-width="0cm" svg:stroke-color="#000000" draw:marker-start="" draw:marker-start-width="0.199cm" draw:marker-start-center="false" draw:marker-end="" draw:marker-end-width="0.199cm" draw:marker-end-center="false" draw:stroke-linejoin="none" svg:stroke-linecap="squar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0" style:family="graphic">
      <style:graphic-properties draw:stroke="none" draw:stroke-dash="Dashed_20__28_var_29__20_67" svg:stroke-width="0cm" svg:stroke-color="#000000" draw:marker-start="" draw:marker-start-width="0.199cm" draw:marker-start-center="false" draw:marker-end="" draw:marker-end-width="0.199cm" draw:marker-end-center="false" draw:stroke-linejoin="none" svg:stroke-linecap="squar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1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false" fo:min-height="0.72cm" fo:min-width="0.432cm" fo:padding-top="0cm" fo:padding-bottom="0cm" fo:padding-left="0cm" fo:padding-right="0cm" draw:shadow="hidden" draw:shadow-offset-x="0.199cm" draw:shadow-offset-y="0.199cm" draw:shadow-color="#808080" style:run-through="foreground"/>
    </style:style>
    <style:style style:name="gr22" style:family="graphic">
      <style:graphic-properties draw:stroke="none" draw:stroke-dash="Dashed_20__28_var_29__20_68" svg:stroke-width="0cm" svg:stroke-color="#000000" draw:marker-start="" draw:marker-start-width="0.199cm" draw:marker-start-center="false" draw:marker-end="" draw:marker-end-width="0.199cm" draw:marker-end-center="false" draw:stroke-linejoin="none" svg:stroke-linecap="squar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3" style:family="graphic">
      <style:graphic-properties draw:stroke="none" draw:stroke-dash="Dashed_20__28_var_29__20_69" svg:stroke-width="0cm" svg:stroke-color="#000000" draw:marker-start="" draw:marker-start-width="0.199cm" draw:marker-start-center="false" draw:marker-end="" draw:marker-end-width="0.199cm" draw:marker-end-center="false" draw:stroke-linejoin="none" svg:stroke-linecap="square" draw:fill="solid" draw:fill-color="#000000" draw:textarea-horizontal-align="center" draw:textarea-vertical-align="middle" fo:padding-top="0.125cm" fo:padding-bottom="0.125cm" fo:padding-left="0.25cm" fo:padding-right="0.25cm" draw:shadow="hidden" draw:shadow-offset-x="0.199cm" draw:shadow-offset-y="0.199cm" draw:shadow-color="#808080" style:run-through="foreground"/>
    </style:style>
    <style:style style:name="gr24" style:family="graphic">
      <style:graphic-properties draw:stroke="none" svg:stroke-width="0cm" svg:stroke-color="#3465a4" draw:marker-start="" draw:marker-start-width="0.199cm" draw:marker-start-center="false" draw:marker-end="" draw:marker-end-width="0.199cm" draw:marker-end-center="false" draw:fill="none" draw:fill-color="#ffffff" draw:textarea-horizontal-align="left" draw:auto-grow-height="true" draw:auto-grow-width="true" draw:fit-to-size="false" style:shrink-to-fit="false" fo:min-height="0.72cm" fo:min-width="0.547cm" fo:padding-top="0cm" fo:padding-bottom="0cm" fo:padding-left="0cm" fo:padding-right="0cm" draw:shadow="hidden" draw:shadow-offset-x="0.199cm" draw:shadow-offset-y="0.199cm" draw:shadow-color="#808080" style:run-through="foregroun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6"><text:span text:style-name="T18">Une seule réponse par question sauf pour celles signalées par un</text:span><text:span text:style-name="T25"> </text:span><text:span text:style-name="T26">☻</text:span><text:span text:style-name="T25"> !</text:span></text:p>
      <text:list xml:id="list4101923250" text:style-name="Numbering_20_123">
        <text:list-item>
          <text:p text:style-name="P28"><text:span text:style-name="T26">☻</text:span>Un parallélogramme a toujours :</text:p>
        </text:list-item>
      </text:list>
      <text:list xml:id="list3173163332" text:style-name="Réponse">
        <text:list-item text:start-value="1">
          <text:p text:style-name="P57">Des angles opposés égaux</text:p>
        </text:list-item>
        <text:list-item>
          <text:p text:style-name="P57">Des angles opposés complémentaires</text:p>
        </text:list-item>
        <text:list-item>
          <text:p text:style-name="P57">Des angles opposés supplémentaires</text:p>
        </text:list-item>
        <text:list-item>
          <text:p text:style-name="P57">Aucune de ces réponses</text:p>
        </text:list-item>
      </text:list>
      <text:p text:style-name="P2"/>
      <text:list xml:id="list211243370638509" text:continue-list="list4101923250" text:style-name="Numbering_20_123">
        <text:list-item>
          <text:p text:style-name="P27">Si les diagonales d'un quadrilatère sont perpendiculaires alors c'est :</text:p>
        </text:list-item>
      </text:list>
      <text:list xml:id="list211243782433523" text:continue-list="list3173163332" text:style-name="Réponse">
        <text:list-item text:start-value="1">
          <text:p text:style-name="P56">Un rectangle</text:p>
        </text:list-item>
        <text:list-item>
          <text:p text:style-name="P56">Un losange</text:p>
        </text:list-item>
        <text:list-item>
          <text:p text:style-name="P56">Un parallélogramme</text:p>
        </text:list-item>
        <text:list-item>
          <text:p text:style-name="P56">Aucune de ces réponses</text:p>
        </text:list-item>
      </text:list>
      <text:p text:style-name="P2"/>
      <text:list xml:id="list211241935344349" text:continue-list="list211243370638509" text:style-name="Numbering_20_123">
        <text:list-item>
          <text:p text:style-name="P29"><text:span text:style-name="T26">☻</text:span>Est-ce vrai ?</text:p>
        </text:list-item>
      </text:list>
      <text:list xml:id="list211242263504913" text:continue-list="list211243782433523" text:style-name="Réponse">
        <text:list-item text:start-value="1">
          <text:p text:style-name="P57">Un trapèze est un parallélogramme particulier</text:p>
        </text:list-item>
        <text:list-item>
          <text:p text:style-name="P57">Un parallélogramme a ses diagonales de même longueur</text:p>
        </text:list-item>
        <text:list-item>
          <text:p text:style-name="P57">Un losange qui a ses diagonales de même longueur est un carré</text:p>
        </text:list-item>
        <text:list-item>
          <text:p text:style-name="P57">Un rectangle qui a deux côtés consécutifs de même longueur est aussi un losange</text:p>
        </text:list-item>
      </text:list>
      <text:list xml:id="list211241869876052" text:continue-list="list211241935344349" text:style-name="Numbering_20_123">
        <text:list-item>
          <text:p text:style-name="P38">Si les diagonales d'un quadrilatère sont de même longueur alors c'est :</text:p>
        </text:list-item>
      </text:list>
      <text:list xml:id="list211243700403766" text:continue-list="list211242263504913" text:style-name="Réponse">
        <text:list-item text:start-value="1">
          <text:p text:style-name="P56">Un rectangle</text:p>
        </text:list-item>
        <text:list-item>
          <text:p text:style-name="P56">Un losange</text:p>
        </text:list-item>
        <text:list-item>
          <text:p text:style-name="P56">Un parallélogramme</text:p>
        </text:list-item>
        <text:list-item>
          <text:p text:style-name="P56">Aucune de ces réponses</text:p>
        </text:list-item>
      </text:list>
      <text:p text:style-name="P1"/>
      <text:list xml:id="list211242299723212" text:continue-list="list211241869876052" text:style-name="Numbering_20_123">
        <text:list-item>
          <text:p text:style-name="Question">Si les diagonales d'un parallélogramme sont perpendiculaires alors c'est :</text:p>
        </text:list-item>
      </text:list>
      <text:list xml:id="list211241921573683" text:continue-list="list211243700403766" text:style-name="Réponse">
        <text:list-item text:start-value="1">
          <text:p text:style-name="P56">Un rectangle</text:p>
        </text:list-item>
        <text:list-item>
          <text:p text:style-name="P56">Un losange</text:p>
        </text:list-item>
        <text:list-item>
          <text:p text:style-name="P56">Un parallélogramme</text:p>
        </text:list-item>
        <text:list-item>
          <text:p text:style-name="P56">Aucune de ces réponses</text:p>
        </text:list-item>
      </text:list>
      <text:p text:style-name="P2"/>
      <text:list xml:id="list211243839232901" text:continue-list="list211242299723212" text:style-name="Numbering_20_123">
        <text:list-item>
          <text:p text:style-name="P29"><text:span text:style-name="T26">☻</text:span>Est-ce vrai ?</text:p>
        </text:list-item>
      </text:list>
      <text:list xml:id="list211242808186019" text:continue-list="list211241921573683" text:style-name="Réponse">
        <text:list-item text:start-value="1">
          <text:p text:style-name="P57">Dans un parallélogramme, <text:span text:style-name="T9">2</text:span> côtés consécutifs ont la même longueur</text:p>
        </text:list-item>
        <text:list-item>
          <text:p text:style-name="P57">Si un quadrilatère est un losange et un rectangle, alors c’est un carré</text:p>
        </text:list-item>
        <text:list-item>
          <text:p text:style-name="P57">Si la somme des angles d'un quadrilatère est égale à 360°, alors c'est un parallélogramme</text:p>
        </text:list-item>
        <text:list-item>
          <text:p text:style-name="P57">Dans un parallélogramme, <text:span text:style-name="T9">2</text:span> angles opposés ont la même mesure</text:p>
        </text:list-item>
      </text:list>
      <text:p text:style-name="P2"/>
      <text:list xml:id="list211243674999372" text:continue-list="list211243839232901" text:style-name="Numbering_20_123">
        <text:list-item>
          <text:p text:style-name="Question">Si un parallélogramme a un angle droit alors c'est :</text:p>
        </text:list-item>
      </text:list>
      <text:list xml:id="list211242891380639" text:continue-list="list211242808186019" text:style-name="Réponse">
        <text:list-item text:start-value="1">
          <text:p text:style-name="P56">Un rectangle</text:p>
        </text:list-item>
        <text:list-item>
          <text:p text:style-name="P56">Un losange</text:p>
        </text:list-item>
        <text:list-item>
          <text:p text:style-name="P56">Un carré</text:p>
        </text:list-item>
        <text:list-item>
          <text:p text:style-name="P56">Aucune de ces réponses</text:p>
        </text:list-item>
      </text:list>
      <text:p text:style-name="P3"/>
      <text:list xml:id="list211243391804795" text:continue-list="list211243674999372" text:style-name="Numbering_20_123">
        <text:list-item>
          <text:p text:style-name="P29"><text:span text:style-name="T26">☻</text:span>Est-ce vrai ?</text:p>
        </text:list-item>
      </text:list>
      <text:list xml:id="list211243378672644" text:continue-list="list211242891380639" text:style-name="Réponse">
        <text:list-item text:start-value="1">
          <text:p text:style-name="P58">Un quadrilatère dont les côtés opposés sont parallèles est un parallélogramme</text:p>
        </text:list-item>
        <text:list-item>
          <text:p text:style-name="P58">Si un quadrilatère possède un angle droit, alors c’est un rectangle</text:p>
        </text:list-item>
        <text:list-item>
          <text:p text:style-name="P58">Dans un rectangle les côtés opposés ont la même longueur</text:p>
        </text:list-item>
        <text:list-item>
          <text:p text:style-name="P58">Un parallélogramme dont les diagonales sont perpendiculaires est un rectangle</text:p>
        </text:list-item>
      </text:list>
      <text:p text:style-name="P3"/>
      <text:list xml:id="list211243186260670" text:continue-list="list211243391804795" text:style-name="Numbering_20_123">
        <text:list-item>
          <text:p text:style-name="Question">Si un rectangle a ses diagonales perpendiculaires alors c'est :</text:p>
        </text:list-item>
      </text:list>
      <text:list xml:id="list211242301524950" text:continue-list="list211243378672644" text:style-name="Réponse">
        <text:list-item text:start-value="1">
          <text:p text:style-name="P56">Un rectangle</text:p>
        </text:list-item>
        <text:list-item>
          <text:p text:style-name="P56">Un losange</text:p>
        </text:list-item>
        <text:list-item>
          <text:p text:style-name="P56">Un carré</text:p>
        </text:list-item>
        <text:list-item>
          <text:p text:style-name="P56">Aucune de ces réponses</text:p>
        </text:list-item>
      </text:list>
      <text:p text:style-name="P1"/>
      <text:list xml:id="list211242661699497" text:continue-list="list211243186260670" text:style-name="Numbering_20_123">
        <text:list-item>
          <text:p text:style-name="Question"><text:soft-page-break/>Si un quadrilatère a trois angles droits alors c'est :</text:p>
        </text:list-item>
      </text:list>
      <text:list xml:id="list211243321008751" text:continue-list="list211242301524950" text:style-name="Réponse">
        <text:list-item text:start-value="1">
          <text:p text:style-name="P56">Un rectangle</text:p>
        </text:list-item>
        <text:list-item>
          <text:p text:style-name="P56">Un losange</text:p>
        </text:list-item>
        <text:list-item>
          <text:p text:style-name="P56">Un carré</text:p>
        </text:list-item>
        <text:list-item>
          <text:p text:style-name="P56">Aucune de ces réponses</text:p>
        </text:list-item>
      </text:list>
      <text:p text:style-name="P4"/>
      <text:list xml:id="list211243457003123" text:continue-list="list211242661699497" text:style-name="Numbering_20_123">
        <text:list-item>
          <text:p text:style-name="P30"><text:span text:style-name="T26">☻</text:span>Un parallélogramme a toujours :</text:p>
        </text:list-item>
      </text:list>
      <text:list xml:id="list211243614987391" text:continue-list="list211243321008751" text:style-name="Réponse">
        <text:list-item text:start-value="1">
          <text:p text:style-name="P59">Ses côtés opposés parallèles</text:p>
        </text:list-item>
        <text:list-item>
          <text:p text:style-name="P59">Ses côtés opposés de même longueur</text:p>
        </text:list-item>
        <text:list-item>
          <text:p text:style-name="P59">Ses côtés adjacents de même longueur</text:p>
        </text:list-item>
        <text:list-item>
          <text:p text:style-name="P59">Ses diagonales qui se coupent en leur milieu</text:p>
        </text:list-item>
      </text:list>
      <text:p text:style-name="P4"/>
      <text:list xml:id="list211242482620870" text:continue-list="list211243457003123" text:style-name="Numbering_20_123">
        <text:list-item>
          <text:p text:style-name="P39">Si un parallélogramme a deux côtés consécutifs de même longueur alors c'est :</text:p>
        </text:list-item>
      </text:list>
      <text:list xml:id="list211243751359961" text:continue-list="list211243614987391" text:style-name="Réponse">
        <text:list-item text:start-value="1">
          <text:p text:style-name="P59">Un rectangle</text:p>
        </text:list-item>
        <text:list-item>
          <text:p text:style-name="P59">Un losange</text:p>
        </text:list-item>
        <text:list-item>
          <text:p text:style-name="P59">Un carré</text:p>
        </text:list-item>
        <text:list-item>
          <text:p text:style-name="P59">Aucune de ces réponses</text:p>
        </text:list-item>
      </text:list>
      <text:p text:style-name="P4"/>
      <text:list xml:id="list211243811820034" text:continue-list="list211242482620870" text:style-name="Numbering_20_123">
        <text:list-item>
          <text:p text:style-name="P50">Si un parallélogramme a deux côtés de même longueur alors c'est :</text:p>
        </text:list-item>
      </text:list>
      <text:list xml:id="list211242900824378" text:continue-list="list211243751359961" text:style-name="Réponse">
        <text:list-item text:start-value="1">
          <text:p text:style-name="P56">Un rectangle</text:p>
        </text:list-item>
        <text:list-item>
          <text:p text:style-name="P56">Un losange</text:p>
        </text:list-item>
        <text:list-item>
          <text:p text:style-name="P56">Un carré</text:p>
        </text:list-item>
        <text:list-item>
          <text:p text:style-name="P56">Aucune de ces réponses</text:p>
        </text:list-item>
      </text:list>
      <text:p text:style-name="P5"/>
      <text:list xml:id="list211243694962745" text:continue-list="list211243811820034" text:style-name="Numbering_20_123">
        <text:list-item>
          <text:p text:style-name="P40">Si les diagonales d'un quadrilatère sont perpendiculaires en leur milieu alors c'est :</text:p>
        </text:list-item>
      </text:list>
      <text:list xml:id="list211242904730445" text:continue-list="list211242900824378" text:style-name="Réponse">
        <text:list-item text:start-value="1">
          <text:p text:style-name="P60">Un parallélogramme</text:p>
        </text:list-item>
        <text:list-item>
          <text:p text:style-name="P60">Un rectangle</text:p>
        </text:list-item>
        <text:list-item>
          <text:p text:style-name="P60">Un losange</text:p>
        </text:list-item>
        <text:list-item>
          <text:p text:style-name="P60">Un carré</text:p>
        </text:list-item>
      </text:list>
      <text:p text:style-name="P5"/>
      <text:list xml:id="list211242820298178" text:continue-list="list211243694962745" text:style-name="Numbering_20_123">
        <text:list-item>
          <text:p text:style-name="P30">Un parallélogramme a toujours :</text:p>
        </text:list-item>
      </text:list>
      <text:list xml:id="list211242468951872" text:continue-list="list211242904730445" text:style-name="Réponse">
        <text:list-item text:start-value="1">
          <text:p text:style-name="P60">Des angles consécutifs égaux</text:p>
        </text:list-item>
        <text:list-item>
          <text:p text:style-name="P60">Des angles consécutifs complémentaires</text:p>
        </text:list-item>
        <text:list-item>
          <text:p text:style-name="P60">Des angles consécutifs supplémentaires</text:p>
        </text:list-item>
        <text:list-item>
          <text:p text:style-name="P60">Aucune de ces réponses</text:p>
        </text:list-item>
      </text:list>
      <text:p text:style-name="P6"/>
      <text:list xml:id="list211243600093143" text:continue-list="list211242820298178" text:style-name="Numbering_20_123">
        <text:list-item>
          <text:p text:style-name="P50">Si un rectangle a deux côtés consécutifs de même longueur alors :</text:p>
        </text:list-item>
      </text:list>
      <text:list xml:id="list211243285178897" text:continue-list="list211242468951872" text:style-name="Réponse">
        <text:list-item text:start-value="1">
          <text:p text:style-name="P56">C’<text:span text:style-name="T23">est u</text:span>n rectangle</text:p>
        </text:list-item>
        <text:list-item>
          <text:p text:style-name="P61">C’<text:span text:style-name="T23">est u</text:span>n losange</text:p>
        </text:list-item>
        <text:list-item>
          <text:p text:style-name="P61">C’<text:span text:style-name="T23">est u</text:span>n carré</text:p>
        </text:list-item>
        <text:list-item>
          <text:p text:style-name="P56">Aucune de ces réponses</text:p>
        </text:list-item>
      </text:list>
      <text:p text:style-name="P5"/>
      <text:list xml:id="list211242026116733" text:continue-list="list211243600093143" text:style-name="Numbering_20_123">
        <text:list-item>
          <text:p text:style-name="P40">Un losange a<text:span text:style-name="T2">vec</text:span> un angle droit est :</text:p>
        </text:list-item>
      </text:list>
      <text:list xml:id="list211243954606974" text:continue-list="list211243285178897" text:style-name="Réponse">
        <text:list-item text:start-value="1">
          <text:p text:style-name="P60">Un rectangle</text:p>
        </text:list-item>
        <text:list-item>
          <text:p text:style-name="P60">Un carré</text:p>
        </text:list-item>
        <text:list-item>
          <text:p text:style-name="P60">Un trapèze</text:p>
        </text:list-item>
        <text:list-item>
          <text:p text:style-name="P60">Aucune de ces réponses</text:p>
        </text:list-item>
      </text:list>
      <text:p text:style-name="P5"/>
      <text:list xml:id="list211241960468024" text:continue-list="list211242026116733" text:style-name="Numbering_20_123">
        <text:list-item>
          <text:p text:style-name="Question">Si les diagonales d'un losange sont de même longueur alors c'est :</text:p>
        </text:list-item>
      </text:list>
      <text:list xml:id="list211243765520097" text:continue-list="list211243954606974" text:style-name="Réponse">
        <text:list-item text:start-value="1">
          <text:p text:style-name="P56">Un rectangle</text:p>
        </text:list-item>
        <text:list-item>
          <text:p text:style-name="P56">Un losange</text:p>
        </text:list-item>
        <text:list-item>
          <text:p text:style-name="P56">Un carré</text:p>
        </text:list-item>
        <text:list-item>
          <text:p text:style-name="P56">Aucune de ces réponses</text:p>
        </text:list-item>
      </text:list>
      <text:p text:style-name="P1"/>
      <text:list xml:id="list211243881654069" text:continue-list="list211241960468024" text:style-name="Numbering_20_123">
        <text:list-item>
          <text:p text:style-name="Question">Un losange a<text:span text:style-name="T1">vec</text:span> un angle droit <text:span text:style-name="T1">est :</text:span></text:p>
        </text:list-item>
      </text:list>
      <text:list xml:id="list211242008448340" text:continue-list="list211243765520097" text:style-name="Réponse">
        <text:list-item text:start-value="1">
          <text:p text:style-name="P56">Un parallélogramme</text:p>
        </text:list-item>
        <text:list-item>
          <text:p text:style-name="P56">Un rectangle</text:p>
        </text:list-item>
        <text:list-item>
          <text:p text:style-name="P56">Un carré</text:p>
        </text:list-item>
        <text:list-item>
          <text:p text:style-name="P56">Aucune de ces réponses</text:p>
        </text:list-item>
      </text:list>
      <text:list xml:id="list211243810011858" text:continue-list="list211243881654069" text:style-name="Numbering_20_123">
        <text:list-item>
          <text:p text:style-name="Question"><text:soft-page-break/>Si un quadrilatère a quatre côtés de même longueur alors c'est :</text:p>
        </text:list-item>
      </text:list>
      <text:list xml:id="list211243628795407" text:continue-list="list211242008448340" text:style-name="Réponse">
        <text:list-item text:start-value="1">
          <text:p text:style-name="P56">Un parallélogramme</text:p>
        </text:list-item>
        <text:list-item>
          <text:p text:style-name="P56">Un rectangle</text:p>
        </text:list-item>
        <text:list-item>
          <text:p text:style-name="P56">Un losange</text:p>
        </text:list-item>
        <text:list-item>
          <text:p text:style-name="P56">Un carré</text:p>
        </text:list-item>
      </text:list>
      <text:p text:style-name="P1"/>
      <text:list xml:id="list211243923732180" text:continue-list="list211243810011858" text:style-name="Numbering_20_123">
        <text:list-item>
          <text:p text:style-name="Question">Si les côtés opposés d'un quadrilatère sont parallèles deux à deux alors c'est :</text:p>
        </text:list-item>
      </text:list>
      <text:list xml:id="list211243424954311" text:continue-list="list211243628795407" text:style-name="Réponse">
        <text:list-item text:start-value="1">
          <text:p text:style-name="P56">Un parallélogramme</text:p>
        </text:list-item>
        <text:list-item>
          <text:p text:style-name="P56">Un rectangle</text:p>
        </text:list-item>
        <text:list-item>
          <text:p text:style-name="P56">Un losange</text:p>
        </text:list-item>
        <text:list-item>
          <text:p text:style-name="P56">Un carré</text:p>
        </text:list-item>
      </text:list>
      <text:p text:style-name="P1"/>
      <text:list xml:id="list211243618955487" text:continue-list="list211243923732180" text:style-name="Numbering_20_123">
        <text:list-item>
          <text:p text:style-name="Question">Si les diagonales d'un losange sont perpendiculaires alors c'est :</text:p>
        </text:list-item>
      </text:list>
      <text:list xml:id="list211243293847219" text:continue-list="list211243424954311" text:style-name="Réponse">
        <text:list-item text:start-value="1">
          <text:p text:style-name="P56">Un rectangle</text:p>
        </text:list-item>
        <text:list-item>
          <text:p text:style-name="P56">Un carré</text:p>
        </text:list-item>
        <text:list-item>
          <text:p text:style-name="P56">Un trapèze</text:p>
        </text:list-item>
        <text:list-item>
          <text:p text:style-name="P56">Aucune de ces réponses</text:p>
        </text:list-item>
      </text:list>
      <text:p text:style-name="P1"/>
      <text:list xml:id="list211243530048414" text:continue-list="list211243618955487" text:style-name="Numbering_20_123">
        <text:list-item>
          <text:p text:style-name="Question">Si les diagonales d'un quadrilatère se coupent en leur milieu alors c'est :</text:p>
        </text:list-item>
      </text:list>
      <text:list xml:id="list211242164518686" text:continue-list="list211243293847219" text:style-name="Réponse">
        <text:list-item text:start-value="1">
          <text:p text:style-name="P56">Un parallélogramme</text:p>
        </text:list-item>
        <text:list-item>
          <text:p text:style-name="P56">Un rectangle</text:p>
        </text:list-item>
        <text:list-item>
          <text:p text:style-name="P56">Un losange</text:p>
        </text:list-item>
        <text:list-item>
          <text:p text:style-name="P56">Un carré</text:p>
        </text:list-item>
      </text:list>
      <text:p text:style-name="P1"/>
      <text:list xml:id="list211242066447346" text:continue-list="list211243530048414" text:style-name="Numbering_20_123">
        <text:list-item>
          <text:p text:style-name="Question">Si deux côtés d'un quadrilatère sont parallèles et de même longueur alors c'est :</text:p>
        </text:list-item>
      </text:list>
      <text:list xml:id="list211243759689584" text:continue-list="list211242164518686" text:style-name="Réponse">
        <text:list-item text:start-value="1">
          <text:p text:style-name="P56">Un parallélogramme</text:p>
        </text:list-item>
        <text:list-item>
          <text:p text:style-name="P56">Un rectangle</text:p>
        </text:list-item>
        <text:list-item>
          <text:p text:style-name="P56">Un losange</text:p>
        </text:list-item>
        <text:list-item>
          <text:p text:style-name="P56">Un trapèze</text:p>
        </text:list-item>
      </text:list>
      <text:p text:style-name="P1"/>
      <text:list xml:id="list211242676734100" text:continue-list="list211242066447346" text:style-name="Numbering_20_123">
        <text:list-item>
          <text:p text:style-name="Question">Si deux côtés d'un quadrilatère sont parallèles alors c'est :</text:p>
        </text:list-item>
      </text:list>
      <text:list xml:id="list211243518079018" text:continue-list="list211243759689584" text:style-name="Réponse">
        <text:list-item text:start-value="1">
          <text:p text:style-name="P56">Un parallélogramme</text:p>
        </text:list-item>
        <text:list-item>
          <text:p text:style-name="P56">Un rectangle</text:p>
        </text:list-item>
        <text:list-item>
          <text:p text:style-name="P56">Un losange</text:p>
        </text:list-item>
        <text:list-item>
          <text:p text:style-name="P56">Un trapèze</text:p>
        </text:list-item>
      </text:list>
      <text:p text:style-name="P1"/>
      <text:list xml:id="list211243347000889" text:continue-list="list211242676734100" text:style-name="Numbering_20_123">
        <text:list-item>
          <text:p text:style-name="Question">Si un quadrilatère a deux côtés opposés de même longueur alors c'est :</text:p>
        </text:list-item>
      </text:list>
      <text:list xml:id="list211241926524698" text:continue-list="list211243518079018" text:style-name="Réponse">
        <text:list-item text:start-value="1">
          <text:p text:style-name="P56">Un parallélogramme</text:p>
        </text:list-item>
        <text:list-item>
          <text:p text:style-name="P56">Un rectangle</text:p>
        </text:list-item>
        <text:list-item>
          <text:p text:style-name="P56">Un losange</text:p>
        </text:list-item>
        <text:list-item>
          <text:p text:style-name="P56">Aucune de ces réponses</text:p>
        </text:list-item>
      </text:list>
      <text:p text:style-name="P1"/>
      <text:list xml:id="list211243313951966" text:continue-list="list211243347000889" text:style-name="Numbering_20_123">
        <text:list-item>
          <text:p text:style-name="Question">Si un parallélogramme a ses diagonales de même longueur alors : </text:p>
        </text:list-item>
      </text:list>
      <text:list xml:id="list211242415790799" text:continue-list="list211241926524698" text:style-name="Réponse">
        <text:list-item text:start-value="1">
          <text:p text:style-name="P56">C’<text:span text:style-name="T29">est u</text:span>n parallélogramme</text:p>
        </text:list-item>
        <text:list-item>
          <text:p text:style-name="P62">C’<text:span text:style-name="T29">est u</text:span>n rectangle</text:p>
        </text:list-item>
        <text:list-item>
          <text:p text:style-name="P62">C’<text:span text:style-name="T29">est u</text:span>n losange</text:p>
        </text:list-item>
        <text:list-item>
          <text:p text:style-name="P62">C’<text:span text:style-name="T29">est u</text:span>n carré</text:p>
        </text:list-item>
      </text:list>
      <text:p text:style-name="P1"/>
      <text:list xml:id="list211243492016346" text:continue-list="list211243313951966" text:style-name="Numbering_20_123">
        <text:list-item>
          <text:p text:style-name="P31"><text:span text:style-name="T26">☻</text:span>Pour que le rectangle ABCD soit un carré, il suffit que :</text:p>
        </text:list-item>
      </text:list>
      <text:list xml:id="list211242949105736" text:continue-list="list211242415790799" text:style-name="Réponse">
        <text:list-item text:start-value="1">
          <text:p text:style-name="P56">AB = BC</text:p>
        </text:list-item>
        <text:list-item>
          <text:p text:style-name="P56">AC = BD</text:p>
        </text:list-item>
        <text:list-item>
          <text:p text:style-name="P56">AB = DC</text:p>
        </text:list-item>
        <text:list-item>
          <text:p text:style-name="P56">(AC) <text:span text:style-name="T29">soit</text:span> perpendiculaire à (BD)</text:p>
        </text:list-item>
      </text:list>
      <text:p text:style-name="P1"/>
      <text:list xml:id="list211242015169038" text:continue-list="list211243492016346" text:style-name="Numbering_20_123">
        <text:list-item>
          <text:p text:style-name="P41"><text:span text:style-name="T26">☻</text:span>Dans un triangle ABC quelconque, qu'est-ce qui est toujours vrai ?</text:p>
        </text:list-item>
      </text:list>
      <text:list xml:id="list211243430095155" text:continue-list="list211242949105736" text:style-name="Réponse">
        <text:list-item text:start-value="1">
          <text:p text:style-name="P63">La médiane issue de A coupe [BC] en son milieu</text:p>
        </text:list-item>
        <text:list-item>
          <text:p text:style-name="P63">La bissectrice issue de A coupe [BC] en son milieu</text:p>
        </text:list-item>
        <text:list-item>
          <text:p text:style-name="P63">La médiane issue de A est orthogonale à (BC)</text:p>
        </text:list-item>
        <text:list-item>
          <text:p text:style-name="P63">La hauteur issue de A est orthogonale à (BC)</text:p>
        </text:list-item>
      </text:list>
      <text:p text:style-name="P7"/>
      <text:list xml:id="list211242961745921" text:continue-list="list211242015169038" text:style-name="Numbering_20_123">
        <text:list-item>
          <text:p text:style-name="P31"><text:soft-page-break/><text:span text:style-name="T26">☻</text:span>Le point de concours des médiatrices est :</text:p>
        </text:list-item>
      </text:list>
      <text:list xml:id="list211243989454457" text:continue-list="list211243430095155" text:style-name="Réponse">
        <text:list-item text:start-value="1">
          <text:p text:style-name="P63">Le centre du cercle inscrit</text:p>
        </text:list-item>
        <text:list-item>
          <text:p text:style-name="P63">L'orthocentre</text:p>
        </text:list-item>
        <text:list-item>
          <text:p text:style-name="P63">Le centre du cercle circonscrit</text:p>
        </text:list-item>
        <text:list-item>
          <text:p text:style-name="P63">Toujours à l'intérieur du triangle</text:p>
        </text:list-item>
      </text:list>
      <text:p text:style-name="P7"/>
      <text:list xml:id="list211243674037909" text:continue-list="list211242961745921" text:style-name="Numbering_20_123">
        <text:list-item>
          <text:p text:style-name="Question">Dans un triangle ABC, la droite remarquable issue de A et qui coupe [BC] en son milieu est :</text:p>
        </text:list-item>
      </text:list>
      <text:list xml:id="list211241950073008" text:continue-list="list211243989454457" text:style-name="Réponse">
        <text:list-item text:start-value="1">
          <text:p text:style-name="P63">Une médiane</text:p>
        </text:list-item>
        <text:list-item>
          <text:p text:style-name="P63">Une bissectrice</text:p>
        </text:list-item>
        <text:list-item>
          <text:p text:style-name="P63">Une hauteur</text:p>
        </text:list-item>
        <text:list-item>
          <text:p text:style-name="P63">Une médiatrice</text:p>
        </text:list-item>
      </text:list>
      <text:p text:style-name="P8"/>
      <text:list xml:id="list211242396540372" text:continue-list="list211243674037909" text:style-name="Numbering_20_123">
        <text:list-item>
          <text:p text:style-name="P43">Pour construire le cercle passant par 3 points non alignés :</text:p>
        </text:list-item>
      </text:list>
      <text:list xml:id="list211242726721816" text:continue-list="list211241950073008" text:style-name="Réponse">
        <text:list-item text:start-value="1">
          <text:p text:style-name="P64">Il faut construire les 3 hauteurs</text:p>
        </text:list-item>
        <text:list-item>
          <text:p text:style-name="P64">On peut se contenter de construire 2 hauteurs</text:p>
        </text:list-item>
        <text:list-item>
          <text:p text:style-name="P64">Il faut construire les 3 médiatrices</text:p>
        </text:list-item>
        <text:list-item>
          <text:p text:style-name="P64">On peut se contenter de construire 2 médiatrices</text:p>
        </text:list-item>
      </text:list>
      <text:p text:style-name="P7"/>
      <text:list xml:id="list211243903288584" text:continue-list="list211242396540372" text:style-name="Numbering_20_123">
        <text:list-item>
          <text:p text:style-name="P31"><text:span text:style-name="T26">☻</text:span>Le point de concours des bissectrices est :</text:p>
        </text:list-item>
      </text:list>
      <text:list xml:id="list211242183155968" text:continue-list="list211242726721816" text:style-name="Réponse">
        <text:list-item text:start-value="1">
          <text:p text:style-name="P63">A égale distance des trois sommets du triangle. </text:p>
        </text:list-item>
        <text:list-item>
          <text:p text:style-name="P63">A égale distance des trois côtés du triangle. </text:p>
        </text:list-item>
        <text:list-item>
          <text:p text:style-name="P63">Le centre de gravité du triangle. </text:p>
        </text:list-item>
        <text:list-item>
          <text:p text:style-name="P63">Peut être à l'extérieur du triangle. </text:p>
        </text:list-item>
      </text:list>
      <text:p text:style-name="P8"/>
      <text:list xml:id="list211243794457896" text:continue-list="list211243903288584" text:style-name="Numbering_20_123">
        <text:list-item>
          <text:p text:style-name="Question">Dans un triangle ABC, on note A' le milieu de [BC]. Le point qui se trouve aux 2/3 de [AA'] est</text:p>
        </text:list-item>
      </text:list>
      <text:list xml:id="list211243068105747" text:continue-list="list211242183155968" text:style-name="Réponse">
        <text:list-item text:start-value="1">
          <text:p text:style-name="P63">Le centre de gravité</text:p>
        </text:list-item>
        <text:list-item>
          <text:p text:style-name="P63">Le centre du cercle inscrit</text:p>
        </text:list-item>
        <text:list-item>
          <text:p text:style-name="P63">L'orthocentre</text:p>
        </text:list-item>
        <text:list-item>
          <text:p text:style-name="P63">Le centre du cercle circonscrit</text:p>
        </text:list-item>
      </text:list>
      <text:p text:style-name="P7"/>
      <text:list xml:id="list211241885789526" text:continue-list="list211243794457896" text:style-name="Numbering_20_123">
        <text:list-item>
          <text:p text:style-name="Question">La droite remarquable qui partage l'angle Â en deux angles égaux est :</text:p>
        </text:list-item>
      </text:list>
      <text:list xml:id="list211242784233255" text:continue-list="list211243068105747" text:style-name="Réponse">
        <text:list-item text:start-value="1">
          <text:p text:style-name="P63">Une médiane</text:p>
        </text:list-item>
        <text:list-item>
          <text:p text:style-name="P63">Une hauteur</text:p>
        </text:list-item>
        <text:list-item>
          <text:p text:style-name="P63">Une bissectrice</text:p>
        </text:list-item>
        <text:list-item>
          <text:p text:style-name="P63">Une médiatrice</text:p>
        </text:list-item>
      </text:list>
      <text:p text:style-name="P7"/>
      <text:list xml:id="list211243787109418" text:continue-list="list211241885789526" text:style-name="Numbering_20_123">
        <text:list-item>
          <text:p text:style-name="P32"><text:span text:style-name="T26">☻</text:span>Dans un triangle ABC, le point d'intersection de deux médiatrices est :</text:p>
        </text:list-item>
      </text:list>
      <text:list xml:id="list211243862616262" text:continue-list="list211242784233255" text:style-name="Réponse">
        <text:list-item text:start-value="1">
          <text:p text:style-name="P63">Le centre du cercle inscrit</text:p>
        </text:list-item>
        <text:list-item>
          <text:p text:style-name="P63">Le centre du cercle circonscrit</text:p>
        </text:list-item>
        <text:list-item>
          <text:p text:style-name="P63">Appartient à la 3ème médiatrice</text:p>
        </text:list-item>
        <text:list-item>
          <text:p text:style-name="P63">Toujours à l'intérieur du triangle</text:p>
        </text:list-item>
      </text:list>
      <text:p text:style-name="P9"/>
      <text:list xml:id="list211242667470555" text:continue-list="list211243787109418" text:style-name="Numbering_20_123">
        <text:list-item>
          <text:p text:style-name="P32"><text:span text:style-name="T26">☻</text:span>Qu'est-ce qui est vrai ?</text:p>
        </text:list-item>
      </text:list>
      <text:list xml:id="list211242648556078" text:continue-list="list211243862616262" text:style-name="Réponse">
        <text:list-item text:start-value="1">
          <text:p text:style-name="P65">On parle de médiatrice d'un segment</text:p>
        </text:list-item>
        <text:list-item>
          <text:p text:style-name="P65">On parle de bissectrice d'un angle</text:p>
        </text:list-item>
        <text:list-item>
          <text:p text:style-name="P65">On parle de hauteur issue d'un sommet relative à une base</text:p>
        </text:list-item>
        <text:list-item>
          <text:p text:style-name="P65">On peut parler de médiane pour d'autres figures que les triangles</text:p>
        </text:list-item>
      </text:list>
      <text:p text:style-name="P9"/>
      <text:list xml:id="list211242538142111" text:continue-list="list211242667470555" text:style-name="Numbering_20_123">
        <text:list-item>
          <text:p text:style-name="P32"><text:span text:style-name="T26">☻</text:span>Dans un triangle ABC, la médiatrice issue de A est une droite :</text:p>
        </text:list-item>
      </text:list>
      <text:list xml:id="list211243819857107" text:continue-list="list211242648556078" text:style-name="Réponse">
        <text:list-item text:start-value="1">
          <text:p text:style-name="P63">Qui coupe [BC] en son milieu</text:p>
        </text:list-item>
        <text:list-item>
          <text:p text:style-name="P63">Qui est orthogonale à (BC)</text:p>
        </text:list-item>
        <text:list-item>
          <text:p text:style-name="P63">On ne parle pas de médiatrice issue d'un point</text:p>
        </text:list-item>
        <text:list-item>
          <text:p text:style-name="P63">Qui contient l'orthocentre</text:p>
        </text:list-item>
      </text:list>
      <text:p text:style-name="P15"/>
      <text:list xml:id="list211242713753094" text:continue-list="list211242538142111" text:style-name="Numbering_20_123">
        <text:list-item>
          <text:p text:style-name="P51"><text:soft-page-break/><text:span text:style-name="T26">☻</text:span>Dans<text:span text:style-name="T30"> </text:span>ABC isocèle en A :</text:p>
        </text:list-item>
      </text:list>
      <text:list xml:id="list211243911685935" text:continue-list="list211243819857107" text:style-name="Réponse">
        <text:list-item text:start-value="1">
          <text:p text:style-name="P66">La médiatrice relative à [BC] passe par A</text:p>
        </text:list-item>
        <text:list-item>
          <text:p text:style-name="P66">La hauteur issue de A passe par le milieu de [BC]</text:p>
        </text:list-item>
        <text:list-item>
          <text:p text:style-name="P66">L'orthocentre est à l'intérieur du triangle</text:p>
        </text:list-item>
        <text:list-item>
          <text:p text:style-name="P66">On ne peut rien dire</text:p>
        </text:list-item>
      </text:list>
      <text:p text:style-name="P10"/>
      <text:list xml:id="list211243777334546" text:continue-list="list211242713753094" text:style-name="Numbering_20_123">
        <text:list-item>
          <text:p text:style-name="P44">Le point de concours des hauteurs :</text:p>
        </text:list-item>
      </text:list>
      <text:list xml:id="list211242317432768" text:continue-list="list211243911685935" text:style-name="Réponse">
        <text:list-item text:start-value="1">
          <text:p text:style-name="P64">e<text:span text:style-name="T23">st l</text:span>'orthocentre</text:p>
        </text:list-item>
        <text:list-item>
          <text:p text:style-name="P64"><text:span text:style-name="T23">est l</text:span>e centre du cercle circonscrit</text:p>
        </text:list-item>
        <text:list-item>
          <text:p text:style-name="P64"><text:span text:style-name="T23">est l</text:span>e centre du cercle inscrit</text:p>
        </text:list-item>
        <text:list-item>
          <text:p text:style-name="P64"><text:span text:style-name="T23">est t</text:span>oujours à l'intérieur du triangle</text:p>
        </text:list-item>
      </text:list>
      <text:p text:style-name="P8"/>
      <text:list xml:id="list211241926499738" text:continue-list="list211243777334546" text:style-name="Numbering_20_123">
        <text:list-item>
          <text:p text:style-name="Question">Dans un triangle ABC, la droite remarquable issue de A et qui est orthogonale à (BC) est :</text:p>
        </text:list-item>
      </text:list>
      <text:list xml:id="list211242434954508" text:continue-list="list211242317432768" text:style-name="Réponse">
        <text:list-item text:start-value="1">
          <text:p text:style-name="P63">Une bissectrice</text:p>
        </text:list-item>
        <text:list-item>
          <text:p text:style-name="P63">Une hauteur</text:p>
        </text:list-item>
        <text:list-item>
          <text:p text:style-name="P63">Une médiane</text:p>
        </text:list-item>
        <text:list-item>
          <text:p text:style-name="P63">Une médiatrice</text:p>
        </text:list-item>
      </text:list>
      <text:p text:style-name="P7"/>
      <text:list xml:id="list211243249832441" text:continue-list="list211241926499738" text:style-name="Numbering_20_123">
        <text:list-item>
          <text:p text:style-name="Question">Dans un triangle ABC, la droite remarquable qui passe par le milieu de [AC] et qui est orthogonale à (AC) est :</text:p>
        </text:list-item>
      </text:list>
      <text:list xml:id="list211243684591341" text:continue-list="list211242434954508" text:style-name="Réponse">
        <text:list-item text:start-value="1">
          <text:p text:style-name="P63">Une médiane</text:p>
        </text:list-item>
        <text:list-item>
          <text:p text:style-name="P63">Une bissectrice</text:p>
        </text:list-item>
        <text:list-item>
          <text:p text:style-name="P63">Une médiatrice</text:p>
        </text:list-item>
        <text:list-item>
          <text:p text:style-name="P63">Une hauteur</text:p>
        </text:list-item>
      </text:list>
      <text:p text:style-name="P7"/>
      <text:list xml:id="list211243774917558" text:continue-list="list211243249832441" text:style-name="Numbering_20_123">
        <text:list-item>
          <text:p text:style-name="P32"><text:span text:style-name="T26">☻</text:span>Dans un triangle, <text:span text:style-name="T30">les</text:span> droite<text:span text:style-name="T30">s</text:span> <text:span text:style-name="T30">toujours </text:span>perpendiculaire<text:span text:style-name="T30">s</text:span> à un côté <text:span text:style-name="T30">sont</text:span> :</text:p>
        </text:list-item>
      </text:list>
      <text:list xml:id="list211243576689312" text:continue-list="list211243684591341" text:style-name="Réponse">
        <text:list-item text:start-value="1">
          <text:p text:style-name="P63"><text:span text:style-name="T30">Les </text:span>médiatrice<text:span text:style-name="T30">s</text:span></text:p>
        </text:list-item>
        <text:list-item>
          <text:p text:style-name="P63"><text:span text:style-name="T30">Les</text:span> hauteur<text:span text:style-name="T30">s</text:span></text:p>
        </text:list-item>
        <text:list-item>
          <text:p text:style-name="P63"><text:span text:style-name="T30">Les</text:span> médiane<text:span text:style-name="T30">s</text:span></text:p>
        </text:list-item>
        <text:list-item>
          <text:p text:style-name="P72">Les bissectrices</text:p>
        </text:list-item>
      </text:list>
      <text:p text:style-name="P7"/>
      <text:list xml:id="list211242124640607" text:continue-list="list211243774917558" text:style-name="Numbering_20_123">
        <text:list-item>
          <text:p text:style-name="P32"><text:span text:style-name="T26">☻</text:span>Dans un triangle, quelle<text:span text:style-name="T24">s</text:span> droites peuvent être confondues avec un côté ?</text:p>
        </text:list-item>
      </text:list>
      <text:list xml:id="list211243217717972" text:continue-list="list211243576689312" text:style-name="Réponse">
        <text:list-item text:start-value="1">
          <text:p text:style-name="P63"><text:span text:style-name="T24">Les</text:span> médiatrice<text:span text:style-name="T24">s</text:span></text:p>
        </text:list-item>
        <text:list-item>
          <text:p text:style-name="P63"><text:span text:style-name="T24">Les</text:span> bissectrice<text:span text:style-name="T24">s</text:span></text:p>
        </text:list-item>
        <text:list-item>
          <text:p text:style-name="P63"><text:span text:style-name="T24">Les</text:span> hauteur<text:span text:style-name="T24">s</text:span></text:p>
        </text:list-item>
        <text:list-item>
          <text:p text:style-name="P63"><text:span text:style-name="T24">Les</text:span> médiane<text:span text:style-name="T24">s</text:span></text:p>
        </text:list-item>
      </text:list>
      <text:p text:style-name="Standard"/>
      <text:list xml:id="list211243320159388" text:continue-list="list211242124640607" text:style-name="Numbering_20_123">
        <text:list-item>
          <text:p text:style-name="P50">Quel point de concours est équidistant des sommets d'un triangle ?</text:p>
        </text:list-item>
      </text:list>
      <text:list xml:id="list211242870394415" text:continue-list="list211243217717972" text:style-name="Réponse">
        <text:list-item text:start-value="1">
          <text:p text:style-name="P63">Celui des bissectrices</text:p>
        </text:list-item>
        <text:list-item>
          <text:p text:style-name="P63">Celui des médiatrices</text:p>
        </text:list-item>
        <text:list-item>
          <text:p text:style-name="P63">Celui des hauteurs</text:p>
        </text:list-item>
        <text:list-item>
          <text:p text:style-name="P63">Celui des médianes</text:p>
        </text:list-item>
      </text:list>
      <text:p text:style-name="P7"/>
      <text:list xml:id="list211242988605549" text:continue-list="list211243320159388" text:style-name="Numbering_20_123">
        <text:list-item>
          <text:p text:style-name="P32"><text:span text:style-name="T26">☻</text:span>Quel point de concours peut être à l'extérieur du triangle ?</text:p>
        </text:list-item>
      </text:list>
      <text:list xml:id="list211242282927253" text:continue-list="list211242870394415" text:style-name="Réponse">
        <text:list-item text:start-value="1">
          <text:p text:style-name="P63">Celui des bissectrices</text:p>
        </text:list-item>
        <text:list-item>
          <text:p text:style-name="P63">Celui des médiatrices</text:p>
        </text:list-item>
        <text:list-item>
          <text:p text:style-name="P63">Celui des hauteurs</text:p>
        </text:list-item>
        <text:list-item>
          <text:p text:style-name="P63">Celui des médianes</text:p>
        </text:list-item>
      </text:list>
      <text:p text:style-name="P7"/>
      <text:list xml:id="list211243763394446" text:continue-list="list211242988605549" text:style-name="Numbering_20_123">
        <text:list-item>
          <text:p text:style-name="P32"><text:span text:style-name="T26">☻</text:span>Dans un triangle, quelles droites passent toujours par les sommets ?</text:p>
        </text:list-item>
      </text:list>
      <text:list xml:id="list211243727012856" text:continue-list="list211242282927253" text:style-name="Réponse">
        <text:list-item text:start-value="1">
          <text:p text:style-name="P63">Les bissectrices</text:p>
        </text:list-item>
        <text:list-item>
          <text:p text:style-name="P63">Les médiatrices</text:p>
        </text:list-item>
        <text:list-item>
          <text:p text:style-name="P63">Les hauteurs</text:p>
        </text:list-item>
        <text:list-item>
          <text:p text:style-name="P63">Les médianes</text:p>
        </text:list-item>
      </text:list>
      <text:p text:style-name="P7"/>
      <text:p text:style-name="P7"/>
      <text:list xml:id="list211242193509768" text:continue-list="list211243763394446" text:style-name="Numbering_20_123">
        <text:list-item>
          <text:p text:style-name="P53"><text:span text:style-name="T26">☻</text:span>Soit un triangle ABC.<text:line-break/>D <text:span text:style-name="T3">∈</text:span> [AC], E <text:span text:style-name="T3">∈</text:span><text:span text:style-name="T4"> </text:span>[CB] <text:span text:style-name="T5">et</text:span> (DE) // (AB). Quelles égalités sont vraies ?</text:p>
        </text:list-item>
      </text:list>
      <text:list xml:id="list211243112213408" text:continue-list="list211243727012856" text:style-name="Réponse">
        <text:list-item text:start-value="1">
          <text:p text:style-name="P63"><draw:frame draw:style-name="fr1" draw:name="Objet1" text:anchor-type="as-char" svg:y="-0.93cm" svg:width="2.709cm" svg:height="1.515cm" draw:z-index="0"><draw:object xlink:href="./Object 1" xlink:type="simple" xlink:show="embed" xlink:actuate="onLoad"/><draw:image xlink:href="./ObjectReplacements/Object 1" xlink:type="simple" xlink:show="embed" xlink:actuate="onLoad"/></draw:frame></text:p>
        </text:list-item>
        <text:list-item>
          <text:p text:style-name="P63"><draw:frame draw:style-name="fr1" draw:name="Objet2" text:anchor-type="as-char" svg:y="-0.93cm" svg:width="2.743cm" svg:height="1.515cm" draw:z-index="1"><draw:object xlink:href="./Object 2" xlink:type="simple" xlink:show="embed" xlink:actuate="onLoad"/><draw:image xlink:href="./ObjectReplacements/Object 2" xlink:type="simple" xlink:show="embed" xlink:actuate="onLoad"/></draw:frame></text:p>
        </text:list-item>
        <text:list-item>
          <text:p text:style-name="P63"><draw:frame draw:style-name="fr1" draw:name="Objet3" text:anchor-type="as-char" svg:y="-0.93cm" svg:width="2.736cm" svg:height="1.515cm" draw:z-index="2"><draw:object xlink:href="./Object 3" xlink:type="simple" xlink:show="embed" xlink:actuate="onLoad"/><draw:image xlink:href="./ObjectReplacements/Object 3" xlink:type="simple" xlink:show="embed" xlink:actuate="onLoad"/></draw:frame></text:p>
        </text:list-item>
        <text:list-item>
          <text:p text:style-name="P63"><draw:frame draw:style-name="fr1" draw:name="Objet4" text:anchor-type="as-char" svg:y="-0.93cm" svg:width="2.813cm" svg:height="1.515cm" draw:z-index="3"><draw:object xlink:href="./Object 4" xlink:type="simple" xlink:show="embed" xlink:actuate="onLoad"/><draw:image xlink:href="./ObjectReplacements/Object 4" xlink:type="simple" xlink:show="embed" xlink:actuate="onLoad"/></draw:frame></text:p>
        </text:list-item>
      </text:list>
      <text:p text:style-name="P7"/>
      <text:list xml:id="list211242538252758" text:continue-list="list211242193509768" text:style-name="Numbering_20_123">
        <text:list-item>
          <text:p text:style-name="P33"><text:span text:style-name="T26">☻</text:span>Soient deux droites (AD) et (EB) sécantes en C. C <text:span text:style-name="T3">∈</text:span> [AD] <text:span text:style-name="T5">et</text:span> (DE) // (AB). Quelles égalités sont vraies ?</text:p>
        </text:list-item>
      </text:list>
      <text:list xml:id="list211242536641896" text:continue-list="list211243112213408" text:style-name="Réponse">
        <text:list-item text:start-value="1">
          <text:p text:style-name="P63"><draw:frame draw:style-name="fr1" draw:name="Objet5" text:anchor-type="as-char" svg:y="-0.93cm" svg:width="4.302cm" svg:height="1.515cm" draw:z-index="4"><draw:object xlink:href="./Object 5" xlink:type="simple" xlink:show="embed" xlink:actuate="onLoad"/><draw:image xlink:href="./ObjectReplacements/Object 5" xlink:type="simple" xlink:show="embed" xlink:actuate="onLoad"/></draw:frame></text:p>
        </text:list-item>
        <text:list-item>
          <text:p text:style-name="P63"><draw:frame draw:style-name="fr1" draw:name="Objet6" text:anchor-type="as-char" svg:y="-0.93cm" svg:width="4.302cm" svg:height="1.515cm" draw:z-index="5"><draw:object xlink:href="./Object 6" xlink:type="simple" xlink:show="embed" xlink:actuate="onLoad"/><draw:image xlink:href="./ObjectReplacements/Object 6" xlink:type="simple" xlink:show="embed" xlink:actuate="onLoad"/></draw:frame></text:p>
        </text:list-item>
        <text:list-item>
          <text:p text:style-name="P63"><draw:frame draw:style-name="fr1" draw:name="Objet7" text:anchor-type="as-char" svg:y="-0.93cm" svg:width="4.344cm" svg:height="1.515cm" draw:z-index="6"><draw:object xlink:href="./Object 7" xlink:type="simple" xlink:show="embed" xlink:actuate="onLoad"/><draw:image xlink:href="./ObjectReplacements/Object 7" xlink:type="simple" xlink:show="embed" xlink:actuate="onLoad"/></draw:frame></text:p>
        </text:list-item>
        <text:list-item>
          <text:p text:style-name="P63"><draw:frame draw:style-name="fr1" draw:name="Objet8" text:anchor-type="as-char" svg:y="-0.93cm" svg:width="4.302cm" svg:height="1.515cm" draw:z-index="7"><draw:object xlink:href="./Object 8" xlink:type="simple" xlink:show="embed" xlink:actuate="onLoad"/><draw:image xlink:href="./ObjectReplacements/Object 8" xlink:type="simple" xlink:show="embed" xlink:actuate="onLoad"/></draw:frame></text:p>
        </text:list-item>
      </text:list>
      <text:p text:style-name="P7"/>
      <text:list xml:id="list211243646822511" text:continue-list="list211242538252758" text:style-name="Numbering_20_123">
        <text:list-item>
          <text:p text:style-name="P33"><text:span text:style-name="T26">☻</text:span>Soit un triangle ABC.<text:line-break/>D <text:span text:style-name="T3">∈</text:span> [AC], E <text:span text:style-name="T3">∈</text:span> [CB] <text:span text:style-name="T5">et</text:span> (DE) // (AB).<text:line-break/>DC = DE = 1 ; EC = 1,5 ; AD = 2. Quelles égalités sont vraies ?</text:p>
        </text:list-item>
      </text:list>
      <text:list xml:id="list211241983309114" text:continue-list="list211242536641896" text:style-name="Réponse">
        <text:list-item text:start-value="1">
          <text:p text:style-name="P63">BC = 4,5</text:p>
        </text:list-item>
        <text:list-item>
          <text:p text:style-name="P63">BC = 2,5</text:p>
        </text:list-item>
        <text:list-item>
          <text:p text:style-name="P63">AB = 2,5</text:p>
        </text:list-item>
        <text:list-item>
          <text:p text:style-name="P63">AB = 2</text:p>
        </text:list-item>
      </text:list>
      <text:p text:style-name="P7"/>
      <text:list xml:id="list211242728450997" text:continue-list="list211243646822511" text:style-name="Numbering_20_123">
        <text:list-item>
          <text:p text:style-name="P33"><text:span text:style-name="T26">☻</text:span>Soient deux droites (AD) et (EB) sécantes en C. C <text:span text:style-name="T3">∈</text:span> [AD]. (DE) // (AB). ED = 4 ; CD = 2 ; CE = 2,5 ; AC = 3. Quelles égalités sont vraies ?</text:p>
        </text:list-item>
      </text:list>
      <text:list xml:id="list211242898442858" text:continue-list="list211241983309114" text:style-name="Réponse">
        <text:list-item text:start-value="1">
          <text:p text:style-name="P63">BC = 3,25</text:p>
        </text:list-item>
        <text:list-item>
          <text:p text:style-name="P63">BC = 3,5</text:p>
        </text:list-item>
        <text:list-item>
          <text:p text:style-name="P63">AB = 5</text:p>
        </text:list-item>
        <text:list-item>
          <text:p text:style-name="P63">AB = 6</text:p>
        </text:list-item>
      </text:list>
      <text:p text:style-name="P11"/>
      <text:list xml:id="list211242154227296" text:continue-list="list211242728450997" text:style-name="Numbering_20_123">
        <text:list-item>
          <text:p text:style-name="P33"><text:span text:style-name="T26">☻</text:span>Les diagonales du quadrilatère ABCD se coupent en O. OC=3OA et OD=3OB. Que peut-on en déduire ?</text:p>
        </text:list-item>
      </text:list>
      <text:list xml:id="list211242384589934" text:continue-list="list211242898442858" text:style-name="Réponse">
        <text:list-item text:start-value="1">
          <text:p text:style-name="P67">(AB) // (DC)</text:p>
        </text:list-item>
        <text:list-item>
          <text:p text:style-name="P67">(AD) // (BC)</text:p>
        </text:list-item>
        <text:list-item>
          <text:p text:style-name="P67">CD = 3AB</text:p>
        </text:list-item>
        <text:list-item>
          <text:p text:style-name="P67">BC = 3AD</text:p>
        </text:list-item>
      </text:list>
      <text:p text:style-name="P11"/>
      <text:list xml:id="list211241925366755" text:continue-list="list211242154227296" text:style-name="Numbering_20_123">
        <text:list-item>
          <text:p text:style-name="P33"><text:span text:style-name="T26">☻</text:span>Soit ABC un triangle. D est un point de [AB] et E est un point de [AC].<text:line-break/>AD = 4 ; AE = 3 ; AC = 6 ; AB = 8.</text:p>
        </text:list-item>
      </text:list>
      <text:list xml:id="list211242756023390" text:continue-list="list211242384589934" text:style-name="Réponse">
        <text:list-item text:start-value="1">
          <text:p text:style-name="P63">Alors on peut utiliser le théorème de Thalès</text:p>
        </text:list-item>
        <text:list-item>
          <text:p text:style-name="P63">Alors on peut utiliser la réciproque du théorème de Thalès</text:p>
        </text:list-item>
        <text:list-item>
          <text:p text:style-name="P63">Alors les droites (BC) et (DE) sont parallèles</text:p>
        </text:list-item>
        <text:list-item>
          <text:p text:style-name="P63">Aucune des réponses ci-dessus</text:p>
        </text:list-item>
      </text:list>
      <text:p text:style-name="P7"/>
      <text:list xml:id="list211242685971746" text:continue-list="list211241925366755" text:style-name="Numbering_20_123">
        <text:list-item>
          <text:p text:style-name="P33"><text:span text:style-name="T26">☻</text:span>Soit ABC un triangle. Une droite coupe (AB) en D et (AC) en E.<text:line-break/>Quelles affirmations sont vraies ?</text:p>
        </text:list-item>
      </text:list>
      <text:list xml:id="list211242237263874" text:continue-list="list211242756023390" text:style-name="Réponse">
        <text:list-item text:start-value="1">
          <text:p text:style-name="P63">Pour utiliser Thalès, il faut vérifier que A, D et B sont alignés dans le même ordre que A, E et C.</text:p>
        </text:list-item>
        <text:list-item>
          <text:p text:style-name="P63">Pour utiliser la réciproque de Thalès, il faut vérifier que A, D et B sont alignés dans le même ordre que A, E et C.</text:p>
        </text:list-item>
        <text:list-item>
          <text:p text:style-name="P63">Si (DE) // (BC) alors <draw:frame draw:style-name="fr1" draw:name="Objet9" text:anchor-type="as-char" svg:y="-0.93cm" svg:width="2.796cm" svg:height="1.515cm" draw:z-index="8"><draw:object xlink:href="./Object 9" xlink:type="simple" xlink:show="embed" xlink:actuate="onLoad"/><draw:image xlink:href="./ObjectReplacements/Object 9" xlink:type="simple" xlink:show="embed" xlink:actuate="onLoad"/></draw:frame></text:p>
        </text:list-item>
        <text:list-item>
          <text:p text:style-name="P63">Aucune des réponses ci-dessus</text:p>
        </text:list-item>
      </text:list>
      <text:p text:style-name="P7"/>
      <text:list xml:id="list211243228566891" text:continue-list="list211242685971746" text:style-name="Numbering_20_123">
        <text:list-item>
          <text:p text:style-name="P34"><text:soft-page-break/><text:span text:style-name="T26">☻</text:span>Pour montrer qu'un triangle ABC est rectangle en B. On peut calculer :</text:p>
        </text:list-item>
      </text:list>
      <text:list xml:id="list211243298324794" text:continue-list="list211242237263874" text:style-name="Réponse">
        <text:list-item text:start-value="1">
          <text:p text:style-name="P63">AB<text:span text:style-name="T7">2</text:span> et AC<text:span text:style-name="T7">2</text:span>+BC<text:span text:style-name="T7">2</text:span></text:p>
        </text:list-item>
        <text:list-item>
          <text:p text:style-name="P63">AC<text:span text:style-name="T7">2</text:span> et AB<text:span text:style-name="T7">2</text:span>+BC<text:span text:style-name="T7">2</text:span></text:p>
        </text:list-item>
        <text:list-item>
          <text:p text:style-name="P63">CB<text:span text:style-name="T7">2</text:span> et AC<text:span text:style-name="T7">2</text:span>+AB<text:span text:style-name="T7">2</text:span></text:p>
        </text:list-item>
        <text:list-item>
          <text:p text:style-name="P63">Aucune des réponses ci-dessus</text:p>
        </text:list-item>
      </text:list>
      <text:p text:style-name="P7"/>
      <text:list xml:id="list211242446321401" text:continue-list="list211243228566891" text:style-name="Numbering_20_123">
        <text:list-item>
          <text:p text:style-name="P34"><text:span text:style-name="T26">☻</text:span>ABC est un triangle rectangle en A, tel que AB = 6 et AC = 4.</text:p>
        </text:list-item>
      </text:list>
      <text:list xml:id="list211243183556450" text:continue-list="list211243298324794" text:style-name="Réponse">
        <text:list-item text:start-value="1">
          <text:p text:style-name="P63">Le théorème de Pythagore permet de calculer BC</text:p>
        </text:list-item>
        <text:list-item>
          <text:p text:style-name="P63">La réciproque de Pythagore permet de calculer BC</text:p>
        </text:list-item>
        <text:list-item>
          <text:p text:style-name="P63">BC<text:span text:style-name="T7">2</text:span> = (4 + 6)<text:span text:style-name="T7">2</text:span></text:p>
        </text:list-item>
        <text:list-item>
          <text:p text:style-name="P63">BC<text:span text:style-name="T7">2</text:span> = 4<text:span text:style-name="T7">2</text:span> + 6<text:span text:style-name="T7">2</text:span></text:p>
        </text:list-item>
      </text:list>
      <text:p text:style-name="P13"/>
      <text:list xml:id="list211242431466222" text:continue-list="list211242446321401" text:style-name="Numbering_20_123">
        <text:list-item>
          <text:p text:style-name="P45">ABCD est un carré dont les diagonales mesurent 6cm. En arrondissant au <text:span text:style-name="T8">millimètre</text:span> près, ce carré a des côtés de longueur :</text:p>
        </text:list-item>
      </text:list>
      <text:list xml:id="list211243571051486" text:continue-list="list211243183556450" text:style-name="Réponse">
        <text:list-item text:start-value="1">
          <text:p text:style-name="P68">12cm</text:p>
        </text:list-item>
        <text:list-item>
          <text:p text:style-name="P68">4,2cm</text:p>
        </text:list-item>
        <text:list-item>
          <text:p text:style-name="P68">8,5cm</text:p>
        </text:list-item>
        <text:list-item>
          <text:p text:style-name="P68">Aucune des réponses ci-dessus</text:p>
        </text:list-item>
      </text:list>
      <text:p text:style-name="P13"/>
      <text:list xml:id="list211242184079743" text:continue-list="list211242431466222" text:style-name="Numbering_20_123">
        <text:list-item>
          <text:p text:style-name="Question">ABC est un triangle tel que AB = 6 ; BC = 8 et AC = 10.</text:p>
        </text:list-item>
      </text:list>
      <text:list xml:id="list211243618117129" text:continue-list="list211243571051486" text:style-name="Réponse">
        <text:list-item text:start-value="1">
          <text:p text:style-name="P63">Le triangle est rectangle A</text:p>
        </text:list-item>
        <text:list-item>
          <text:p text:style-name="P63">Le triangle est rectangle B</text:p>
        </text:list-item>
        <text:list-item>
          <text:p text:style-name="P63">Le triangle est rectangle C</text:p>
        </text:list-item>
        <text:list-item>
          <text:p text:style-name="P63">Le triangle n'est pas rectangle</text:p>
        </text:list-item>
      </text:list>
      <text:p text:style-name="P7"/>
      <text:list xml:id="list211243542218237" text:continue-list="list211242184079743" text:style-name="Numbering_20_123">
        <text:list-item>
          <text:p text:style-name="Question">ABC est un triangle. D est le projeté orthogonal de A sur (BC). AB = 6 ; AC = 13 et DC = 12. La distance de A à la droite (BC) est égale à :</text:p>
        </text:list-item>
      </text:list>
      <text:list xml:id="list211243971456464" text:continue-list="list211243618117129" text:style-name="Réponse">
        <text:list-item text:start-value="1">
          <text:p text:style-name="P63">25</text:p>
        </text:list-item>
        <text:list-item>
          <text:p text:style-name="P63">5</text:p>
        </text:list-item>
        <text:list-item>
          <text:p text:style-name="P63">6</text:p>
        </text:list-item>
        <text:list-item>
          <text:p text:style-name="P63">Aucune des réponses ci-dessus</text:p>
        </text:list-item>
      </text:list>
      <text:p text:style-name="P12"/>
      <text:list xml:id="list211243001122546" text:continue-list="list211243542218237" text:style-name="Numbering_20_123">
        <text:list-item>
          <text:p text:style-name="P37"><text:span text:style-name="T26">☻</text:span>On <text:span text:style-name="T32">considère le triangle ABC </text:span>tel que AI = IB = IC avec I milieu de [AC] :</text:p>
        </text:list-item>
      </text:list>
      <text:list xml:id="list211243863289559" text:continue-list="list211243971456464" text:style-name="Réponse">
        <text:list-item text:start-value="1">
          <text:p text:style-name="P69">Le triangle ABC est <text:span text:style-name="T32">isocèle</text:span> en B</text:p>
        </text:list-item>
        <text:list-item>
          <text:p text:style-name="P69">Le triangle ABC est <text:span text:style-name="T32">r</text:span>ectangle en B</text:p>
        </text:list-item>
        <text:list-item>
          <text:p text:style-name="P73">(BI) est une médiane de ABC</text:p>
        </text:list-item>
        <text:list-item>
          <text:p text:style-name="P70"><text:span text:style-name="T33">La hauteur issue de C passe par</text:span> <text:span text:style-name="T33">B</text:span></text:p>
        </text:list-item>
      </text:list>
      <text:p text:style-name="P16"/>
      <text:list xml:id="list211242706762913" text:continue-list="list211243001122546" text:style-name="Numbering_20_123">
        <text:list-item>
          <text:p text:style-name="P50">Citons le théorème de Pythagore :</text:p>
        </text:list-item>
      </text:list>
      <text:list xml:id="list211243973828021" text:continue-list="list211243863289559" text:style-name="Réponse">
        <text:list-item text:start-value="1">
          <text:p text:style-name="P63">Dans un triangle, le carré de l'hypoténuse est égal à la somme de<text:span text:style-name="T8">s</text:span> carrés des 2 autres côtés</text:p>
        </text:list-item>
        <text:list-item>
          <text:p text:style-name="P63">Dans un triangle rectangle, l'hypoténuse est égale à la somme des 2 autres côtés</text:p>
        </text:list-item>
        <text:list-item>
          <text:p text:style-name="P63">Dans un triangle rectangle, le carré de l'hypoténuse est égal à la somme des carrés des 2 autres côtés</text:p>
        </text:list-item>
        <text:list-item>
          <text:p text:style-name="P70">Aucune des réponses ci-dessus</text:p>
        </text:list-item>
      </text:list>
      <text:p text:style-name="P7"/>
      <text:list xml:id="list211242851720641" text:continue-list="list211242706762913" text:style-name="Numbering_20_123">
        <text:list-item>
          <text:p text:style-name="P34"><text:span text:style-name="T26">☻</text:span>Dans un triangle :</text:p>
        </text:list-item>
      </text:list>
      <text:list xml:id="list211243932316216" text:continue-list="list211243973828021" text:style-name="Réponse">
        <text:list-item text:start-value="1">
          <text:p text:style-name="P63"><text:span text:style-name="T6">L’hypoténuse</text:span> est toujours le plus grand côté</text:p>
        </text:list-item>
        <text:list-item>
          <text:p text:style-name="P63">On ne peut pas appliquer Pythagore s'il y a un angle obtus</text:p>
        </text:list-item>
        <text:list-item>
          <text:p text:style-name="P79">Si le triangle est inscrit dans un cercle alors il est rectangle</text:p>
        </text:list-item>
        <text:list-item>
          <text:p text:style-name="P71">Aucune des réponses ci-dessus</text:p>
        </text:list-item>
      </text:list>
      <text:p text:style-name="Standard"/>
      <text:list xml:id="list211243157604876" text:continue-list="list211242851720641" text:style-name="Numbering_20_123">
        <text:list-item>
          <text:p text:style-name="P52"><text:soft-page-break/>ABC est un triangle rectangle en B tel que AC = 6 et BC = 5. Le <text:span text:style-name="T12">rayon du </text:span>cercle circonscrit au triangle ABC <text:span text:style-name="T12">est</text:span> :</text:p>
        </text:list-item>
      </text:list>
      <text:list xml:id="list211243622597138" text:continue-list="list211243932316216" text:style-name="Réponse">
        <text:list-item text:start-value="1">
          <text:p text:style-name="P68">4</text:p>
        </text:list-item>
        <text:list-item>
          <text:p text:style-name="P74">5</text:p>
        </text:list-item>
        <text:list-item>
          <text:p text:style-name="P68">6</text:p>
        </text:list-item>
        <text:list-item>
          <text:p text:style-name="P68">Aucune des réponses ci-dessus</text:p>
        </text:list-item>
      </text:list>
      <text:p text:style-name="P13"/>
      <text:list xml:id="list211242894932611" text:continue-list="list211243157604876" text:style-name="Numbering_20_123">
        <text:list-item>
          <text:p text:style-name="P42"><text:span text:style-name="T26">☻</text:span>Soit un cercle de centre O. <text:span text:style-name="T10">Soient A, B, C et D des points de ce cercle.</text:span></text:p>
        </text:list-item>
      </text:list>
      <text:list xml:id="list211241998279631" text:continue-list="list211243622597138" text:style-name="Réponse">
        <text:list-item text:start-value="1">
          <text:p text:style-name="P75"><draw:frame draw:style-name="fr1" draw:name="Objet11" text:anchor-type="as-char" svg:y="-0.633cm" svg:width="1.513cm" svg:height="0.771cm" draw:z-index="12"><draw:object xlink:href="./Object 14" xlink:type="simple" xlink:show="embed" xlink:actuate="onLoad"/><draw:image xlink:href="./ObjectReplacements/Object 14" xlink:type="simple" xlink:show="embed" xlink:actuate="onLoad"/></draw:frame><text:s/>et <draw:frame draw:style-name="fr1" draw:name="Objet14" text:anchor-type="as-char" svg:y="-0.633cm" svg:width="1.513cm" svg:height="0.771cm" draw:z-index="14"><draw:object xlink:href="./Object 15" xlink:type="simple" xlink:show="embed" xlink:actuate="onLoad"/><draw:image xlink:href="./ObjectReplacements/Object 15" xlink:type="simple" xlink:show="embed" xlink:actuate="onLoad"/></draw:frame><text:s/>interceptent <text:span text:style-name="T11">nécessairement </text:span>le même arc</text:p>
        </text:list-item>
        <text:list-item>
          <text:p text:style-name="P76"><draw:frame draw:style-name="fr1" draw:name="Objet10" text:anchor-type="as-char" svg:y="-0.633cm" svg:width="3.357cm" svg:height="0.771cm" draw:z-index="15"><draw:object xlink:href="./Object 10" xlink:type="simple" xlink:show="embed" xlink:actuate="onLoad"/><draw:image xlink:href="./ObjectReplacements/Object 10" xlink:type="simple" xlink:show="embed" xlink:actuate="onLoad"/><svg:desc>formule</svg:desc></draw:frame></text:p>
        </text:list-item>
        <text:list-item>
          <text:p text:style-name="P76"><draw:frame draw:style-name="fr1" draw:name="Objet12" text:anchor-type="as-char" svg:y="-0.633cm" svg:width="1.513cm" svg:height="0.771cm" draw:z-index="9"><draw:object xlink:href="./Object 12" xlink:type="simple" xlink:show="embed" xlink:actuate="onLoad"/><draw:image xlink:href="./ObjectReplacements/Object 12" xlink:type="simple" xlink:show="embed" xlink:actuate="onLoad"/></draw:frame><text:s/>et <draw:frame draw:style-name="fr1" draw:name="Objet13" text:anchor-type="as-char" svg:y="-0.633cm" svg:width="1.513cm" svg:height="0.771cm" draw:z-index="10"><draw:object xlink:href="./Object 13" xlink:type="simple" xlink:show="embed" xlink:actuate="onLoad"/><draw:image xlink:href="./ObjectReplacements/Object 13" xlink:type="simple" xlink:show="embed" xlink:actuate="onLoad"/></draw:frame><text:s/>sont soit égaux, soit supplémentaires</text:p>
        </text:list-item>
        <text:list-item>
          <text:p text:style-name="P77"><draw:frame draw:style-name="fr1" draw:name="Objet15" text:anchor-type="as-char" svg:y="-0.633cm" svg:width="3.739cm" svg:height="0.771cm" draw:z-index="16"><draw:object xlink:href="./Object 16" xlink:type="simple" xlink:show="embed" xlink:actuate="onLoad"/><draw:image xlink:href="./ObjectReplacements/Object 16" xlink:type="simple" xlink:show="embed" xlink:actuate="onLoad"/><svg:desc>formule</svg:desc></draw:frame></text:p>
        </text:list-item>
      </text:list>
      <text:p text:style-name="P14"/>
      <text:list xml:id="list211243811709615" text:continue-list="list211242894932611" text:style-name="Numbering_20_123">
        <text:list-item>
          <text:p text:style-name="P42"><text:span text:style-name="T26">☻</text:span>Soit un cercle de centre O. <text:span text:style-name="T10">Soient A, B, C et D des points de ce cercle placés dans cet ordre.</text:span></text:p>
        </text:list-item>
      </text:list>
      <text:list xml:id="list211242876107386" text:continue-list="list211241998279631" text:style-name="Réponse">
        <text:list-item text:start-value="1">
          <text:p text:style-name="P76"><draw:frame draw:style-name="fr1" draw:name="Objet19" text:anchor-type="as-char" svg:y="-0.633cm" svg:width="1.513cm" svg:height="0.771cm" draw:z-index="19"><draw:object xlink:href="./Object 19" xlink:type="simple" xlink:show="embed" xlink:actuate="onLoad"/><draw:image xlink:href="./ObjectReplacements/Object 19" xlink:type="simple" xlink:show="embed" xlink:actuate="onLoad"/><svg:desc>formule</svg:desc></draw:frame><text:s/>et <draw:frame draw:style-name="fr1" draw:name="Objet20" text:anchor-type="as-char" svg:y="-0.633cm" svg:width="1.513cm" svg:height="0.771cm" draw:z-index="20"><draw:object xlink:href="./Object 20" xlink:type="simple" xlink:show="embed" xlink:actuate="onLoad"/><draw:image xlink:href="./ObjectReplacements/Object 20" xlink:type="simple" xlink:show="embed" xlink:actuate="onLoad"/><svg:desc>formule</svg:desc></draw:frame><text:s/>interceptent <text:span text:style-name="T11">nécessairement </text:span>le même arc</text:p>
        </text:list-item>
        <text:list-item>
          <text:p text:style-name="P76"><draw:frame draw:style-name="fr1" draw:name="Objet18" text:anchor-type="as-char" svg:y="-0.633cm" svg:width="3.357cm" svg:height="0.771cm" draw:z-index="13"><draw:object xlink:href="./Object 11" xlink:type="simple" xlink:show="embed" xlink:actuate="onLoad"/><draw:image xlink:href="./ObjectReplacements/Object 11" xlink:type="simple" xlink:show="embed" xlink:actuate="onLoad"/><svg:desc>formule</svg:desc></draw:frame></text:p>
        </text:list-item>
        <text:list-item>
          <text:p text:style-name="P78"><draw:frame draw:style-name="fr1" draw:name="Objet21" text:anchor-type="as-char" svg:y="-0.633cm" svg:width="5.106cm" svg:height="0.771cm" draw:z-index="17"><draw:object xlink:href="./Object 21" xlink:type="simple" xlink:show="embed" xlink:actuate="onLoad"/><draw:image xlink:href="./ObjectReplacements/Object 21" xlink:type="simple" xlink:show="embed" xlink:actuate="onLoad"/></draw:frame></text:p>
        </text:list-item>
        <text:list-item>
          <text:p text:style-name="P78"><draw:frame draw:style-name="fr1" draw:name="Objet22" text:anchor-type="as-char" svg:y="-0.633cm" svg:width="3.835cm" svg:height="0.771cm" draw:z-index="18"><draw:object xlink:href="./Object 22" xlink:type="simple" xlink:show="embed" xlink:actuate="onLoad"/><draw:image xlink:href="./ObjectReplacements/Object 22" xlink:type="simple" xlink:show="embed" xlink:actuate="onLoad"/></draw:frame></text:p>
        </text:list-item>
      </text:list>
      <text:list xml:id="list211242355760998" text:continue-list="list211243811709615" text:style-name="Numbering_20_123">
        <text:list-item>
          <text:p text:style-name="P34"><text:span text:style-name="T26">☻</text:span>Le cercle ci-dessous <text:span text:style-name="T12">a pour centre O et pour diamètre [AA’].</text:span></text:p>
        </text:list-item>
      </text:list>
      <text:p text:style-name="P18"><draw:g text:anchor-type="as-char" draw:z-index="11" draw:name="Forme1" draw:style-name="gr1"><draw:path draw:style-name="gr2" draw:text-style-name="P98" svg:width="7.699cm" svg:height="7.697cm" svg:x="0.769cm" svg:y="0.773cm" svg:viewBox="0 0 7700 7698" svg:d="M7700 3849c0 2127-1724 3849-3849 3849-2127 0-3851-1722-3851-3849s1724-3849 3851-3849c2125 0 3849 1722 3849 3849z"><text:p/></draw:path><draw:path draw:style-name="gr3" draw:text-style-name="P98" svg:width="0.968cm" svg:height="0.235cm" svg:x="5.021cm" svg:y="1.593cm" svg:viewBox="0 0 969 236" svg:d="M0 180c332 117 702 48 969-180"><text:p/></draw:path><draw:frame draw:style-name="gr4" draw:text-style-name="P100" svg:width="0.937cm" svg:height="0.72cm" svg:x="5.165cm" svg:y="2.002cm"><draw:text-box><text:p text:style-name="P99"><text:span text:style-name="T34">60°</text:span></text:p></draw:text-box></draw:frame><draw:line draw:style-name="gr5" draw:text-style-name="P101" svg:x1="5.351cm" svg:y1="0.84cm" svg:x2="8.467cm" svg:y2="4.497cm"><text:p/></draw:line><draw:line draw:style-name="gr6" draw:text-style-name="P101" svg:x1="5.351cm" svg:y1="0.84cm" svg:x2="2.801cm" svg:y2="8.014cm"><text:p/></draw:line><draw:line draw:style-name="gr7" draw:text-style-name="P101" svg:x1="1.648cm" svg:y1="2.177cm" svg:x2="8.467cm" svg:y2="4.499cm"><text:p/></draw:line><draw:line draw:style-name="gr8" draw:text-style-name="P101" svg:x1="1.648cm" svg:y1="2.177cm" svg:x2="2.801cm" svg:y2="8.016cm"><text:p/></draw:line><draw:line draw:style-name="gr9" draw:text-style-name="P101" svg:x1="8.467cm" svg:y1="4.5cm" svg:x2="6.785cm" svg:y2="7.807cm"><text:p/></draw:line><draw:line draw:style-name="gr10" draw:text-style-name="P101" svg:x1="6.785cm" svg:y1="7.802cm" svg:x2="2.801cm" svg:y2="8.012cm"><text:p/></draw:line><draw:line draw:style-name="gr11" draw:text-style-name="P101" svg:x1="8.467cm" svg:y1="4.5cm" svg:x2="0.771cm" svg:y2="4.746cm"><text:p/></draw:line><draw:line draw:style-name="gr12" draw:text-style-name="P101" svg:x1="0.771cm" svg:y1="4.742cm" svg:x2="5.351cm" svg:y2="0.84cm"><text:p/></draw:line><draw:line draw:style-name="gr13" draw:text-style-name="P101" svg:x1="4.62cm" svg:y1="4.46cm" svg:x2="4.62cm" svg:y2="4.788cm"><text:p/></draw:line><draw:frame draw:style-name="gr14" draw:text-style-name="P100" svg:width="0.5cm" svg:height="0.72cm" svg:x="4.415cm" svg:y="4.856cm"><draw:text-box><text:p text:style-name="P99"><text:span text:style-name="T34">O</text:span></text:p></draw:text-box></draw:frame><draw:path draw:style-name="gr15" draw:text-style-name="P102" svg:width="0.065cm" svg:height="0.065cm" svg:x="2.768cm" svg:y="7.982cm" svg:viewBox="0 0 66 66" svg:d="M66 33c0 18-15 33-33 33s-33-15-33-33 15-33 33-33 33 15 33 33z"><text:p/></draw:path><draw:frame draw:style-name="gr16" draw:text-style-name="P100" svg:width="0.433cm" svg:height="0.717cm" svg:x="2.365cm" svg:y="8.195cm"><draw:text-box><text:p text:style-name="P99"><text:span text:style-name="T34">B</text:span></text:p></draw:text-box></draw:frame><draw:path draw:style-name="gr17" draw:text-style-name="P102" svg:width="0.063cm" svg:height="0.065cm" svg:x="1.614cm" svg:y="2.145cm" svg:viewBox="0 0 64 66" svg:d="M64 33c0 20-13 33-31 33-20 0-33-15-33-33 0-20 13-33 33-33 18 0 31 15 31 33z"><text:p/></draw:path><draw:frame draw:style-name="gr18" draw:text-style-name="P100" svg:width="0.468cm" svg:height="0.72cm" svg:x="1.014cm" svg:y="1.452cm"><draw:text-box><text:p text:style-name="P99"><text:span text:style-name="T34">C</text:span></text:p></draw:text-box></draw:frame><draw:path draw:style-name="gr19" draw:text-style-name="P102" svg:width="0.065cm" svg:height="0.065cm" svg:x="5.317cm" svg:y="0.81cm" svg:viewBox="0 0 66 66" svg:d="M66 33c0 18-15 33-33 33s-33-15-33-33 15-33 33-33 33 15 33 33z"><text:p/></draw:path><draw:frame draw:style-name="gr18" draw:text-style-name="P100" svg:width="0.468cm" svg:height="0.72cm" svg:x="5.313cm" svg:y="0cm"><draw:text-box><text:p text:style-name="P99"><text:span text:style-name="T34">D</text:span></text:p></draw:text-box></draw:frame><draw:path draw:style-name="gr20" draw:text-style-name="P102" svg:width="0.065cm" svg:height="0.065cm" svg:x="8.434cm" svg:y="4.463cm" svg:viewBox="0 0 66 66" svg:d="M66 33c0 18-15 33-33 33s-33-15-33-33 15-33 33-33 33 15 33 33z"><text:p/></draw:path><draw:frame draw:style-name="gr21" draw:text-style-name="P100" svg:width="0.433cm" svg:height="0.72cm" svg:x="8.691cm" svg:y="4.14cm"><draw:text-box><text:p text:style-name="P99"><text:span text:style-name="T34">A</text:span></text:p></draw:text-box></draw:frame><draw:path draw:style-name="gr22" draw:text-style-name="P102" svg:width="0.065cm" svg:height="0.065cm" svg:x="6.752cm" svg:y="7.772cm" svg:viewBox="0 0 66 66" svg:d="M66 33c0 18-15 33-33 33s-33-15-33-33 15-33 33-33 33 15 33 33z"><text:p/></draw:path><draw:frame draw:style-name="gr21" draw:text-style-name="P100" svg:width="0.433cm" svg:height="0.72cm" svg:x="7.04cm" svg:y="7.964cm"><draw:text-box><text:p text:style-name="P99"><text:span text:style-name="T34">E</text:span></text:p></draw:text-box></draw:frame><draw:path draw:style-name="gr23" draw:text-style-name="P102" svg:width="0.065cm" svg:height="0.065cm" svg:x="0.738cm" svg:y="4.71cm" svg:viewBox="0 0 66 66" svg:d="M66 33c0 20-15 33-33 33s-33-15-33-33c0-20 15-33 33-33s33 15 33 33z"><text:p/></draw:path><draw:frame draw:style-name="gr24" draw:text-style-name="P100" svg:width="0.548cm" svg:height="0.72cm" svg:x="0cm" svg:y="4.399cm"><draw:text-box><text:p text:style-name="P99"><text:span text:style-name="T34">A'</text:span></text:p></draw:text-box></draw:frame></draw:g></text:p>
      <text:p text:style-name="Standard">Dans la figure ci-dessus, on a :</text:p>
      <text:list xml:id="list211243339713552" text:continue-list="list211242876107386" text:style-name="Réponse">
        <text:list-item text:start-value="1">
          <text:p text:style-name="P80"><draw:frame draw:style-name="fr1" draw:name="Objet27" text:anchor-type="as-char" svg:y="-0.631cm" svg:width="3.039cm" svg:height="0.769cm" draw:z-index="24"><draw:object xlink:href="./Object 27" xlink:type="simple" xlink:show="embed" xlink:actuate="onLoad"/><draw:image xlink:href="./ObjectReplacements/Object 27" xlink:type="simple" xlink:show="embed" xlink:actuate="onLoad"/></draw:frame></text:p>
        </text:list-item>
        <text:list-item>
          <text:p text:style-name="P81">Le triangle <text:span text:style-name="T13">DAB</text:span> est rectangle en <text:span text:style-name="T13">A</text:span></text:p>
        </text:list-item>
        <text:list-item>
          <text:p text:style-name="P82"><draw:frame draw:style-name="fr1" draw:name="Objet16" text:anchor-type="as-char" svg:y="-0.631cm" svg:width="3.191cm" svg:height="0.769cm" draw:z-index="21"><draw:object xlink:href="./Object 17" xlink:type="simple" xlink:show="embed" xlink:actuate="onLoad"/><draw:image xlink:href="./ObjectReplacements/Object 17" xlink:type="simple" xlink:show="embed" xlink:actuate="onLoad"/></draw:frame></text:p>
        </text:list-item>
        <text:list-item>
          <text:p text:style-name="P82"><draw:frame draw:style-name="fr1" draw:name="Objet17" text:anchor-type="as-char" svg:y="-0.633cm" svg:width="3.316cm" svg:height="0.771cm" draw:z-index="22"><draw:object xlink:href="./Object 18" xlink:type="simple" xlink:show="embed" xlink:actuate="onLoad"/><draw:image xlink:href="./ObjectReplacements/Object 18" xlink:type="simple" xlink:show="embed" xlink:actuate="onLoad"/></draw:frame></text:p>
        </text:list-item>
      </text:list>
      <text:p text:style-name="P17"/>
      <text:list xml:id="list211242386761567" text:continue-list="list211242355760998" text:style-name="Numbering_20_123">
        <text:list-item>
          <text:p text:style-name="P46"><text:span text:style-name="T26">☻</text:span>Dans la figure ci-dessus, on a :</text:p>
        </text:list-item>
      </text:list>
      <text:list xml:id="list211243303016514" text:continue-list="list211243339713552" text:style-name="Réponse">
        <text:list-item text:start-value="1">
          <text:p text:style-name="P81"><draw:frame draw:style-name="fr1" draw:name="Objet23" text:anchor-type="as-char" svg:y="-0.631cm" svg:width="3.194cm" svg:height="0.769cm" draw:z-index="27"><draw:object xlink:href="./Object 23" xlink:type="simple" xlink:show="embed" xlink:actuate="onLoad"/><draw:image xlink:href="./ObjectReplacements/Object 23" xlink:type="simple" xlink:show="embed" xlink:actuate="onLoad"/></draw:frame></text:p>
        </text:list-item>
        <text:list-item>
          <text:p text:style-name="P81">Le triangle AA’E est rectangle en E</text:p>
        </text:list-item>
        <text:list-item>
          <text:p text:style-name="P80">Le triangle ODA est équilatéral</text:p>
        </text:list-item>
        <text:list-item>
          <text:p text:style-name="P82"><draw:frame draw:style-name="fr1" draw:name="Objet24" text:anchor-type="as-char" svg:y="-0.633cm" svg:width="3.387cm" svg:height="0.771cm" draw:z-index="23"><draw:object xlink:href="./Object 24" xlink:type="simple" xlink:show="embed" xlink:actuate="onLoad"/><draw:image xlink:href="./ObjectReplacements/Object 24" xlink:type="simple" xlink:show="embed" xlink:actuate="onLoad"/></draw:frame></text:p>
        </text:list-item>
      </text:list>
      <text:list xml:id="list211242437517653" text:continue-list="list211242386761567" text:style-name="Numbering_20_123">
        <text:list-item>
          <text:p text:style-name="P47"><text:span text:style-name="T26">☻</text:span>Dans la figure ci-contre, on a :</text:p>
        </text:list-item>
      </text:list>
      <text:list xml:id="list211242353133755" text:continue-list="list211243303016514" text:style-name="Réponse">
        <text:list-item text:start-value="1">
          <text:p text:style-name="P55"><draw:frame draw:style-name="fr1" draw:name="Objet28" text:anchor-type="as-char" svg:y="-0.633cm" svg:width="3.076cm" svg:height="0.771cm" draw:z-index="28"><draw:object xlink:href="./Object 28" xlink:type="simple" xlink:show="embed" xlink:actuate="onLoad"/><draw:image xlink:href="./ObjectReplacements/Object 28" xlink:type="simple" xlink:show="embed" xlink:actuate="onLoad"/></draw:frame></text:p>
        </text:list-item>
        <text:list-item>
          <text:p text:style-name="P80"><draw:frame draw:style-name="fr1" draw:name="Objet25" text:anchor-type="as-char" svg:y="-0.631cm" svg:width="1.528cm" svg:height="0.769cm" draw:z-index="25"><draw:object xlink:href="./Object 25" xlink:type="simple" xlink:show="embed" xlink:actuate="onLoad"/><draw:image xlink:href="./ObjectReplacements/Object 25" xlink:type="simple" xlink:show="embed" xlink:actuate="onLoad"/></draw:frame><text:s/>et <draw:frame draw:style-name="fr1" draw:name="Objet26" text:anchor-type="as-char" svg:y="-0.633cm" svg:width="1.492cm" svg:height="0.771cm" draw:z-index="26"><draw:object xlink:href="./Object 26" xlink:type="simple" xlink:show="embed" xlink:actuate="onLoad"/><draw:image xlink:href="./ObjectReplacements/Object 26" xlink:type="simple" xlink:show="embed" xlink:actuate="onLoad"/></draw:frame><text:s/>sont supplémentaires</text:p>
        </text:list-item>
        <text:list-item>
          <text:p text:style-name="P83">(BE) est parallèle à (AA’)</text:p>
        </text:list-item>
        <text:list-item>
          <text:p text:style-name="P84"><draw:frame draw:style-name="fr1" draw:name="Objet29" text:anchor-type="as-char" svg:y="-0.633cm" svg:width="3.44cm" svg:height="0.771cm" draw:z-index="29"><draw:object xlink:href="./Object 30" xlink:type="simple" xlink:show="embed" xlink:actuate="onLoad"/><draw:image xlink:href="./ObjectReplacements/Object 30" xlink:type="simple" xlink:show="embed" xlink:actuate="onLoad"/></draw:frame></text:p>
        </text:list-item>
      </text:list>
      <text:p text:style-name="P19"/>
      <text:list xml:id="list211243584601631" text:continue-list="list211242437517653" text:style-name="Numbering_20_123">
        <text:list-item>
          <text:p text:style-name="P34"><text:span text:style-name="T26">☻</text:span><text:span text:style-name="T14">ABC</text:span> est un triangle rectangle en <text:span text:style-name="T14">B</text:span>. Que peut-on dire de son cercle circonscrit ?</text:p>
        </text:list-item>
      </text:list>
      <text:list xml:id="list211243687310502" text:continue-list="list211242353133755" text:style-name="Réponse">
        <text:list-item text:start-value="1">
          <text:p text:style-name="P85">Il a pour centre le milieu de [<text:span text:style-name="T14">AC</text:span>].</text:p>
        </text:list-item>
        <text:list-item>
          <text:p text:style-name="P85">Il a pour diamètre [<text:span text:style-name="T14">AB</text:span>].</text:p>
        </text:list-item>
        <text:list-item>
          <text:p text:style-name="P85">Il a pour diamètre [<text:span text:style-name="T14">BC</text:span>].</text:p>
        </text:list-item>
        <text:list-item>
          <text:p text:style-name="P85">Il a pour centre le point de concours des médianes de <text:span text:style-name="T14">ABC</text:span>.</text:p>
        </text:list-item>
      </text:list>
      <text:p text:style-name="P19"/>
      <text:list xml:id="list211243965973797" text:continue-list="list211243584601631" text:style-name="Numbering_20_123">
        <text:list-item>
          <text:p text:style-name="P48"><text:span text:style-name="T26">☻</text:span><text:span text:style-name="T15">Soit [AC] un segment de milieu O et B un point tel que ABC</text:span> <text:span text:style-name="T15">soit</text:span> un triangle rectangle en <text:span text:style-name="T14">B et AB = AO.</text:span></text:p>
        </text:list-item>
      </text:list>
      <text:list xml:id="list211243928830267" text:continue-list="list211243687310502" text:style-name="Réponse">
        <text:list-item text:start-value="1">
          <text:p text:style-name="P86">B appartient au cercle de diamètre [AC]</text:p>
        </text:list-item>
        <text:list-item>
          <text:p text:style-name="P87">Le triangle ABO est au mieux isocèle en A</text:p>
        </text:list-item>
        <text:list-item>
          <text:p text:style-name="P87">Le triangle ABO est équilatéral</text:p>
        </text:list-item>
        <text:list-item>
          <text:p text:style-name="P87"><draw:frame draw:style-name="fr1" draw:name="Objet30" text:anchor-type="as-char" svg:y="-0.631cm" svg:width="3.052cm" svg:height="0.769cm" draw:z-index="30"><draw:object xlink:href="./Object 29" xlink:type="simple" xlink:show="embed" xlink:actuate="onLoad"/><draw:image xlink:href="./ObjectReplacements/Object 29" xlink:type="simple" xlink:show="embed" xlink:actuate="onLoad"/></draw:frame></text:p>
        </text:list-item>
      </text:list>
      <text:list xml:id="list211242941875163" text:continue-list="list211243965973797" text:style-name="Numbering_20_123">
        <text:list-item>
          <text:p text:style-name="P54"><text:span text:style-name="T26">☻</text:span><text:span text:style-name="T27">Si </text:span>ABC est rectangle en B :</text:p>
        </text:list-item>
      </text:list>
      <text:list xml:id="list211243766279733" text:continue-list="list211243928830267" text:style-name="Réponse">
        <text:list-item text:start-value="1">
          <text:p text:style-name="P88"><draw:frame draw:style-name="fr1" draw:name="Objet44" text:anchor-type="as-char" svg:y="-0.93cm" svg:width="4.426cm" svg:height="1.515cm" draw:z-index="40"><draw:object xlink:href="./Object 44" xlink:type="simple" xlink:show="embed" xlink:actuate="onLoad"/><draw:image xlink:href="./ObjectReplacements/Object 44" xlink:type="simple" xlink:show="embed" xlink:actuate="onLoad"/><svg:desc>formule</svg:desc></draw:frame></text:p>
        </text:list-item>
        <text:list-item>
          <text:p text:style-name="P88"><draw:frame draw:style-name="fr1" draw:name="Objet45" text:anchor-type="as-char" svg:y="-0.93cm" svg:width="4.445cm" svg:height="1.515cm" draw:z-index="41"><draw:object xlink:href="./Object 45" xlink:type="simple" xlink:show="embed" xlink:actuate="onLoad"/><draw:image xlink:href="./ObjectReplacements/Object 45" xlink:type="simple" xlink:show="embed" xlink:actuate="onLoad"/><svg:desc>formule</svg:desc></draw:frame></text:p>
        </text:list-item>
        <text:list-item>
          <text:p text:style-name="P88"><draw:frame draw:style-name="fr1" draw:name="Objet46" text:anchor-type="as-char" svg:y="-0.93cm" svg:width="4.406cm" svg:height="1.515cm" draw:z-index="42"><draw:object xlink:href="./Object 46" xlink:type="simple" xlink:show="embed" xlink:actuate="onLoad"/><draw:image xlink:href="./ObjectReplacements/Object 46" xlink:type="simple" xlink:show="embed" xlink:actuate="onLoad"/><svg:desc>formule</svg:desc></draw:frame></text:p>
        </text:list-item>
        <text:list-item>
          <text:p text:style-name="P88"><draw:frame draw:style-name="fr1" draw:name="Objet47" text:anchor-type="as-char" svg:y="-0.633cm" svg:width="6.101cm" svg:height="0.834cm" draw:z-index="43"><draw:object xlink:href="./Object 47" xlink:type="simple" xlink:show="embed" xlink:actuate="onLoad"/><draw:image xlink:href="./ObjectReplacements/Object 47" xlink:type="simple" xlink:show="embed" xlink:actuate="onLoad"/><svg:desc>formule</svg:desc></draw:frame></text:p>
        </text:list-item>
      </text:list>
      <text:p text:style-name="P21"/>
      <text:list xml:id="list211242902625660" text:continue-list="list211242941875163" text:style-name="Numbering_20_123">
        <text:list-item>
          <text:p text:style-name="P34"><text:span text:style-name="T26">☻S</text:span><text:span text:style-name="T28">i </text:span>ABC est rectangle en B et H e<text:span text:style-name="T31">st </text:span>le projeté orthogonal de B sur (AC) :</text:p>
        </text:list-item>
      </text:list>
      <text:list xml:id="list211242544996218" text:continue-list="list211243766279733" text:style-name="Réponse">
        <text:list-item text:start-value="1">
          <text:p text:style-name="P89"><draw:frame draw:style-name="fr1" draw:name="Objet31" text:anchor-type="as-char" svg:y="-0.93cm" svg:width="4.447cm" svg:height="1.515cm" draw:z-index="31"><draw:object xlink:href="./Object 32" xlink:type="simple" xlink:show="embed" xlink:actuate="onLoad"/><draw:image xlink:href="./ObjectReplacements/Object 32" xlink:type="simple" xlink:show="embed" xlink:actuate="onLoad"/></draw:frame></text:p>
        </text:list-item>
        <text:list-item>
          <text:p text:style-name="P89"><draw:frame draw:style-name="fr1" draw:name="Objet32" text:anchor-type="as-char" svg:y="-0.631cm" svg:width="5.634cm" svg:height="0.813cm" draw:z-index="32"><draw:object xlink:href="./Object 33" xlink:type="simple" xlink:show="embed" xlink:actuate="onLoad"/><draw:image xlink:href="./ObjectReplacements/Object 33" xlink:type="simple" xlink:show="embed" xlink:actuate="onLoad"/></draw:frame></text:p>
        </text:list-item>
        <text:list-item>
          <text:p text:style-name="P89"><draw:frame draw:style-name="fr1" draw:name="Objet33" text:anchor-type="as-char" svg:y="-0.93cm" svg:width="4.406cm" svg:height="1.515cm" draw:z-index="33"><draw:object xlink:href="./Object 34" xlink:type="simple" xlink:show="embed" xlink:actuate="onLoad"/><draw:image xlink:href="./ObjectReplacements/Object 34" xlink:type="simple" xlink:show="embed" xlink:actuate="onLoad"/></draw:frame></text:p>
        </text:list-item>
        <text:list-item>
          <text:p text:style-name="P89"><draw:frame draw:style-name="fr1" draw:name="Objet34" text:anchor-type="as-char" svg:y="-0.631cm" svg:width="1.575cm" svg:height="0.769cm" draw:z-index="34"><draw:object xlink:href="./Object 35" xlink:type="simple" xlink:show="embed" xlink:actuate="onLoad"/><draw:image xlink:href="./ObjectReplacements/Object 35" xlink:type="simple" xlink:show="embed" xlink:actuate="onLoad"/></draw:frame><text:s/>et <draw:frame draw:style-name="fr1" draw:name="Objet35" text:anchor-type="as-char" svg:y="-0.633cm" svg:width="1.513cm" svg:height="0.771cm" draw:z-index="35"><draw:object xlink:href="./Object 36" xlink:type="simple" xlink:show="embed" xlink:actuate="onLoad"/><draw:image xlink:href="./ObjectReplacements/Object 36" xlink:type="simple" xlink:show="embed" xlink:actuate="onLoad"/></draw:frame><text:s/>sont complémentaires</text:p>
        </text:list-item>
      </text:list>
      <text:p text:style-name="P20"/>
      <text:list xml:id="list211242447424270" text:continue-list="list211242902625660" text:style-name="Numbering_20_123">
        <text:list-item>
          <text:p text:style-name="P35"><text:span text:style-name="T26">☻</text:span>Soit un angle <text:span text:style-name="T16">â</text:span>.<text:line-break/>Quelles égalités sont possibles ?</text:p>
        </text:list-item>
      </text:list>
      <text:list xml:id="list211242405015532" text:continue-list="list211242544996218" text:style-name="Réponse">
        <text:list-item text:start-value="1">
          <text:p text:style-name="P91"><draw:frame draw:style-name="fr1" draw:name="Objet36" text:anchor-type="as-char" svg:y="-0.654cm" svg:width="4.286cm" svg:height="0.792cm" draw:z-index="36"><draw:object xlink:href="./Object 31" xlink:type="simple" xlink:show="embed" xlink:actuate="onLoad"/><draw:image xlink:href="./ObjectReplacements/Object 31" xlink:type="simple" xlink:show="embed" xlink:actuate="onLoad"/></draw:frame></text:p>
        </text:list-item>
        <text:list-item>
          <text:p text:style-name="P91"><draw:frame draw:style-name="fr1" draw:name="Objet37" text:anchor-type="as-char" svg:y="-0.654cm" svg:width="4.5cm" svg:height="0.792cm" draw:z-index="37"><draw:object xlink:href="./Object 37" xlink:type="simple" xlink:show="embed" xlink:actuate="onLoad"/><draw:image xlink:href="./ObjectReplacements/Object 37" xlink:type="simple" xlink:show="embed" xlink:actuate="onLoad"/></draw:frame></text:p>
        </text:list-item>
        <text:list-item>
          <text:p text:style-name="P91"><draw:frame draw:style-name="fr1" draw:name="Objet38" text:anchor-type="as-char" svg:y="-0.654cm" svg:width="4.283cm" svg:height="0.792cm" draw:z-index="38"><draw:object xlink:href="./Object 38" xlink:type="simple" xlink:show="embed" xlink:actuate="onLoad"/><draw:image xlink:href="./ObjectReplacements/Object 38" xlink:type="simple" xlink:show="embed" xlink:actuate="onLoad"/></draw:frame></text:p>
        </text:list-item>
        <text:list-item>
          <text:p text:style-name="P91"><draw:frame draw:style-name="fr1" draw:name="Objet39" text:anchor-type="as-char" svg:y="-0.654cm" svg:width="4.242cm" svg:height="0.792cm" draw:z-index="39"><draw:object xlink:href="./Object 39" xlink:type="simple" xlink:show="embed" xlink:actuate="onLoad"/><draw:image xlink:href="./ObjectReplacements/Object 39" xlink:type="simple" xlink:show="embed" xlink:actuate="onLoad"/><svg:desc>formule</svg:desc></draw:frame></text:p>
        </text:list-item>
      </text:list>
      <text:list xml:id="list211243653933917" text:continue-list="list211242447424270" text:style-name="Numbering_20_123">
        <text:list-item>
          <text:p text:style-name="P49"><text:span text:style-name="T26">☻</text:span><text:span text:style-name="T19">Quelles </text:span>égalité<text:span text:style-name="T19">s sont</text:span> correcte<text:span text:style-name="T19">s ?</text:span></text:p>
        </text:list-item>
      </text:list>
      <text:list xml:id="list211242054454629" text:continue-list="list211242405015532" text:style-name="Réponse">
        <text:list-item text:start-value="1">
          <text:p text:style-name="P92"><draw:frame draw:style-name="fr1" draw:name="Objet40" text:anchor-type="as-char" svg:y="-0.654cm" svg:width="5.771cm" svg:height="0.855cm" draw:z-index="47"><draw:object xlink:href="./Object 41" xlink:type="simple" xlink:show="embed" xlink:actuate="onLoad"/><draw:image xlink:href="./ObjectReplacements/Object 41" xlink:type="simple" xlink:show="embed" xlink:actuate="onLoad"/><svg:desc>formule</svg:desc></draw:frame></text:p>
        </text:list-item>
        <text:list-item>
          <text:p text:style-name="P92"><draw:frame draw:style-name="fr1" draw:name="Objet41" text:anchor-type="as-char" svg:y="-0.654cm" svg:width="4.9cm" svg:height="0.811cm" draw:z-index="53"><draw:object xlink:href="./Object 42" xlink:type="simple" xlink:show="embed" xlink:actuate="onLoad"/><draw:image xlink:href="./ObjectReplacements/Object 42" xlink:type="simple" xlink:show="embed" xlink:actuate="onLoad"/><svg:desc>formule</svg:desc></draw:frame></text:p>
        </text:list-item>
        <text:list-item>
          <text:p text:style-name="P92"><draw:frame draw:style-name="fr1" draw:name="Objet42" text:anchor-type="as-char" svg:y="-0.93cm" svg:width="3.946cm" svg:height="1.515cm" draw:z-index="54"><draw:object xlink:href="./Object 43" xlink:type="simple" xlink:show="embed" xlink:actuate="onLoad"/><draw:image xlink:href="./ObjectReplacements/Object 43" xlink:type="simple" xlink:show="embed" xlink:actuate="onLoad"/><svg:desc>formule</svg:desc></draw:frame></text:p>
        </text:list-item>
        <text:list-item>
          <text:p text:style-name="P94"><draw:frame draw:style-name="fr1" draw:name="Objet43" text:anchor-type="as-char" svg:y="-0.564cm" svg:width="3.799cm" svg:height="0.702cm" draw:z-index="55"><draw:object xlink:href="./Object 40" xlink:type="simple" xlink:show="embed" xlink:actuate="onLoad"/><draw:image xlink:href="./ObjectReplacements/Object 40" xlink:type="simple" xlink:show="embed" xlink:actuate="onLoad"/><svg:desc>formule</svg:desc></draw:frame></text:p>
        </text:list-item>
      </text:list>
      <text:p text:style-name="P23"/>
      <text:list xml:id="list211242525728798" text:continue-list="list211243653933917" text:style-name="Numbering_20_123">
        <text:list-item>
          <text:p text:style-name="Question">Soit <text:span text:style-name="T20">ABC</text:span> un triangle rectangle en <text:span text:style-name="T20">B</text:span> tel que <text:span text:style-name="T20">AC</text:span> = 4 cm et <draw:frame draw:style-name="fr1" draw:name="Objet48" text:anchor-type="as-char" svg:y="-0.633cm" svg:width="3.007cm" svg:height="0.771cm" draw:z-index="44"><draw:object xlink:href="./Object 48" xlink:type="simple" xlink:show="embed" xlink:actuate="onLoad"/><draw:image xlink:href="./ObjectReplacements/Object 48" xlink:type="simple" xlink:show="embed" xlink:actuate="onLoad"/></draw:frame>. <text:span text:style-name="T20">L’arrondi de BC </text:span>à 0,1 cm près est :</text:p>
        </text:list-item>
      </text:list>
      <text:list xml:id="list211243077428934" text:continue-list="list211242054454629" text:style-name="Réponse">
        <text:list-item text:start-value="1">
          <text:p text:style-name="P91">3,<text:span text:style-name="T20">7</text:span> cm</text:p>
        </text:list-item>
        <text:list-item>
          <text:p text:style-name="P91"><text:span text:style-name="T20">3</text:span>,<text:span text:style-name="T20">8</text:span> cm</text:p>
        </text:list-item>
        <text:list-item>
          <text:p text:style-name="P95">4,1 cm</text:p>
        </text:list-item>
        <text:list-item>
          <text:p text:style-name="P93">4,2 cm</text:p>
        </text:list-item>
      </text:list>
      <text:p text:style-name="P22"/>
      <text:list xml:id="list211242982922931" text:continue-list="list211242525728798" text:style-name="Numbering_20_123">
        <text:list-item>
          <text:p text:style-name="P35"><text:span text:style-name="T26">☻</text:span>ABC est un triangle rectangle en B et H le projeté orthogonal de B sur (AC). <text:span text:style-name="T31">On alors :</text:span></text:p>
        </text:list-item>
      </text:list>
      <text:list xml:id="list211242209480115" text:continue-list="list211243077428934" text:style-name="Réponse">
        <text:list-item text:start-value="1">
          <text:p text:style-name="P90"><draw:frame draw:style-name="fr1" draw:name="Objet49" text:anchor-type="as-char" svg:y="-0.93cm" svg:width="4.501cm" svg:height="1.515cm" draw:z-index="45"><draw:object xlink:href="./Object 49" xlink:type="simple" xlink:show="embed" xlink:actuate="onLoad"/><draw:image xlink:href="./ObjectReplacements/Object 49" xlink:type="simple" xlink:show="embed" xlink:actuate="onLoad"/><svg:desc>formule</svg:desc></draw:frame></text:p>
        </text:list-item>
        <text:list-item>
          <text:p text:style-name="P90"><draw:frame draw:style-name="fr1" draw:name="Objet50" text:anchor-type="as-char" svg:y="-0.93cm" svg:width="4.501cm" svg:height="1.515cm" draw:z-index="56"><draw:object xlink:href="./Object 50" xlink:type="simple" xlink:show="embed" xlink:actuate="onLoad"/><draw:image xlink:href="./ObjectReplacements/Object 50" xlink:type="simple" xlink:show="embed" xlink:actuate="onLoad"/><svg:desc>formule</svg:desc></draw:frame></text:p>
        </text:list-item>
        <text:list-item>
          <text:p text:style-name="P90"><draw:frame draw:style-name="fr1" draw:name="Objet51" text:anchor-type="as-char" svg:y="-0.93cm" svg:width="4.454cm" svg:height="1.515cm" draw:z-index="46"><draw:object xlink:href="./Object 51" xlink:type="simple" xlink:show="embed" xlink:actuate="onLoad"/><draw:image xlink:href="./ObjectReplacements/Object 51" xlink:type="simple" xlink:show="embed" xlink:actuate="onLoad"/><svg:desc>formule</svg:desc></draw:frame></text:p>
        </text:list-item>
        <text:list-item>
          <text:p text:style-name="P90"><draw:frame draw:style-name="fr1" draw:name="Objet52" text:anchor-type="as-char" svg:y="-0.631cm" svg:width="3.739cm" svg:height="0.833cm" draw:z-index="48"><draw:object xlink:href="./Object 52" xlink:type="simple" xlink:show="embed" xlink:actuate="onLoad"/><draw:image xlink:href="./ObjectReplacements/Object 52" xlink:type="simple" xlink:show="embed" xlink:actuate="onLoad"/><svg:desc>formule</svg:desc></draw:frame></text:p>
        </text:list-item>
      </text:list>
      <text:list xml:id="list211243046306748" text:continue-list="list211242982922931" text:style-name="Numbering_20_123">
        <text:list-item>
          <text:p text:style-name="Question">On sait que <text:span text:style-name="T21">cos </text:span><text:span text:style-name="T17">x</text:span><text:span text:style-name="T21"> = 0,8. Q</text:span>uelle est la valeur exacte de tan <text:span text:style-name="T16">x</text:span> ?</text:p>
        </text:list-item>
      </text:list>
      <text:list xml:id="list211243868130838" text:continue-list="list211242209480115" text:style-name="Réponse">
        <text:list-item text:start-value="1">
          <text:p text:style-name="P90">0,65</text:p>
        </text:list-item>
        <text:list-item>
          <text:p text:style-name="P90">0,75</text:p>
        </text:list-item>
        <text:list-item>
          <text:p text:style-name="P90">6</text:p>
        </text:list-item>
        <text:list-item>
          <text:p text:style-name="P90">0,8</text:p>
        </text:list-item>
      </text:list>
      <text:p text:style-name="P24"/>
      <text:list xml:id="list211242589777725" text:continue-list="list211243046306748" text:style-name="Numbering_20_123">
        <text:list-item>
          <text:p text:style-name="Question"><text:span text:style-name="T22">ABC est un triangle tel que </text:span>AC = 6cm et <text:s/><draw:frame draw:style-name="fr1" draw:name="Objet53" text:anchor-type="as-char" svg:y="-0.631cm" svg:width="3.052cm" svg:height="0.769cm" draw:z-index="49"><draw:object xlink:href="./Object 53" xlink:type="simple" xlink:show="embed" xlink:actuate="onLoad"/><draw:image xlink:href="./ObjectReplacements/Object 53" xlink:type="simple" xlink:show="embed" xlink:actuate="onLoad"/></draw:frame>. <text:span text:style-name="T22">C</text:span>ombien vaut AB ?</text:p>
        </text:list-item>
      </text:list>
      <text:list xml:id="list211243959901390" text:continue-list="list211243868130838" text:style-name="Réponse">
        <text:list-item text:start-value="1">
          <text:p text:style-name="P93">4</text:p>
        </text:list-item>
        <text:list-item>
          <text:p text:style-name="P93">3</text:p>
        </text:list-item>
        <text:list-item>
          <text:p text:style-name="P93">2</text:p>
        </text:list-item>
        <text:list-item>
          <text:p text:style-name="P96">On ne peut savoir</text:p>
        </text:list-item>
      </text:list>
      <text:p text:style-name="P25"/>
      <text:list xml:id="list211242585836209" text:continue-list="list211242589777725" text:style-name="Numbering_20_123">
        <text:list-item>
          <text:p text:style-name="P36"><text:span text:style-name="T26">☻</text:span>Soit ABC un triangle rectangle en B tel que <draw:frame draw:style-name="fr1" draw:name="Objet54" text:anchor-type="as-char" svg:y="-0.633cm" svg:width="3.029cm" svg:height="0.771cm" draw:z-index="50"><draw:object xlink:href="./Object 54" xlink:type="simple" xlink:show="embed" xlink:actuate="onLoad"/><draw:image xlink:href="./ObjectReplacements/Object 54" xlink:type="simple" xlink:show="embed" xlink:actuate="onLoad"/></draw:frame><text:s/>et BC = 6cm.</text:p>
        </text:list-item>
      </text:list>
      <text:list xml:id="list211242560804802" text:continue-list="list211243959901390" text:style-name="Réponse">
        <text:list-item text:start-value="1">
          <text:p text:style-name="P97">AB = 4,3cm</text:p>
        </text:list-item>
        <text:list-item>
          <text:p text:style-name="P97">AB = 4,4cm</text:p>
        </text:list-item>
        <text:list-item>
          <text:p text:style-name="P97"><draw:frame draw:style-name="fr1" draw:name="Objet55" text:anchor-type="as-char" svg:y="-0.93cm" svg:width="3.667cm" svg:height="1.515cm" draw:z-index="51"><draw:object xlink:href="./Object 55" xlink:type="simple" xlink:show="embed" xlink:actuate="onLoad"/><draw:image xlink:href="./ObjectReplacements/Object 55" xlink:type="simple" xlink:show="embed" xlink:actuate="onLoad"/></draw:frame></text:p>
        </text:list-item>
        <text:list-item>
          <text:p text:style-name="P97"><draw:frame draw:style-name="fr1" draw:name="Objet56" text:anchor-type="as-char" svg:y="-0.93cm" svg:width="3.574cm" svg:height="1.515cm" draw:z-index="52"><draw:object xlink:href="./Object 56" xlink:type="simple" xlink:show="embed" xlink:actuate="onLoad"/><draw:image xlink:href="./ObjectReplacements/Object 56" xlink:type="simple" xlink:show="embed" xlink:actuate="onLoad"/></draw:frame>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1" svg:font-family="'Liberation Serif'" style:font-family-generic="roman"/>
    <style:font-face style:name="Arial2" svg:font-family="Arial" style:font-family-generic="swiss"/>
    <style:font-face style:name="OpenSymbol" svg:font-family="OpenSymbol" style:font-pitch="variable"/>
    <style:font-face style:name="Liberation Sans1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Serif" svg:font-family="LiberationSerif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SimSun1" svg:font-family="SimSun" style:font-family-generic="swiss" style:font-pitch="variable"/>
    <style:font-face style:name="Arial1" svg:font-family="Arial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draw:marker draw:name="Arrow" svg:viewBox="0 0 20 30" svg:d="M10 0l-10 30h20z"/>
    <draw:stroke-dash draw:name="Dashed_20__28_var_29__20_10" draw:display-name="Dashed (var) 10" draw:style="rect" draw:dots1="1" draw:dots1-length="0.011cm" draw:dots2="1" draw:dots2-length="0.011cm" draw:distance="0.011cm"/>
    <draw:stroke-dash draw:name="Dashed_20__28_var_29__20_11" draw:display-name="Dashed (var) 11" draw:style="rect" draw:dots1="1" draw:dots1-length="0.011cm" draw:dots2="1" draw:dots2-length="0.011cm" draw:distance="0.011cm"/>
    <draw:stroke-dash draw:name="Dashed_20__28_var_29__20_12" draw:display-name="Dashed (var) 12" draw:style="rect" draw:dots1="1" draw:dots1-length="0.011cm" draw:dots2="1" draw:dots2-length="0.011cm" draw:distance="0.011cm"/>
    <draw:stroke-dash draw:name="Dashed_20__28_var_29__20_13" draw:display-name="Dashed (var) 13" draw:style="rect" draw:dots1="1" draw:dots1-length="0.011cm" draw:dots2="1" draw:dots2-length="0.011cm" draw:distance="0.011cm"/>
    <draw:stroke-dash draw:name="Dashed_20__28_var_29__20_14" draw:display-name="Dashed (var) 14" draw:style="rect" draw:dots1="1" draw:dots1-length="0.011cm" draw:dots2="1" draw:dots2-length="0.011cm" draw:distance="0.011cm"/>
    <draw:stroke-dash draw:name="Dashed_20__28_var_29__20_15" draw:display-name="Dashed (var) 15" draw:style="rect" draw:dots1="1" draw:dots1-length="0.011cm" draw:dots2="1" draw:dots2-length="0.011cm" draw:distance="0.011cm"/>
    <draw:stroke-dash draw:name="Dashed_20__28_var_29__20_16" draw:display-name="Dashed (var) 16" draw:style="rect" draw:dots1="1" draw:dots1-length="0.011cm" draw:dots2="1" draw:dots2-length="0.011cm" draw:distance="0.011cm"/>
    <draw:stroke-dash draw:name="Dashed_20__28_var_29__20_17" draw:display-name="Dashed (var) 17" draw:style="rect" draw:dots1="1" draw:dots1-length="0.011cm" draw:dots2="1" draw:dots2-length="0.011cm" draw:distance="0.011cm"/>
    <draw:stroke-dash draw:name="Dashed_20__28_var_29__20_18" draw:display-name="Dashed (var) 18" draw:style="rect" draw:dots1="1" draw:dots1-length="0.011cm" draw:dots2="1" draw:dots2-length="0.011cm" draw:distance="0.011cm"/>
    <draw:stroke-dash draw:name="Dashed_20__28_var_29__20_19" draw:display-name="Dashed (var) 19" draw:style="rect" draw:dots1="1" draw:dots1-length="0.011cm" draw:dots2="1" draw:dots2-length="0.011cm" draw:distance="0.011cm"/>
    <draw:stroke-dash draw:name="Dashed_20__28_var_29__20_20" draw:display-name="Dashed (var) 20" draw:style="rect" draw:dots1="1" draw:dots1-length="0.011cm" draw:dots2="1" draw:dots2-length="0.011cm" draw:distance="0.011cm"/>
    <draw:stroke-dash draw:name="Dashed_20__28_var_29__20_21" draw:display-name="Dashed (var) 21" draw:style="rect" draw:dots1="1" draw:dots1-length="0.011cm" draw:dots2="1" draw:dots2-length="0.011cm" draw:distance="0.011cm"/>
    <draw:stroke-dash draw:name="Dashed_20__28_var_29__20_22" draw:display-name="Dashed (var) 22" draw:style="rect" draw:dots1="1" draw:dots1-length="0.011cm" draw:dots2="1" draw:dots2-length="0.011cm" draw:distance="0.011cm"/>
    <draw:stroke-dash draw:name="Dashed_20__28_var_29__20_23" draw:display-name="Dashed (var) 23" draw:style="rect" draw:dots1="1" draw:dots1-length="0.011cm" draw:dots2="1" draw:dots2-length="0.011cm" draw:distance="0.011cm"/>
    <draw:stroke-dash draw:name="Dashed_20__28_var_29__20_24" draw:display-name="Dashed (var) 24" draw:style="rect" draw:dots1="1" draw:dots1-length="0.011cm" draw:dots2="1" draw:dots2-length="0.011cm" draw:distance="0.011cm"/>
    <draw:stroke-dash draw:name="Dashed_20__28_var_29__20_25" draw:display-name="Dashed (var) 25" draw:style="rect" draw:dots1="1" draw:dots1-length="0.011cm" draw:dots2="1" draw:dots2-length="0.011cm" draw:distance="0.011cm"/>
    <draw:stroke-dash draw:name="Dashed_20__28_var_29__20_26" draw:display-name="Dashed (var) 26" draw:style="rect" draw:dots1="1" draw:dots1-length="0.011cm" draw:dots2="1" draw:dots2-length="0.011cm" draw:distance="0.011cm"/>
    <draw:stroke-dash draw:name="Dashed_20__28_var_29__20_27" draw:display-name="Dashed (var) 27" draw:style="rect" draw:dots1="1" draw:dots1-length="0.011cm" draw:dots2="1" draw:dots2-length="0.011cm" draw:distance="0.011cm"/>
    <draw:stroke-dash draw:name="Dashed_20__28_var_29__20_28" draw:display-name="Dashed (var) 28" draw:style="rect" draw:dots1="1" draw:dots1-length="0.011cm" draw:dots2="1" draw:dots2-length="0.011cm" draw:distance="0.011cm"/>
    <draw:stroke-dash draw:name="Dashed_20__28_var_29__20_29" draw:display-name="Dashed (var) 29" draw:style="rect" draw:dots1="1" draw:dots1-length="0.011cm" draw:dots2="1" draw:dots2-length="0.011cm" draw:distance="0.011cm"/>
    <draw:stroke-dash draw:name="Dashed_20__28_var_29__20_3" draw:display-name="Dashed (var) 3" draw:style="rect" draw:dots1="1" draw:dots1-length="0.011cm" draw:dots2="1" draw:dots2-length="0.011cm" draw:distance="0.011cm"/>
    <draw:stroke-dash draw:name="Dashed_20__28_var_29__20_30" draw:display-name="Dashed (var) 30" draw:style="rect" draw:dots1="1" draw:dots1-length="0.011cm" draw:dots2="1" draw:dots2-length="0.011cm" draw:distance="0.011cm"/>
    <draw:stroke-dash draw:name="Dashed_20__28_var_29__20_31" draw:display-name="Dashed (var) 31" draw:style="rect" draw:dots1="1" draw:dots1-length="0.011cm" draw:dots2="1" draw:dots2-length="0.011cm" draw:distance="0.011cm"/>
    <draw:stroke-dash draw:name="Dashed_20__28_var_29__20_32" draw:display-name="Dashed (var) 32" draw:style="rect" draw:dots1="1" draw:dots1-length="0.011cm" draw:dots2="1" draw:dots2-length="0.011cm" draw:distance="0.011cm"/>
    <draw:stroke-dash draw:name="Dashed_20__28_var_29__20_33" draw:display-name="Dashed (var) 33" draw:style="rect" draw:dots1="1" draw:dots1-length="0.011cm" draw:dots2="1" draw:dots2-length="0.011cm" draw:distance="0.011cm"/>
    <draw:stroke-dash draw:name="Dashed_20__28_var_29__20_34" draw:display-name="Dashed (var) 34" draw:style="rect" draw:dots1="1" draw:dots1-length="0.011cm" draw:dots2="1" draw:dots2-length="0.011cm" draw:distance="0.011cm"/>
    <draw:stroke-dash draw:name="Dashed_20__28_var_29__20_35" draw:display-name="Dashed (var) 35" draw:style="rect" draw:dots1="1" draw:dots1-length="0.011cm" draw:dots2="1" draw:dots2-length="0.011cm" draw:distance="0.011cm"/>
    <draw:stroke-dash draw:name="Dashed_20__28_var_29__20_36" draw:display-name="Dashed (var) 36" draw:style="rect" draw:dots1="1" draw:dots1-length="0.011cm" draw:dots2="1" draw:dots2-length="0.011cm" draw:distance="0.011cm"/>
    <draw:stroke-dash draw:name="Dashed_20__28_var_29__20_37" draw:display-name="Dashed (var) 37" draw:style="rect" draw:dots1="1" draw:dots1-length="0.006cm" draw:dots2="1" draw:dots2-length="0.006cm" draw:distance="0.006cm"/>
    <draw:stroke-dash draw:name="Dashed_20__28_var_29__20_38" draw:display-name="Dashed (var) 38" draw:style="rect" draw:dots1="1" draw:dots1-length="0.006cm" draw:dots2="1" draw:dots2-length="0.006cm" draw:distance="0.006cm"/>
    <draw:stroke-dash draw:name="Dashed_20__28_var_29__20_39" draw:display-name="Dashed (var) 39" draw:style="rect" draw:dots1="1" draw:dots1-length="0.006cm" draw:dots2="1" draw:dots2-length="0.006cm" draw:distance="0.006cm"/>
    <draw:stroke-dash draw:name="Dashed_20__28_var_29__20_4" draw:display-name="Dashed (var) 4" draw:style="rect" draw:dots1="1" draw:dots1-length="0.006cm" draw:dots2="1" draw:dots2-length="0.006cm" draw:distance="0.006cm"/>
    <draw:stroke-dash draw:name="Dashed_20__28_var_29__20_40" draw:display-name="Dashed (var) 40" draw:style="rect" draw:dots1="1" draw:dots1-length="0.006cm" draw:dots2="1" draw:dots2-length="0.006cm" draw:distance="0.006cm"/>
    <draw:stroke-dash draw:name="Dashed_20__28_var_29__20_41" draw:display-name="Dashed (var) 41" draw:style="rect" draw:dots1="1" draw:dots1-length="0.006cm" draw:dots2="1" draw:dots2-length="0.006cm" draw:distance="0.006cm"/>
    <draw:stroke-dash draw:name="Dashed_20__28_var_29__20_42" draw:display-name="Dashed (var) 42" draw:style="rect" draw:dots1="1" draw:dots1-length="0.006cm" draw:dots2="1" draw:dots2-length="0.006cm" draw:distance="0.006cm"/>
    <draw:stroke-dash draw:name="Dashed_20__28_var_29__20_43" draw:display-name="Dashed (var) 43" draw:style="rect" draw:dots1="1" draw:dots1-length="0.006cm" draw:dots2="1" draw:dots2-length="0.006cm" draw:distance="0.006cm"/>
    <draw:stroke-dash draw:name="Dashed_20__28_var_29__20_44" draw:display-name="Dashed (var) 44" draw:style="rect" draw:dots1="1" draw:dots1-length="0.006cm" draw:dots2="1" draw:dots2-length="0.006cm" draw:distance="0.006cm"/>
    <draw:stroke-dash draw:name="Dashed_20__28_var_29__20_45" draw:display-name="Dashed (var) 45" draw:style="rect" draw:dots1="1" draw:dots1-length="0.006cm" draw:dots2="1" draw:dots2-length="0.006cm" draw:distance="0.006cm"/>
    <draw:stroke-dash draw:name="Dashed_20__28_var_29__20_46" draw:display-name="Dashed (var) 46" draw:style="rect" draw:dots1="1" draw:dots1-length="0.006cm" draw:dots2="1" draw:dots2-length="0.006cm" draw:distance="0.006cm"/>
    <draw:stroke-dash draw:name="Dashed_20__28_var_29__20_47" draw:display-name="Dashed (var) 47" draw:style="rect" draw:dots1="1" draw:dots1-length="0.006cm" draw:dots2="1" draw:dots2-length="0.006cm" draw:distance="0.006cm"/>
    <draw:stroke-dash draw:name="Dashed_20__28_var_29__20_48" draw:display-name="Dashed (var) 48" draw:style="rect" draw:dots1="1" draw:dots1-length="0.006cm" draw:dots2="1" draw:dots2-length="0.006cm" draw:distance="0.006cm"/>
    <draw:stroke-dash draw:name="Dashed_20__28_var_29__20_49" draw:display-name="Dashed (var) 49" draw:style="rect" draw:dots1="1" draw:dots1-length="0.006cm" draw:dots2="1" draw:dots2-length="0.006cm" draw:distance="0.006cm"/>
    <draw:stroke-dash draw:name="Dashed_20__28_var_29__20_5" draw:display-name="Dashed (var) 5" draw:style="rect" draw:dots1="1" draw:dots1-length="0.011cm" draw:dots2="1" draw:dots2-length="0.011cm" draw:distance="0.011cm"/>
    <draw:stroke-dash draw:name="Dashed_20__28_var_29__20_50" draw:display-name="Dashed (var) 50" draw:style="rect" draw:dots1="1" draw:dots1-length="0.006cm" draw:dots2="1" draw:dots2-length="0.006cm" draw:distance="0.006cm"/>
    <draw:stroke-dash draw:name="Dashed_20__28_var_29__20_51" draw:display-name="Dashed (var) 51" draw:style="rect" draw:dots1="1" draw:dots1-length="0.006cm" draw:dots2="1" draw:dots2-length="0.006cm" draw:distance="0.006cm"/>
    <draw:stroke-dash draw:name="Dashed_20__28_var_29__20_52" draw:display-name="Dashed (var) 52" draw:style="rect" draw:dots1="1" draw:dots1-length="0.006cm" draw:dots2="1" draw:dots2-length="0.006cm" draw:distance="0.006cm"/>
    <draw:stroke-dash draw:name="Dashed_20__28_var_29__20_53" draw:display-name="Dashed (var) 53" draw:style="rect" draw:dots1="1" draw:dots1-length="0.006cm" draw:dots2="1" draw:dots2-length="0.006cm" draw:distance="0.006cm"/>
    <draw:stroke-dash draw:name="Dashed_20__28_var_29__20_54" draw:display-name="Dashed (var) 54" draw:style="rect" draw:dots1="1" draw:dots1-length="0.006cm" draw:dots2="1" draw:dots2-length="0.006cm" draw:distance="0.006cm"/>
    <draw:stroke-dash draw:name="Dashed_20__28_var_29__20_55" draw:display-name="Dashed (var) 55" draw:style="rect" draw:dots1="1" draw:dots1-length="0.006cm" draw:dots2="1" draw:dots2-length="0.006cm" draw:distance="0.006cm"/>
    <draw:stroke-dash draw:name="Dashed_20__28_var_29__20_56" draw:display-name="Dashed (var) 56" draw:style="rect" draw:dots1="1" draw:dots1-length="0.006cm" draw:dots2="1" draw:dots2-length="0.006cm" draw:distance="0.006cm"/>
    <draw:stroke-dash draw:name="Dashed_20__28_var_29__20_57" draw:display-name="Dashed (var) 57" draw:style="rect" draw:dots1="1" draw:dots1-length="0.006cm" draw:dots2="1" draw:dots2-length="0.006cm" draw:distance="0.006cm"/>
    <draw:stroke-dash draw:name="Dashed_20__28_var_29__20_58" draw:display-name="Dashed (var) 58" draw:style="rect" draw:dots1="1" draw:dots1-length="0.006cm" draw:dots2="1" draw:dots2-length="0.006cm" draw:distance="0.006cm"/>
    <draw:stroke-dash draw:name="Dashed_20__28_var_29__20_59" draw:display-name="Dashed (var) 59" draw:style="rect" draw:dots1="1" draw:dots1-length="0.006cm" draw:dots2="1" draw:dots2-length="0.006cm" draw:distance="0.006cm"/>
    <draw:stroke-dash draw:name="Dashed_20__28_var_29__20_6" draw:display-name="Dashed (var) 6" draw:style="rect" draw:dots1="1" draw:dots1-length="0.011cm" draw:dots2="1" draw:dots2-length="0.011cm" draw:distance="0.011cm"/>
    <draw:stroke-dash draw:name="Dashed_20__28_var_29__20_60" draw:display-name="Dashed (var) 60" draw:style="rect" draw:dots1="1" draw:dots1-length="0.006cm" draw:dots2="1" draw:dots2-length="0.006cm" draw:distance="0.006cm"/>
    <draw:stroke-dash draw:name="Dashed_20__28_var_29__20_61" draw:display-name="Dashed (var) 61" draw:style="rect" draw:dots1="1" draw:dots1-length="0.006cm" draw:dots2="1" draw:dots2-length="0.006cm" draw:distance="0.006cm"/>
    <draw:stroke-dash draw:name="Dashed_20__28_var_29__20_62" draw:display-name="Dashed (var) 62" draw:style="rect" draw:dots1="1" draw:dots1-length="0.006cm" draw:dots2="1" draw:dots2-length="0.006cm" draw:distance="0.006cm"/>
    <draw:stroke-dash draw:name="Dashed_20__28_var_29__20_63" draw:display-name="Dashed (var) 63" draw:style="rect" draw:dots1="1" draw:dots1-length="0.006cm" draw:dots2="1" draw:dots2-length="0.006cm" draw:distance="0.006cm"/>
    <draw:stroke-dash draw:name="Dashed_20__28_var_29__20_64" draw:display-name="Dashed (var) 64" draw:style="rect" draw:dots1="1" draw:dots1-length="0.006cm" draw:dots2="1" draw:dots2-length="0.006cm" draw:distance="0.006cm"/>
    <draw:stroke-dash draw:name="Dashed_20__28_var_29__20_65" draw:display-name="Dashed (var) 65" draw:style="rect" draw:dots1="1" draw:dots1-length="0.006cm" draw:dots2="1" draw:dots2-length="0.006cm" draw:distance="0.006cm"/>
    <draw:stroke-dash draw:name="Dashed_20__28_var_29__20_66" draw:display-name="Dashed (var) 66" draw:style="rect" draw:dots1="1" draw:dots1-length="0.006cm" draw:dots2="1" draw:dots2-length="0.006cm" draw:distance="0.006cm"/>
    <draw:stroke-dash draw:name="Dashed_20__28_var_29__20_67" draw:display-name="Dashed (var) 67" draw:style="rect" draw:dots1="1" draw:dots1-length="0.006cm" draw:dots2="1" draw:dots2-length="0.006cm" draw:distance="0.006cm"/>
    <draw:stroke-dash draw:name="Dashed_20__28_var_29__20_68" draw:display-name="Dashed (var) 68" draw:style="rect" draw:dots1="1" draw:dots1-length="0.006cm" draw:dots2="1" draw:dots2-length="0.006cm" draw:distance="0.006cm"/>
    <draw:stroke-dash draw:name="Dashed_20__28_var_29__20_69" draw:display-name="Dashed (var) 69" draw:style="rect" draw:dots1="1" draw:dots1-length="0.006cm" draw:dots2="1" draw:dots2-length="0.006cm" draw:distance="0.006cm"/>
    <draw:stroke-dash draw:name="Dashed_20__28_var_29__20_7" draw:display-name="Dashed (var) 7" draw:style="rect" draw:dots1="1" draw:dots1-length="0.011cm" draw:dots2="1" draw:dots2-length="0.011cm" draw:distance="0.011cm"/>
    <draw:stroke-dash draw:name="Dashed_20__28_var_29__20_8" draw:display-name="Dashed (var) 8" draw:style="rect" draw:dots1="1" draw:dots1-length="0.011cm" draw:dots2="1" draw:dots2-length="0.011cm" draw:distance="0.011cm"/>
    <draw:stroke-dash draw:name="Dashed_20__28_var_29__20_9" draw:display-name="Dashed (var) 9" draw:style="rect" draw:dots1="1" draw:dots1-length="0.011cm" draw:dots2="1" draw:dots2-length="0.011cm" draw:distance="0.011cm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shadow="none" style:writing-mode="page"/>
      <style:text-properties fo:font-size="18pt" style:font-size-asian="10.5pt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style:style style:name="Question" style:family="paragraph" style:parent-style-name="Standard" style:next-style-name="Standard" style:list-style-name="Numbering_20_123">
      <style:paragraph-properties fo:padding="0.049cm" fo:border-left="none" fo:border-right="none" fo:border-top="0.51pt solid #000000" fo:border-bottom="none" style:shadow="none" style:writing-mode="page" style:join-border="false"/>
      <style:text-properties style:font-size-asian="10.5pt"/>
    </style:style>
    <style:style style:name="Numbering_20_Symbols" style:display-name="Numbering Symbols" style:family="text"/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style:num-suffix=")" style:num-format="1">
        <style:list-level-properties text:list-level-position-and-space-mode="label-alignment">
          <style:list-level-label-alignment text:label-followed-by="space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Réponse">
      <text:list-level-style-number text:level="1" style:num-suffix=":" style:num-format="A">
        <style:list-level-properties text:list-level-position-and-space-mode="label-alignment">
          <style:list-level-label-alignment text:label-followed-by="listtab" text:list-tab-stop-position="0.9cm" fo:text-indent="-0.9cm" fo:margin-left="0.9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33.6cm" fo:page-height="21.001cm" style:num-format="1" style:print-orientation="landscape" fo:margin-top="0.801cm" fo:margin-bottom="0.801cm" fo:margin-left="0.801cm" fo:margin-right="0.80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columns fo:column-count="3" fo:column-gap="0.399cm">
          <style:column-sep style:width="0.018cm" style:color="#000000" style:height="100%" style:style="solid"/>
          <style:column style:rel-width="21845*" fo:start-indent="0cm" fo:end-indent="0.199cm"/>
          <style:column style:rel-width="21845*" fo:start-indent="0.199cm" fo:end-indent="0.199cm"/>
          <style:column style:rel-width="21845*" fo:start-indent="0.199cm" fo:end-indent="0cm"/>
        </style:columns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5-08T10:34:06.661000000</meta:creation-date>
    <dc:date>2019-10-21T21:12:41.512000000</dc:date>
    <meta:editing-duration>PT10H11M58S</meta:editing-duration>
    <meta:editing-cycles>94</meta:editing-cycles>
    <meta:generator>LibreOffice/6.1.6.3$Windows_X86_64 LibreOffice_project/5896ab1714085361c45cf540f76f60673dd96a72</meta:generator>
    <meta:document-statistic meta:table-count="0" meta:image-count="0" meta:object-count="56" meta:page-count="9" meta:paragraph-count="398" meta:word-count="2658" meta:character-count="12792" meta:non-whitespace-character-count="10866"/>
  </office:meta>
</office:document-meta>
</file>

<file path=Object 1/content.xml><?xml version="1.0" encoding="utf-8"?>
<math xmlns="http://www.w3.org/1998/Math/MathML" display="block">
  <semantics>
    <mrow>
      <mfrac>
        <mtext>CE</mtext>
        <mtext>EB</mtext>
      </mfrac>
      <mo stretchy="false">=</mo>
      <mfrac>
        <mtext>DE</mtext>
        <mtext>AB</mtext>
      </mfrac>
    </mrow>
    <annotation encoding="StarMath 5.0">alignc {"CE"}over{"EB"} = {"DE"}over{"AB"}</annotation>
  </semantics>
</math>
</file>

<file path=Object 10/content.xml><?xml version="1.0" encoding="utf-8"?>
<math xmlns="http://www.w3.org/1998/Math/MathML" display="block">
  <semantics>
    <mrow>
      <mover accent="true">
        <mtext>BAC</mtext>
        <mo stretchy="true">^</mo>
      </mover>
      <mo stretchy="false">=</mo>
      <mover accent="true">
        <mtext>BDC</mtext>
        <mo stretchy="true">^</mo>
      </mover>
    </mrow>
    <annotation encoding="StarMath 5.0"> widehat {"BAC"} =  widehat {"BDC"}</annotation>
  </semantics>
</math>
</file>

<file path=Object 11/content.xml><?xml version="1.0" encoding="utf-8"?>
<math xmlns="http://www.w3.org/1998/Math/MathML" display="block">
  <semantics>
    <mrow>
      <mover accent="true">
        <mtext>BAC</mtext>
        <mo stretchy="true">^</mo>
      </mover>
      <mo stretchy="false">=</mo>
      <mover accent="true">
        <mtext>BDC</mtext>
        <mo stretchy="true">^</mo>
      </mover>
    </mrow>
    <annotation encoding="StarMath 5.0"> widehat {"BAC"} =  widehat {"BDC"}</annotation>
  </semantics>
</math>
</file>

<file path=Object 12/content.xml><?xml version="1.0" encoding="utf-8"?>
<math xmlns="http://www.w3.org/1998/Math/MathML" display="block">
  <semantics>
    <mover accent="true">
      <mtext>BAC</mtext>
      <mo stretchy="true">^</mo>
    </mover>
    <annotation encoding="StarMath 5.0"> widehat {"BAC"}</annotation>
  </semantics>
</math>
</file>

<file path=Object 13/content.xml><?xml version="1.0" encoding="utf-8"?>
<math xmlns="http://www.w3.org/1998/Math/MathML" display="block">
  <semantics>
    <mover accent="true">
      <mtext>BDC</mtext>
      <mo stretchy="true">^</mo>
    </mover>
    <annotation encoding="StarMath 5.0"> widehat {"BDC"}</annotation>
  </semantics>
</math>
</file>

<file path=Object 14/content.xml><?xml version="1.0" encoding="utf-8"?>
<math xmlns="http://www.w3.org/1998/Math/MathML" display="block">
  <semantics>
    <mover accent="true">
      <mtext>BAC</mtext>
      <mo stretchy="true">^</mo>
    </mover>
    <annotation encoding="StarMath 5.0"> widehat {"BAC"}</annotation>
  </semantics>
</math>
</file>

<file path=Object 15/content.xml><?xml version="1.0" encoding="utf-8"?>
<math xmlns="http://www.w3.org/1998/Math/MathML" display="block">
  <semantics>
    <mover accent="true">
      <mtext>BDC</mtext>
      <mo stretchy="true">^</mo>
    </mover>
    <annotation encoding="StarMath 5.0"> widehat {"BDC"}</annotation>
  </semantics>
</math>
</file>

<file path=Object 16/content.xml><?xml version="1.0" encoding="utf-8"?>
<math xmlns="http://www.w3.org/1998/Math/MathML" display="block">
  <semantics>
    <mrow>
      <mrow>
        <mover accent="true">
          <mtext>BOC</mtext>
          <mo stretchy="true">^</mo>
        </mover>
        <mo stretchy="false">=</mo>
        <mn>2</mn>
      </mrow>
      <mover accent="true">
        <mtext>BAC</mtext>
        <mo stretchy="true">^</mo>
      </mover>
    </mrow>
    <annotation encoding="StarMath 5.0"> widehat {"BOC"} = 2 widehat {"BAC"}</annotation>
  </semantics>
</math>
</file>

<file path=Object 17/content.xml><?xml version="1.0" encoding="utf-8"?>
<math xmlns="http://www.w3.org/1998/Math/MathML" display="block">
  <semantics>
    <mrow>
      <mrow>
        <mover accent="true">
          <mtext>A'DB</mtext>
          <mo stretchy="true">^</mo>
        </mover>
        <mo stretchy="false">=</mo>
        <mn>30</mn>
      </mrow>
      <mi>°</mi>
    </mrow>
    <annotation encoding="StarMath 5.0">widehat {"A'DB"}=30°</annotation>
  </semantics>
</math>
</file>

<file path=Object 18/content.xml><?xml version="1.0" encoding="utf-8"?>
<math xmlns="http://www.w3.org/1998/Math/MathML" display="block">
  <semantics>
    <mrow>
      <mrow>
        <mover accent="true">
          <mtext>AEB</mtext>
          <mo stretchy="true">^</mo>
        </mover>
        <mo stretchy="false">=</mo>
        <mn>120</mn>
      </mrow>
      <mi>°</mi>
    </mrow>
    <annotation encoding="StarMath 5.0"> widehat {"AEB"}={120}°</annotation>
  </semantics>
</math>
</file>

<file path=Object 19/content.xml><?xml version="1.0" encoding="utf-8"?>
<math xmlns="http://www.w3.org/1998/Math/MathML" display="block">
  <semantics>
    <mover accent="true">
      <mtext>BAC</mtext>
      <mo stretchy="true">^</mo>
    </mover>
    <annotation encoding="StarMath 5.0"> widehat {"BAC"}</annotation>
  </semantics>
</math>
</file>

<file path=Object 2/content.xml><?xml version="1.0" encoding="utf-8"?>
<math xmlns="http://www.w3.org/1998/Math/MathML" display="block">
  <semantics>
    <mrow>
      <mfrac>
        <mtext>CD</mtext>
        <mtext>CA</mtext>
      </mfrac>
      <mo stretchy="false">=</mo>
      <mfrac>
        <mtext>CE</mtext>
        <mtext>CB</mtext>
      </mfrac>
    </mrow>
    <annotation encoding="StarMath 5.0">alignc {"CD"}over{"CA"} = {"CE"}over{"CB"}</annotation>
  </semantics>
</math>
</file>

<file path=Object 20/content.xml><?xml version="1.0" encoding="utf-8"?>
<math xmlns="http://www.w3.org/1998/Math/MathML" display="block">
  <semantics>
    <mover accent="true">
      <mtext>BDC</mtext>
      <mo stretchy="true">^</mo>
    </mover>
    <annotation encoding="StarMath 5.0"> widehat {"BDC"}</annotation>
  </semantics>
</math>
</file>

<file path=Object 21/content.xml><?xml version="1.0" encoding="utf-8"?>
<math xmlns="http://www.w3.org/1998/Math/MathML" display="block">
  <semantics>
    <mrow>
      <mrow>
        <mover accent="true">
          <mtext>BAC</mtext>
          <mo stretchy="true">^</mo>
        </mover>
        <mo stretchy="false">+</mo>
        <mover accent="true">
          <mtext>BDC</mtext>
          <mo stretchy="true">^</mo>
        </mover>
      </mrow>
      <mo stretchy="false">=</mo>
      <mover accent="true">
        <mtext>BOC</mtext>
        <mo stretchy="true">^</mo>
      </mover>
    </mrow>
    <annotation encoding="StarMath 5.0"> widehat {"BAC"}+ widehat {"BDC"}= widehat {"BOC"}</annotation>
  </semantics>
</math>
</file>

<file path=Object 22/content.xml><?xml version="1.0" encoding="utf-8"?>
<math xmlns="http://www.w3.org/1998/Math/MathML" display="block">
  <semantics>
    <mrow>
      <mn>2</mn>
      <mrow>
        <mover accent="true">
          <mtext>ADC</mtext>
          <mo stretchy="true">^</mo>
        </mover>
        <mo stretchy="false">=</mo>
        <mover accent="true">
          <mtext>AOC</mtext>
          <mo stretchy="true">^</mo>
        </mover>
      </mrow>
    </mrow>
    <annotation encoding="StarMath 5.0">2 widehat {"ADC"}= widehat {"AOC"}</annotation>
  </semantics>
</math>
</file>

<file path=Object 23/content.xml><?xml version="1.0" encoding="utf-8"?>
<math xmlns="http://www.w3.org/1998/Math/MathML" display="block">
  <semantics>
    <mrow>
      <mrow>
        <mover accent="true">
          <mtext>AA'B</mtext>
          <mo stretchy="true">^</mo>
        </mover>
        <mo stretchy="false">=</mo>
        <mn>60</mn>
      </mrow>
      <mi>°</mi>
    </mrow>
    <annotation encoding="StarMath 5.0"> widehat {"AA'B"}={60}°</annotation>
  </semantics>
</math>
</file>

<file path=Object 24/content.xml><?xml version="1.0" encoding="utf-8"?>
<math xmlns="http://www.w3.org/1998/Math/MathML" display="block">
  <semantics>
    <mrow>
      <mrow>
        <mover accent="true">
          <mtext>AOB</mtext>
          <mo stretchy="true">^</mo>
        </mover>
        <mo stretchy="false">=</mo>
        <mn>120</mn>
      </mrow>
      <mi>°</mi>
    </mrow>
    <annotation encoding="StarMath 5.0"> widehat {"AOB"}={120}°</annotation>
  </semantics>
</math>
</file>

<file path=Object 25/content.xml><?xml version="1.0" encoding="utf-8"?>
<math xmlns="http://www.w3.org/1998/Math/MathML" display="block">
  <semantics>
    <mover accent="true">
      <mtext>ACB</mtext>
      <mo stretchy="true">^</mo>
    </mover>
    <annotation encoding="StarMath 5.0"> widehat {"ACB"}</annotation>
  </semantics>
</math>
</file>

<file path=Object 26/content.xml><?xml version="1.0" encoding="utf-8"?>
<math xmlns="http://www.w3.org/1998/Math/MathML" display="block">
  <semantics>
    <mover accent="true">
      <mtext>AEB</mtext>
      <mo stretchy="true">^</mo>
    </mover>
    <annotation encoding="StarMath 5.0"> widehat {"AEB"}</annotation>
  </semantics>
</math>
</file>

<file path=Object 27/content.xml><?xml version="1.0" encoding="utf-8"?>
<math xmlns="http://www.w3.org/1998/Math/MathML" display="block">
  <semantics>
    <mrow>
      <mrow>
        <mover accent="true">
          <mtext>ACB</mtext>
          <mo stretchy="true">^</mo>
        </mover>
        <mo stretchy="false">=</mo>
        <mn>60</mn>
      </mrow>
      <mi>°</mi>
    </mrow>
    <annotation encoding="StarMath 5.0"> widehat {"ACB"}={60}°</annotation>
  </semantics>
</math>
</file>

<file path=Object 28/content.xml><?xml version="1.0" encoding="utf-8"?>
<math xmlns="http://www.w3.org/1998/Math/MathML" display="block">
  <semantics>
    <mrow>
      <mrow>
        <mover accent="true">
          <mtext>ABD</mtext>
          <mo stretchy="true">^</mo>
        </mover>
        <mo stretchy="false">=</mo>
        <mn>30</mn>
      </mrow>
      <mi>°</mi>
    </mrow>
    <annotation encoding="StarMath 5.0"> widehat {"ABD"}={30}°</annotation>
  </semantics>
</math>
</file>

<file path=Object 29/content.xml><?xml version="1.0" encoding="utf-8"?>
<math xmlns="http://www.w3.org/1998/Math/MathML" display="block">
  <semantics>
    <mrow>
      <mrow>
        <mover accent="true">
          <mtext>BCA</mtext>
          <mo stretchy="true">^</mo>
        </mover>
        <mo stretchy="false">=</mo>
        <mn>30</mn>
      </mrow>
      <mi>°</mi>
    </mrow>
    <annotation encoding="StarMath 5.0"> widehat {"BCA"}={30}°</annotation>
  </semantics>
</math>
</file>

<file path=Object 3/content.xml><?xml version="1.0" encoding="utf-8"?>
<math xmlns="http://www.w3.org/1998/Math/MathML" display="block">
  <semantics>
    <mrow>
      <mfrac>
        <mtext>AB</mtext>
        <mtext>DE</mtext>
      </mfrac>
      <mo stretchy="false">=</mo>
      <mfrac>
        <mtext>CE</mtext>
        <mtext>CB</mtext>
      </mfrac>
    </mrow>
    <annotation encoding="StarMath 5.0">alignc {"AB"}over{"DE"} = {"CE"}over{"CB"}</annotation>
  </semantics>
</math>
</file>

<file path=Object 30/content.xml><?xml version="1.0" encoding="utf-8"?>
<math xmlns="http://www.w3.org/1998/Math/MathML" display="block">
  <semantics>
    <mrow>
      <mover accent="true">
        <mtext>OAB</mtext>
        <mo stretchy="true">^</mo>
      </mover>
      <mo stretchy="false">=</mo>
      <mover accent="true">
        <mtext>OBA</mtext>
        <mo stretchy="true">^</mo>
      </mover>
    </mrow>
    <annotation encoding="StarMath 5.0"> widehat {"OAB"}= widehat {"OBA"}</annotation>
  </semantics>
</math>
</file>

<file path=Object 31/content.xml><?xml version="1.0" encoding="utf-8"?>
<math xmlns="http://www.w3.org/1998/Math/MathML" display="block">
  <semantics>
    <mrow>
      <mi>cos</mi>
      <mrow>
        <mover accent="true">
          <mi>a</mi>
          <mo stretchy="true">^</mo>
        </mover>
        <mo stretchy="false">=</mo>
        <mrow>
          <mn>27</mn>
          <mo stretchy="false">×</mo>
          <msup>
            <mn>10</mn>
            <mrow>
              <mo stretchy="false">−</mo>
              <mn>2</mn>
            </mrow>
          </msup>
        </mrow>
      </mrow>
    </mrow>
    <annotation encoding="StarMath 5.0"> cos widehat{a}={27} times {10}^{-{2}}</annotation>
  </semantics>
</math>
</file>

<file path=Object 32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text>ACB</mtext>
              <mo stretchy="true">^</mo>
            </mover>
          </mrow>
          <mo fence="true" stretchy="false">)</mo>
        </mrow>
        <mo stretchy="false">=</mo>
        <mfrac>
          <mtext>BH</mtext>
          <mtext>BC</mtext>
        </mfrac>
      </mrow>
    </mrow>
    <annotation encoding="StarMath 5.0">cos (widehat "ACB")={"BH"}over{"BC"}</annotation>
  </semantics>
</math>
</file>

<file path=Object 33/content.xml><?xml version="1.0" encoding="utf-8"?>
<math xmlns="http://www.w3.org/1998/Math/MathML" display="block">
  <semantics>
    <mrow>
      <mrow>
        <mtext>BH</mtext>
        <mo stretchy="false">=</mo>
        <mrow>
          <mtext>BC</mtext>
          <mo stretchy="false">×</mo>
          <mi>sin</mi>
        </mrow>
      </mrow>
      <mrow>
        <mo fence="true" stretchy="false">(</mo>
        <mrow>
          <mover accent="true">
            <mtext>ACB</mtext>
            <mo stretchy="true">^</mo>
          </mover>
        </mrow>
        <mo fence="true" stretchy="false">)</mo>
      </mrow>
    </mrow>
    <annotation encoding="StarMath 5.0">"BH"="BC" times sin (widehat "ACB")</annotation>
  </semantics>
</math>
</file>

<file path=Object 34/content.xml><?xml version="1.0" encoding="utf-8"?>
<math xmlns="http://www.w3.org/1998/Math/MathML" display="block">
  <semantics>
    <mrow>
      <mi>tan</mi>
      <mrow>
        <mrow>
          <mo fence="true" stretchy="false">(</mo>
          <mrow>
            <mover accent="true">
              <mtext>ACB</mtext>
              <mo stretchy="true">^</mo>
            </mover>
          </mrow>
          <mo fence="true" stretchy="false">)</mo>
        </mrow>
        <mo stretchy="false">=</mo>
        <mfrac>
          <mtext>HC</mtext>
          <mtext>BH</mtext>
        </mfrac>
      </mrow>
    </mrow>
    <annotation encoding="StarMath 5.0">tan (widehat "ACB")={"HC"}over{"BH"}</annotation>
  </semantics>
</math>
</file>

<file path=Object 35/content.xml><?xml version="1.0" encoding="utf-8"?>
<math xmlns="http://www.w3.org/1998/Math/MathML" display="block">
  <semantics>
    <mover accent="true">
      <mtext>ABH</mtext>
      <mo stretchy="true">^</mo>
    </mover>
    <annotation encoding="StarMath 5.0"> widehat {"ABH"}</annotation>
  </semantics>
</math>
</file>

<file path=Object 36/content.xml><?xml version="1.0" encoding="utf-8"?>
<math xmlns="http://www.w3.org/1998/Math/MathML" display="block">
  <semantics>
    <mover accent="true">
      <mtext>HBC</mtext>
      <mo stretchy="true">^</mo>
    </mover>
    <annotation encoding="StarMath 5.0"> widehat {"HBC"}</annotation>
  </semantics>
</math>
</file>

<file path=Object 37/content.xml><?xml version="1.0" encoding="utf-8"?>
<math xmlns="http://www.w3.org/1998/Math/MathML" display="block">
  <semantics>
    <mrow>
      <mi>sin</mi>
      <mrow>
        <mover accent="true">
          <mi>a</mi>
          <mo stretchy="true">^</mo>
        </mover>
        <mo stretchy="false">=</mo>
        <mrow>
          <mn>145</mn>
          <mo stretchy="false">×</mo>
          <msup>
            <mn>10</mn>
            <mrow>
              <mo stretchy="false">−</mo>
              <mn>2</mn>
            </mrow>
          </msup>
        </mrow>
      </mrow>
    </mrow>
    <annotation encoding="StarMath 5.0"> sin widehat{a}={145} times {10}^{-{2}}</annotation>
  </semantics>
</math>
</file>

<file path=Object 38/content.xml><?xml version="1.0" encoding="utf-8"?>
<math xmlns="http://www.w3.org/1998/Math/MathML" display="block">
  <semantics>
    <mrow>
      <mi>cos</mi>
      <mrow>
        <mover accent="true">
          <mi>a</mi>
          <mo stretchy="true">^</mo>
        </mover>
        <mo stretchy="false">=</mo>
        <mrow>
          <mn>85</mn>
          <mo stretchy="false">×</mo>
          <msup>
            <mn>10</mn>
            <mrow>
              <mo stretchy="false">−</mo>
              <mn>1</mn>
            </mrow>
          </msup>
        </mrow>
      </mrow>
    </mrow>
    <annotation encoding="StarMath 5.0"> cos widehat{a}={85} times {10}^{-{1}}</annotation>
  </semantics>
</math>
</file>

<file path=Object 39/content.xml><?xml version="1.0" encoding="utf-8"?>
<math xmlns="http://www.w3.org/1998/Math/MathML" display="block">
  <semantics>
    <mrow>
      <mi>tan</mi>
      <mrow>
        <mover accent="true">
          <mi>a</mi>
          <mo stretchy="true">^</mo>
        </mover>
        <mo stretchy="false">=</mo>
        <mrow>
          <mn>85</mn>
          <mo stretchy="false">×</mo>
          <msup>
            <mn>10</mn>
            <mrow>
              <mo stretchy="false">−</mo>
              <mn>1</mn>
            </mrow>
          </msup>
        </mrow>
      </mrow>
    </mrow>
    <annotation encoding="StarMath 5.0">tan widehat{a}={85} times {10}^{-{1}}</annotation>
  </semantics>
</math>
</file>

<file path=Object 4/content.xml><?xml version="1.0" encoding="utf-8"?>
<math xmlns="http://www.w3.org/1998/Math/MathML" display="block">
  <semantics>
    <mrow>
      <mfrac>
        <mtext>CA</mtext>
        <mtext>CD</mtext>
      </mfrac>
      <mo stretchy="false">=</mo>
      <mfrac>
        <mtext>BA</mtext>
        <mtext>ED</mtext>
      </mfrac>
    </mrow>
    <annotation encoding="StarMath 5.0">alignc {"CA"}over{"CD"} = {"BA"}over{"ED"}</annotation>
  </semantics>
</math>
</file>

<file path=Object 40/content.xml><?xml version="1.0" encoding="utf-8"?>
<math xmlns="http://www.w3.org/1998/Math/MathML" display="block">
  <semantics>
    <mrow>
      <mi>sin</mi>
      <mrow>
        <mn>45</mn>
        <mo stretchy="false">=</mo>
        <mi>cos</mi>
      </mrow>
      <mn>45</mn>
    </mrow>
    <annotation encoding="StarMath 5.0"> sin  45 = cos 45</annotation>
  </semantics>
</math>
</file>

<file path=Object 41/content.xml><?xml version="1.0" encoding="utf-8"?>
<math xmlns="http://www.w3.org/1998/Math/MathML" display="block">
  <semantics>
    <mrow>
      <mi>sin</mi>
      <mrow>
        <msup>
          <mrow>
            <mo fence="true" stretchy="false">(</mo>
            <mrow>
              <mn>30</mn>
            </mrow>
            <mo fence="true" stretchy="false">)</mo>
          </mrow>
          <mn>2</mn>
        </msup>
        <mo stretchy="false">+</mo>
        <mi>cos</mi>
      </mrow>
      <mrow>
        <msup>
          <mrow>
            <mo fence="true" stretchy="false">(</mo>
            <mrow>
              <mn>30</mn>
            </mrow>
            <mo fence="true" stretchy="false">)</mo>
          </mrow>
          <mn>2</mn>
        </msup>
        <mo stretchy="false">=</mo>
        <mn>1</mn>
      </mrow>
    </mrow>
    <annotation encoding="StarMath 5.0">sin (30)^{2}+ cos (30)^{2}={1}</annotation>
  </semantics>
</math>
</file>

<file path=Object 42/content.xml><?xml version="1.0" encoding="utf-8"?>
<math xmlns="http://www.w3.org/1998/Math/MathML" display="block">
  <semantics>
    <mrow>
      <msup>
        <mi>sin</mi>
        <mn>2</mn>
      </msup>
      <mrow>
        <mn>30</mn>
        <mo stretchy="false">+</mo>
        <msup>
          <mi>cos</mi>
          <mn>2</mn>
        </msup>
      </mrow>
      <mrow>
        <mn>30</mn>
        <mo stretchy="false">=</mo>
        <mn>1</mn>
      </mrow>
    </mrow>
    <annotation encoding="StarMath 5.0"> sin ^{2} 30+ cos ^{2} 30=1</annotation>
  </semantics>
</math>
</file>

<file path=Object 43/content.xml><?xml version="1.0" encoding="utf-8"?>
<math xmlns="http://www.w3.org/1998/Math/MathML" display="block">
  <semantics>
    <mrow>
      <mi>tan</mi>
      <mrow>
        <mn>30</mn>
        <mo stretchy="false">=</mo>
        <mfrac>
          <mrow>
            <mi>cos</mi>
            <mn>30</mn>
          </mrow>
          <mrow>
            <mi>sin</mi>
            <mn>30</mn>
          </mrow>
        </mfrac>
      </mrow>
    </mrow>
    <annotation encoding="StarMath 5.0"> tan 30= { cos 30} over  {sin 30}</annotation>
  </semantics>
</math>
</file>

<file path=Object 44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text>CAB</mtext>
              <mo stretchy="true">^</mo>
            </mover>
          </mrow>
          <mo fence="true" stretchy="false">)</mo>
        </mrow>
        <mo stretchy="false">=</mo>
        <mfrac>
          <mtext>CB</mtext>
          <mtext>AC</mtext>
        </mfrac>
      </mrow>
    </mrow>
    <annotation encoding="StarMath 5.0">cos (widehat "CAB")={"CB"}over{"AC"}</annotation>
  </semantics>
</math>
</file>

<file path=Object 45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text>ACB</mtext>
              <mo stretchy="true">^</mo>
            </mover>
          </mrow>
          <mo fence="true" stretchy="false">)</mo>
        </mrow>
        <mo stretchy="false">=</mo>
        <mfrac>
          <mtext>CB</mtext>
          <mtext>AC</mtext>
        </mfrac>
      </mrow>
    </mrow>
    <annotation encoding="StarMath 5.0">cos (widehat "ACB")={"CB"}over{"AC"}</annotation>
  </semantics>
</math>
</file>

<file path=Object 46/content.xml><?xml version="1.0" encoding="utf-8"?>
<math xmlns="http://www.w3.org/1998/Math/MathML" display="block">
  <semantics>
    <mrow>
      <mi>tan</mi>
      <mrow>
        <mrow>
          <mo fence="true" stretchy="false">(</mo>
          <mrow>
            <mover accent="true">
              <mtext>ACB</mtext>
              <mo stretchy="true">^</mo>
            </mover>
          </mrow>
          <mo fence="true" stretchy="false">)</mo>
        </mrow>
        <mo stretchy="false">=</mo>
        <mfrac>
          <mtext>CB</mtext>
          <mtext>AB</mtext>
        </mfrac>
      </mrow>
    </mrow>
    <annotation encoding="StarMath 5.0">tan (widehat "ACB")={"CB"}over{"AB"}</annotation>
  </semantics>
</math>
</file>

<file path=Object 47/content.xml><?xml version="1.0" encoding="utf-8"?>
<math xmlns="http://www.w3.org/1998/Math/MathML" display="block">
  <semantics>
    <mrow>
      <mi>cos</mi>
      <mrow>
        <mrow>
          <mo fence="true" stretchy="false">(</mo>
          <mrow>
            <mover accent="true">
              <mtext>CAB</mtext>
              <mo stretchy="true">^</mo>
            </mover>
          </mrow>
          <mo fence="true" stretchy="false">)</mo>
        </mrow>
        <mo stretchy="false">=</mo>
        <mi>cos</mi>
      </mrow>
      <mrow>
        <mo fence="true" stretchy="false">(</mo>
        <mrow>
          <mover accent="true">
            <mtext>ACB</mtext>
            <mo stretchy="true">^</mo>
          </mover>
        </mrow>
        <mo fence="true" stretchy="false">)</mo>
      </mrow>
    </mrow>
    <annotation encoding="StarMath 5.0">cos (widehat "CAB")=cos (widehat "ACB")</annotation>
  </semantics>
</math>
</file>

<file path=Object 48/content.xml><?xml version="1.0" encoding="utf-8"?>
<math xmlns="http://www.w3.org/1998/Math/MathML" display="block">
  <semantics>
    <mrow>
      <mrow>
        <mover accent="true">
          <mtext>CAB</mtext>
          <mo stretchy="true">^</mo>
        </mover>
        <mo stretchy="false">=</mo>
        <mn>71</mn>
      </mrow>
      <mi>°</mi>
    </mrow>
    <annotation encoding="StarMath 5.0"> widehat {"CAB"}={71}°</annotation>
  </semantics>
</math>
</file>

<file path=Object 49/content.xml><?xml version="1.0" encoding="utf-8"?>
<math xmlns="http://www.w3.org/1998/Math/MathML" display="block">
  <semantics>
    <mrow>
      <mi>tan</mi>
      <mrow>
        <mrow>
          <mo fence="true" stretchy="false">(</mo>
          <mrow>
            <mover accent="true">
              <mtext>ABH</mtext>
              <mo stretchy="true">^</mo>
            </mover>
          </mrow>
          <mo fence="true" stretchy="false">)</mo>
        </mrow>
        <mo stretchy="false">=</mo>
        <mfrac>
          <mtext>BH</mtext>
          <mtext>AH</mtext>
        </mfrac>
      </mrow>
    </mrow>
    <annotation encoding="StarMath 5.0">tan (widehat "ABH")={"BH"}over{"AH"}</annotation>
  </semantics>
</math>
</file>

<file path=Object 5/content.xml><?xml version="1.0" encoding="utf-8"?>
<math xmlns="http://www.w3.org/1998/Math/MathML" display="block">
  <semantics>
    <mrow>
      <mfrac>
        <mtext>CA</mtext>
        <mtext>CD</mtext>
      </mfrac>
      <mo stretchy="false">=</mo>
      <mfrac>
        <mtext>CE</mtext>
        <mtext>CB</mtext>
      </mfrac>
      <mo stretchy="false">=</mo>
      <mfrac>
        <mtext>AB</mtext>
        <mtext>ED</mtext>
      </mfrac>
    </mrow>
    <annotation encoding="StarMath 5.0">alignc {"CA"}over{"CD"} = {"CE"}over{"CB"} = {"AB"}over{"ED"}</annotation>
  </semantics>
</math>
</file>

<file path=Object 50/content.xml><?xml version="1.0" encoding="utf-8"?>
<math xmlns="http://www.w3.org/1998/Math/MathML" display="block">
  <semantics>
    <mrow>
      <mi>tan</mi>
      <mrow>
        <mrow>
          <mo fence="true" stretchy="false">(</mo>
          <mrow>
            <mover accent="true">
              <mtext>ABH</mtext>
              <mo stretchy="true">^</mo>
            </mover>
          </mrow>
          <mo fence="true" stretchy="false">)</mo>
        </mrow>
        <mo stretchy="false">=</mo>
        <mfrac>
          <mtext>AH</mtext>
          <mtext>BH</mtext>
        </mfrac>
      </mrow>
    </mrow>
    <annotation encoding="StarMath 5.0">tan (widehat "ABH")={"AH"}over{"BH"}</annotation>
  </semantics>
</math>
</file>

<file path=Object 51/content.xml><?xml version="1.0" encoding="utf-8"?>
<math xmlns="http://www.w3.org/1998/Math/MathML" display="block">
  <semantics>
    <mrow>
      <mi>tan</mi>
      <mrow>
        <mrow>
          <mo fence="true" stretchy="false">(</mo>
          <mrow>
            <mover accent="true">
              <mtext>ABH</mtext>
              <mo stretchy="true">^</mo>
            </mover>
          </mrow>
          <mo fence="true" stretchy="false">)</mo>
        </mrow>
        <mo stretchy="false">=</mo>
        <mfrac>
          <mtext>AB</mtext>
          <mtext>BC</mtext>
        </mfrac>
      </mrow>
    </mrow>
    <annotation encoding="StarMath 5.0">tan (widehat "ABH")={"AB"}over{"BC"}</annotation>
  </semantics>
</math>
</file>

<file path=Object 52/content.xml><?xml version="1.0" encoding="utf-8"?>
<math xmlns="http://www.w3.org/1998/Math/MathML" display="block">
  <semantics>
    <mrow>
      <mi>tan</mi>
      <mrow>
        <mrow>
          <mo fence="true" stretchy="false">(</mo>
          <mrow>
            <mover accent="true">
              <mtext>ABH</mtext>
              <mo stretchy="true">^</mo>
            </mover>
          </mrow>
          <mo fence="true" stretchy="false">)</mo>
        </mrow>
        <mo stretchy="false">⩽</mo>
        <mn>1</mn>
      </mrow>
    </mrow>
    <annotation encoding="StarMath 5.0">tan (widehat "ABH") leslant 1</annotation>
  </semantics>
</math>
</file>

<file path=Object 53/content.xml><?xml version="1.0" encoding="utf-8"?>
<math xmlns="http://www.w3.org/1998/Math/MathML" display="block">
  <semantics>
    <mrow>
      <mrow>
        <mover accent="true">
          <mtext>BCA</mtext>
          <mo stretchy="true">^</mo>
        </mover>
        <mo stretchy="false">=</mo>
        <mn>30</mn>
      </mrow>
      <mi>°</mi>
    </mrow>
    <annotation encoding="StarMath 5.0"> widehat {"BCA"} = {30}°</annotation>
  </semantics>
</math>
</file>

<file path=Object 54/content.xml><?xml version="1.0" encoding="utf-8"?>
<math xmlns="http://www.w3.org/1998/Math/MathML" display="block">
  <semantics>
    <mrow>
      <mrow>
        <mover accent="true">
          <mtext>BAC</mtext>
          <mo stretchy="true">^</mo>
        </mover>
        <mo stretchy="false">=</mo>
        <mn>36</mn>
      </mrow>
      <mi>°</mi>
    </mrow>
    <annotation encoding="StarMath 5.0"> widehat {"BAC"}={36}°</annotation>
  </semantics>
</math>
</file>

<file path=Object 55/content.xml><?xml version="1.0" encoding="utf-8"?>
<math xmlns="http://www.w3.org/1998/Math/MathML" display="block">
  <semantics>
    <mrow>
      <mtext>AC</mtext>
      <mo stretchy="false">=</mo>
      <mfrac>
        <mn>6</mn>
        <mrow>
          <mi>cos</mi>
          <mn>36</mn>
          <mi>°</mi>
        </mrow>
      </mfrac>
    </mrow>
    <annotation encoding="StarMath 5.0">alignc "AC" = {6}over{ cos {36}° } </annotation>
  </semantics>
</math>
</file>

<file path=Object 56/content.xml><?xml version="1.0" encoding="utf-8"?>
<math xmlns="http://www.w3.org/1998/Math/MathML" display="block">
  <semantics>
    <mrow>
      <mtext>AC</mtext>
      <mo stretchy="false">=</mo>
      <mfrac>
        <mn>6</mn>
        <mrow>
          <mi>sin</mi>
          <mn>36</mn>
          <mi>°</mi>
        </mrow>
      </mfrac>
    </mrow>
    <annotation encoding="StarMath 5.0">alignc "AC" = {6}over{ sin {36}° } </annotation>
  </semantics>
</math>
</file>

<file path=Object 6/content.xml><?xml version="1.0" encoding="utf-8"?>
<math xmlns="http://www.w3.org/1998/Math/MathML" display="block">
  <semantics>
    <mrow>
      <mfrac>
        <mtext>ED</mtext>
        <mtext>AB</mtext>
      </mfrac>
      <mo stretchy="false">=</mo>
      <mfrac>
        <mtext>CD</mtext>
        <mtext>CA</mtext>
      </mfrac>
      <mo stretchy="false">=</mo>
      <mfrac>
        <mtext>CE</mtext>
        <mtext>CB</mtext>
      </mfrac>
    </mrow>
    <annotation encoding="StarMath 5.0">alignc {"ED"}over{"AB"} = {"CD"}over{"CA"} = {"CE"}over{"CB"}</annotation>
  </semantics>
</math>
</file>

<file path=Object 7/content.xml><?xml version="1.0" encoding="utf-8"?>
<math xmlns="http://www.w3.org/1998/Math/MathML" display="block">
  <semantics>
    <mrow>
      <mfrac>
        <mtext>BC</mtext>
        <mtext>BE</mtext>
      </mfrac>
      <mo stretchy="false">=</mo>
      <mfrac>
        <mtext>AC</mtext>
        <mtext>AD</mtext>
      </mfrac>
      <mo stretchy="false">=</mo>
      <mfrac>
        <mtext>AB</mtext>
        <mtext>ED</mtext>
      </mfrac>
    </mrow>
    <annotation encoding="StarMath 5.0">alignc {"BC"}over{"BE"} = {"AC"}over{"AD"} = {"AB"}over{"ED"}</annotation>
  </semantics>
</math>
</file>

<file path=Object 8/content.xml><?xml version="1.0" encoding="utf-8"?>
<math xmlns="http://www.w3.org/1998/Math/MathML" display="block">
  <semantics>
    <mrow>
      <mfrac>
        <mtext>CA</mtext>
        <mtext>CD</mtext>
      </mfrac>
      <mo stretchy="false">=</mo>
      <mfrac>
        <mtext>CB</mtext>
        <mtext>CE</mtext>
      </mfrac>
      <mo stretchy="false">=</mo>
      <mfrac>
        <mtext>AB</mtext>
        <mtext>ED</mtext>
      </mfrac>
    </mrow>
    <annotation encoding="StarMath 5.0">alignc {"CA"}over{"CD"} = {"CB"}over{"CE"} = {"AB"}over{"ED"}</annotation>
  </semantics>
</math>
</file>

<file path=Object 9/content.xml><?xml version="1.0" encoding="utf-8"?>
<math xmlns="http://www.w3.org/1998/Math/MathML" display="block">
  <semantics>
    <mrow>
      <mfrac>
        <mtext>AD</mtext>
        <mtext>DB</mtext>
      </mfrac>
      <mo stretchy="false">=</mo>
      <mfrac>
        <mtext>AE</mtext>
        <mtext>EC</mtext>
      </mfrac>
    </mrow>
    <annotation encoding="StarMath 5.0">alignc {"AD"}over{"DB"}={"AE"}over{"EC"}</annotation>
  </semantics>
</math>
</file>